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265cm"/>
    </style:style>
    <style:style style:name="co7" style:family="table-column">
      <style:table-column-properties fo:break-before="auto" style:column-width="14.714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455cm"/>
    </style:style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9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0.882cm"/>
    </style:style>
    <style:style style:name="co12" style:family="table-column">
      <style:table-column-properties fo:break-before="auto" style:column-width="6.731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1.072cm"/>
    </style:style>
    <style:style style:name="co15" style:family="table-column">
      <style:table-column-properties fo:break-before="auto" style:column-width="2.03cm"/>
    </style:style>
    <style:style style:name="co18" style:family="table-column">
      <style:table-column-properties fo:break-before="auto" style:column-width="1.2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0c0c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 table:style-name="ce2" office:value-type="string">
            <text:p>Light</text:p>
          </table:table-cell>
          <table:table-cell table:style-name="ce5" table:number-columns-repeated="2"/>
          <table:table-cell table:style-name="ce2" office:value-type="string">
            <text:p>Speed_improvement</text:p>
          </table:table-cell>
        </table:table-row>
        <table:table-row table:style-name="ro1">
          <table:table-cell table:style-name="ce3" table:formula="of:=[Light.A1]" office:value-type="string" office:string-value="TestProjectRampal_Endversion2">
            <text:p>TestProjectRampal_Endversion2</text:p>
          </table:table-cell>
          <table:table-cell table:style-name="ce3" table:formula="of:=[Light.D1]" office:value-type="string" office:string-value="((2,2),2)">
            <text:p>((2,2),2)</text:p>
          </table:table-cell>
          <table:table-cell table:style-name="ce3" table:formula="of:=[Light.C1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2]" office:value-type="string" office:string-value="TestTwoDigitNewickRelease">
            <text:p>TestTwoDigitNewickRelease</text:p>
          </table:table-cell>
          <table:table-cell table:style-name="ce3" table:formula="of:=[Light.D2]" office:value-type="string" office:string-value="((2,2),2)">
            <text:p>((2,2),2)</text:p>
          </table:table-cell>
          <table:table-cell table:style-name="ce3" table:formula="of:=[Light.C2]" office:value-type="float" office:value="0">
            <text:p>0</text:p>
          </table:table-cell>
          <table:table-cell table:formula="of:=IF([.C3]&lt;&gt;0;[.C2]/[.C3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3]" office:value-type="string" office:string-value="TestProjectRampal_Endversion2">
            <text:p>TestProjectRampal_Endversion2</text:p>
          </table:table-cell>
          <table:table-cell table:style-name="ce3" table:formula="of:=[Light.D3]" office:value-type="string" office:string-value="(((2,2),2),2)">
            <text:p>(((2,2),2),2)</text:p>
          </table:table-cell>
          <table:table-cell table:style-name="ce3" table:formula="of:=[Light.C3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4]" office:value-type="string" office:string-value="TestTwoDigitNewickRelease">
            <text:p>TestTwoDigitNewickRelease</text:p>
          </table:table-cell>
          <table:table-cell table:style-name="ce3" table:formula="of:=[Light.D4]" office:value-type="string" office:string-value="(((2,2),2),2)">
            <text:p>(((2,2),2),2)</text:p>
          </table:table-cell>
          <table:table-cell table:style-name="ce3" table:formula="of:=[Light.C4]" office:value-type="float" office:value="0">
            <text:p>0</text:p>
          </table:table-cell>
          <table:table-cell table:formula="of:=IF([.C5]&lt;&gt;0;[.C4]/[.C5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5]" office:value-type="string" office:string-value="TestProjectRampal_Endversion2">
            <text:p>TestProjectRampal_Endversion2</text:p>
          </table:table-cell>
          <table:table-cell table:style-name="ce3" table:formula="of:=[Light.D5]" office:value-type="string" office:string-value="((((2,2),2),2),2)">
            <text:p>((((2,2),2),2),2)</text:p>
          </table:table-cell>
          <table:table-cell table:style-name="ce3" table:formula="of:=[Light.C5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6]" office:value-type="string" office:string-value="TestTwoDigitNewickRelease">
            <text:p>TestTwoDigitNewickRelease</text:p>
          </table:table-cell>
          <table:table-cell table:style-name="ce3" table:formula="of:=[Light.D6]" office:value-type="string" office:string-value="((((2,2),2),2),2)">
            <text:p>((((2,2),2),2),2)</text:p>
          </table:table-cell>
          <table:table-cell table:style-name="ce3" table:formula="of:=[Light.C6]" office:value-type="float" office:value="0">
            <text:p>0</text:p>
          </table:table-cell>
          <table:table-cell table:formula="of:=IF([.C7]&lt;&gt;0;[.C6]/[.C7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7]" office:value-type="string" office:string-value="TestProjectRampal_Endversion2">
            <text:p>TestProjectRampal_Endversion2</text:p>
          </table:table-cell>
          <table:table-cell table:style-name="ce3" table:formula="of:=[Light.D7]" office:value-type="string" office:string-value="(((((2,2),2),2),2),2)">
            <text:p>(((((2,2),2),2),2),2)</text:p>
          </table:table-cell>
          <table:table-cell table:style-name="ce3" table:formula="of:=[Light.C7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8]" office:value-type="string" office:string-value="TestTwoDigitNewickRelease">
            <text:p>TestTwoDigitNewickRelease</text:p>
          </table:table-cell>
          <table:table-cell table:style-name="ce3" table:formula="of:=[Light.D8]" office:value-type="string" office:string-value="(((((2,2),2),2),2),2)">
            <text:p>(((((2,2),2),2),2),2)</text:p>
          </table:table-cell>
          <table:table-cell table:style-name="ce3" table:formula="of:=[Light.C8]" office:value-type="float" office:value="0">
            <text:p>0</text:p>
          </table:table-cell>
          <table:table-cell table:formula="of:=IF([.C9]&lt;&gt;0;[.C8]/[.C9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9]" office:value-type="string" office:string-value="TestProjectRampal_Endversion2">
            <text:p>TestProjectRampal_Endversion2</text:p>
          </table:table-cell>
          <table:table-cell table:style-name="ce3" table:formula="of:=[Light.D9]" office:value-type="string" office:string-value="((((((2,2),2),2),2),2),2)">
            <text:p>((((((2,2),2),2),2),2),2)</text:p>
          </table:table-cell>
          <table:table-cell table:style-name="ce3" table:formula="of:=[Light.C9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10]" office:value-type="string" office:string-value="TestTwoDigitNewickRelease">
            <text:p>TestTwoDigitNewickRelease</text:p>
          </table:table-cell>
          <table:table-cell table:style-name="ce3" table:formula="of:=[Light.D10]" office:value-type="string" office:string-value="((((((2,2),2),2),2),2),2)">
            <text:p>((((((2,2),2),2),2),2),2)</text:p>
          </table:table-cell>
          <table:table-cell table:style-name="ce3" table:formula="of:=[Light.C10]" office:value-type="float" office:value="0">
            <text:p>0</text:p>
          </table:table-cell>
          <table:table-cell table:formula="of:=IF([.C11]&lt;&gt;0;[.C10]/[.C11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11]" office:value-type="string" office:string-value="TestProjectRampal_Endversion2">
            <text:p>TestProjectRampal_Endversion2</text:p>
          </table:table-cell>
          <table:table-cell table:style-name="ce3" table:formula="of:=[Light.D11]" office:value-type="string" office:string-value="(((((((2,2),2),2),2),2),2),2)">
            <text:p>(((((((2,2),2),2),2),2),2),2)</text:p>
          </table:table-cell>
          <table:table-cell table:style-name="ce3" table:formula="of:=[Light.C11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12]" office:value-type="string" office:string-value="TestTwoDigitNewickRelease">
            <text:p>TestTwoDigitNewickRelease</text:p>
          </table:table-cell>
          <table:table-cell table:style-name="ce3" table:formula="of:=[Light.D12]" office:value-type="string" office:string-value="(((((((2,2),2),2),2),2),2),2)">
            <text:p>(((((((2,2),2),2),2),2),2),2)</text:p>
          </table:table-cell>
          <table:table-cell table:style-name="ce3" table:formula="of:=[Light.C12]" office:value-type="float" office:value="0">
            <text:p>0</text:p>
          </table:table-cell>
          <table:table-cell table:formula="of:=IF([.C13]&lt;&gt;0;[.C12]/[.C13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13]" office:value-type="string" office:string-value="TestProjectRampal_Endversion2">
            <text:p>TestProjectRampal_Endversion2</text:p>
          </table:table-cell>
          <table:table-cell table:style-name="ce3" table:formula="of:=[Light.D13]" office:value-type="string" office:string-value="((((((((2,2),2),2),2),2),2),2),2)">
            <text:p>((((((((2,2),2),2),2),2),2),2),2)</text:p>
          </table:table-cell>
          <table:table-cell table:style-name="ce3" table:formula="of:=[Light.C13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14]" office:value-type="string" office:string-value="TestTwoDigitNewickRelease">
            <text:p>TestTwoDigitNewickRelease</text:p>
          </table:table-cell>
          <table:table-cell table:style-name="ce3" table:formula="of:=[Light.D14]" office:value-type="string" office:string-value="((((((((2,2),2),2),2),2),2),2),2)">
            <text:p>((((((((2,2),2),2),2),2),2),2),2)</text:p>
          </table:table-cell>
          <table:table-cell table:style-name="ce3" table:formula="of:=[Light.C14]" office:value-type="float" office:value="0">
            <text:p>0</text:p>
          </table:table-cell>
          <table:table-cell table:formula="of:=IF([.C15]&lt;&gt;0;[.C14]/[.C15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15]" office:value-type="string" office:string-value="TestProjectRampal_Endversion2">
            <text:p>TestProjectRampal_Endversion2</text:p>
          </table:table-cell>
          <table:table-cell table:style-name="ce3" table:formula="of:=[Light.D15]" office:value-type="string" office:string-value="(((((((((2,2),2),2),2),2),2),2),2),2)">
            <text:p>(((((((((2,2),2),2),2),2),2),2),2),2)</text:p>
          </table:table-cell>
          <table:table-cell table:style-name="ce3" table:formula="of:=[Light.C15]"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16]" office:value-type="string" office:string-value="TestTwoDigitNewickRelease">
            <text:p>TestTwoDigitNewickRelease</text:p>
          </table:table-cell>
          <table:table-cell table:style-name="ce3" table:formula="of:=[Light.D16]" office:value-type="string" office:string-value="(((((((((2,2),2),2),2),2),2),2),2),2)">
            <text:p>(((((((((2,2),2),2),2),2),2),2),2),2)</text:p>
          </table:table-cell>
          <table:table-cell table:style-name="ce3" table:formula="of:=[Light.C16]" office:value-type="float" office:value="0">
            <text:p>0</text:p>
          </table:table-cell>
          <table:table-cell table:formula="of:=IF([.C17]&lt;&gt;0;[.C16]/[.C17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17]" office:value-type="string" office:string-value="TestProjectRampal_Endversion2">
            <text:p>TestProjectRampal_Endversion2</text:p>
          </table:table-cell>
          <table:table-cell table:style-name="ce3" table:formula="of:=[Light.D17]" office:value-type="string" office:string-value="((((((((((2,2),2),2),2),2),2),2),2),2),2)">
            <text:p>((((((((((2,2),2),2),2),2),2),2),2),2),2)</text:p>
          </table:table-cell>
          <table:table-cell table:style-name="ce3" table:formula="of:=[Light.C17]"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18]" office:value-type="string" office:string-value="TestTwoDigitNewickRelease">
            <text:p>TestTwoDigitNewickRelease</text:p>
          </table:table-cell>
          <table:table-cell table:style-name="ce3" table:formula="of:=[Light.D18]" office:value-type="string" office:string-value="((((((((((2,2),2),2),2),2),2),2),2),2),2)">
            <text:p>((((((((((2,2),2),2),2),2),2),2),2),2),2)</text:p>
          </table:table-cell>
          <table:table-cell table:style-name="ce3" table:formula="of:=[Light.C18]" office:value-type="float" office:value="0">
            <text:p>0</text:p>
          </table:table-cell>
          <table:table-cell table:formula="of:=IF([.C19]&lt;&gt;0;[.C18]/[.C19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19]" office:value-type="string" office:string-value="TestProjectRampal_Endversion2">
            <text:p>TestProjectRampal_Endversion2</text:p>
          </table:table-cell>
          <table:table-cell table:style-name="ce3" table:formula="of:=[Light.D19]" office:value-type="string" office:string-value="(((((((((((2,2),2),2),2),2),2),2),2),2),2),2)">
            <text:p>(((((((((((2,2),2),2),2),2),2),2),2),2),2),2)</text:p>
          </table:table-cell>
          <table:table-cell table:style-name="ce3" table:formula="of:=[Light.C19]"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20]" office:value-type="string" office:string-value="TestTwoDigitNewickRelease">
            <text:p>TestTwoDigitNewickRelease</text:p>
          </table:table-cell>
          <table:table-cell table:style-name="ce3" table:formula="of:=[Light.D20]" office:value-type="string" office:string-value="(((((((((((2,2),2),2),2),2),2),2),2),2),2),2)">
            <text:p>(((((((((((2,2),2),2),2),2),2),2),2),2),2),2)</text:p>
          </table:table-cell>
          <table:table-cell table:style-name="ce3" table:formula="of:=[Light.C20]" office:value-type="float" office:value="0">
            <text:p>0</text:p>
          </table:table-cell>
          <table:table-cell table:formula="of:=IF([.C21]&lt;&gt;0;[.C20]/[.C21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21]" office:value-type="string" office:string-value="TestProjectRampal_Endversion2">
            <text:p>TestProjectRampal_Endversion2</text:p>
          </table:table-cell>
          <table:table-cell table:style-name="ce3" table:formula="of:=[Light.D21]" office:value-type="string" office:string-value="((((((((((((2,2),2),2),2),2),2),2),2),2),2),2),2)">
            <text:p>((((((((((((2,2),2),2),2),2),2),2),2),2),2),2),2)</text:p>
          </table:table-cell>
          <table:table-cell table:style-name="ce3" table:formula="of:=[Light.C21]" office:value-type="float" office:value="5">
            <text:p>5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22]" office:value-type="string" office:string-value="TestTwoDigitNewickRelease">
            <text:p>TestTwoDigitNewickRelease</text:p>
          </table:table-cell>
          <table:table-cell table:style-name="ce3" table:formula="of:=[Light.D22]" office:value-type="string" office:string-value="((((((((((((2,2),2),2),2),2),2),2),2),2),2),2),2)">
            <text:p>((((((((((((2,2),2),2),2),2),2),2),2),2),2),2),2)</text:p>
          </table:table-cell>
          <table:table-cell table:style-name="ce3" table:formula="of:=[Light.C22]" office:value-type="float" office:value="0">
            <text:p>0</text:p>
          </table:table-cell>
          <table:table-cell table:formula="of:=IF([.C23]&lt;&gt;0;[.C22]/[.C23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23]" office:value-type="string" office:string-value="TestProjectRampal_Endversion2">
            <text:p>TestProjectRampal_Endversion2</text:p>
          </table:table-cell>
          <table:table-cell table:style-name="ce3" table:formula="of:=[Light.D23]" office:value-type="string" office:string-value="(((((((((((((2,2),2),2),2),2),2),2),2),2),2),2),2),2)">
            <text:p>(((((((((((((2,2),2),2),2),2),2),2),2),2),2),2),2),2)</text:p>
          </table:table-cell>
          <table:table-cell table:style-name="ce3" table:formula="of:=[Light.C23]" office:value-type="float" office:value="12">
            <text:p>12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24]" office:value-type="string" office:string-value="TestTwoDigitNewickRelease">
            <text:p>TestTwoDigitNewickRelease</text:p>
          </table:table-cell>
          <table:table-cell table:style-name="ce3" table:formula="of:=[Light.D24]" office:value-type="string" office:string-value="(((((((((((((2,2),2),2),2),2),2),2),2),2),2),2),2),2)">
            <text:p>(((((((((((((2,2),2),2),2),2),2),2),2),2),2),2),2),2)</text:p>
          </table:table-cell>
          <table:table-cell table:style-name="ce3" table:formula="of:=[Light.C24]" office:value-type="float" office:value="0">
            <text:p>0</text:p>
          </table:table-cell>
          <table:table-cell table:formula="of:=IF([.C25]&lt;&gt;0;[.C24]/[.C25];&quot;-&quot;)" office:value-type="string" office:string-value="-">
            <text:p>-</text:p>
          </table:table-cell>
        </table:table-row>
        <table:table-row table:style-name="ro1">
          <table:table-cell table:style-name="ce3" table:formula="of:=[Light.A25]" office:value-type="string" office:string-value="TestProjectRampal_Endversion2">
            <text:p>TestProjectRampal_Endversion2</text:p>
          </table:table-cell>
          <table:table-cell table:style-name="ce3" table:formula="of:=[Light.D25]" office:value-type="string" office:string-value="((((((((((((((2,2),2),2),2),2),2),2),2),2),2),2),2),2),2)">
            <text:p>((((((((((((((2,2),2),2),2),2),2),2),2),2),2),2),2),2),2)</text:p>
          </table:table-cell>
          <table:table-cell table:style-name="ce3" table:formula="of:=[Light.C25]" office:value-type="float" office:value="29">
            <text:p>29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26]" office:value-type="string" office:string-value="TestTwoDigitNewickRelease">
            <text:p>TestTwoDigitNewickRelease</text:p>
          </table:table-cell>
          <table:table-cell table:style-name="ce3" table:formula="of:=[Light.D26]" office:value-type="string" office:string-value="((((((((((((((2,2),2),2),2),2),2),2),2),2),2),2),2),2),2)">
            <text:p>((((((((((((((2,2),2),2),2),2),2),2),2),2),2),2),2),2),2)</text:p>
          </table:table-cell>
          <table:table-cell table:style-name="ce3" table:formula="of:=[Light.C26]" office:value-type="float" office:value="1">
            <text:p>1</text:p>
          </table:table-cell>
          <table:table-cell table:formula="of:=IF([.C27]&lt;&gt;0;[.C26]/[.C27];&quot;-&quot;)" office:value-type="float" office:value="29">
            <text:p>29</text:p>
          </table:table-cell>
        </table:table-row>
        <table:table-row table:style-name="ro1">
          <table:table-cell table:style-name="ce3" table:formula="of:=[Light.A27]" office:value-type="string" office:string-value="TestProjectRampal_Endversion2">
            <text:p>TestProjectRampal_Endversion2</text:p>
          </table:table-cell>
          <table:table-cell table:style-name="ce3" table:formula="of:=[Light.D27]" office:value-type="string" office:string-value="(((((((((((((((2,2),2),2),2),2),2),2),2),2),2),2),2),2),2),2)">
            <text:p>(((((((((((((((2,2),2),2),2),2),2),2),2),2),2),2),2),2),2),2)</text:p>
          </table:table-cell>
          <table:table-cell table:style-name="ce3" table:formula="of:=[Light.C27]" office:value-type="float" office:value="68">
            <text:p>68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3" table:formula="of:=[Light.A28]" office:value-type="string" office:string-value="TestTwoDigitNewickRelease">
            <text:p>TestTwoDigitNewickRelease</text:p>
          </table:table-cell>
          <table:table-cell table:style-name="ce3" table:formula="of:=[Light.D28]" office:value-type="string" office:string-value="(((((((((((((((2,2),2),2),2),2),2),2),2),2),2),2),2),2),2),2)">
            <text:p>(((((((((((((((2,2),2),2),2),2),2),2),2),2),2),2),2),2),2),2)</text:p>
          </table:table-cell>
          <table:table-cell table:style-name="ce3" table:formula="of:=[Light.C28]" office:value-type="float" office:value="1">
            <text:p>1</text:p>
          </table:table-cell>
          <table:table-cell table:formula="of:=IF([.C29]&lt;&gt;0;[.C28]/[.C29];&quot;-&quot;)" office:value-type="float" office:value="68">
            <text:p>68</text:p>
          </table:table-cell>
        </table:table-row>
        <table:table-row table:style-name="ro1">
          <table:table-cell table:style-name="ce4" office:value-type="string">
            <text:p>Average_speed_improvement</text:p>
          </table:table-cell>
          <table:table-cell table:style-name="ce3" table:number-columns-repeated="2"/>
          <table:table-cell table:style-name="ce7" table:formula="of:=AVERAGE([.D2:.D29])" office:value-type="float" office:value="48.5">
            <text:p>48,5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table:style-name="ce2" office:value-type="string">
            <text:p>Medium</text:p>
          </table:table-cell>
          <table:table-cell table:style-name="ce5" table:number-columns-repeated="2"/>
          <table:table-cell table:style-name="ce2" office:value-type="string">
            <text:p>Speed_improvement</text:p>
          </table:table-cell>
        </table:table-row>
        <table:table-row table:style-name="ro1">
          <table:table-cell table:formula="of:=[Medium.A1]" office:value-type="string" office:string-value="TestProjectRampal_Endversion2">
            <text:p>TestProjectRampal_Endversion2</text:p>
          </table:table-cell>
          <table:table-cell table:formula="of:=[Medium.D1]" office:value-type="string" office:string-value="((3,3),3)">
            <text:p>((3,3),3)</text:p>
          </table:table-cell>
          <table:table-cell table:formula="of:=[Medium.C1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Medium.A2]" office:value-type="string" office:string-value="TestTwoDigitNewickRelease">
            <text:p>TestTwoDigitNewickRelease</text:p>
          </table:table-cell>
          <table:table-cell table:formula="of:=[Medium.D2]" office:value-type="string" office:string-value="((3,3),3)">
            <text:p>((3,3),3)</text:p>
          </table:table-cell>
          <table:table-cell table:formula="of:=[Medium.C2]" office:value-type="float" office:value="0">
            <text:p>0</text:p>
          </table:table-cell>
          <table:table-cell table:formula="of:=IF([.C34]&lt;&gt;0;[.C33]/[.C34];&quot;-&quot;)" office:value-type="string" office:string-value="-">
            <text:p>-</text:p>
          </table:table-cell>
        </table:table-row>
        <table:table-row table:style-name="ro1">
          <table:table-cell table:formula="of:=[Medium.A3]" office:value-type="string" office:string-value="TestProjectRampal_Endversion2">
            <text:p>TestProjectRampal_Endversion2</text:p>
          </table:table-cell>
          <table:table-cell table:formula="of:=[Medium.D3]" office:value-type="string" office:string-value="(((3,3),3),3)">
            <text:p>(((3,3),3),3)</text:p>
          </table:table-cell>
          <table:table-cell table:formula="of:=[Medium.C3]"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Medium.A4]" office:value-type="string" office:string-value="TestTwoDigitNewickRelease">
            <text:p>TestTwoDigitNewickRelease</text:p>
          </table:table-cell>
          <table:table-cell table:formula="of:=[Medium.D4]" office:value-type="string" office:string-value="(((3,3),3),3)">
            <text:p>(((3,3),3),3)</text:p>
          </table:table-cell>
          <table:table-cell table:formula="of:=[Medium.C4]" office:value-type="float" office:value="0">
            <text:p>0</text:p>
          </table:table-cell>
          <table:table-cell table:formula="of:=IF([.C36]&lt;&gt;0;[.C35]/[.C36];&quot;-&quot;)" office:value-type="string" office:string-value="-">
            <text:p>-</text:p>
          </table:table-cell>
        </table:table-row>
        <table:table-row table:style-name="ro1">
          <table:table-cell table:formula="of:=[Medium.A5]" office:value-type="string" office:string-value="TestProjectRampal_Endversion2">
            <text:p>TestProjectRampal_Endversion2</text:p>
          </table:table-cell>
          <table:table-cell table:formula="of:=[Medium.D5]" office:value-type="string" office:string-value="((((3,3),3),3),3)">
            <text:p>((((3,3),3),3),3)</text:p>
          </table:table-cell>
          <table:table-cell table:formula="of:=[Medium.C5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Medium.A6]" office:value-type="string" office:string-value="TestTwoDigitNewickRelease">
            <text:p>TestTwoDigitNewickRelease</text:p>
          </table:table-cell>
          <table:table-cell table:formula="of:=[Medium.D6]" office:value-type="string" office:string-value="((((3,3),3),3),3)">
            <text:p>((((3,3),3),3),3)</text:p>
          </table:table-cell>
          <table:table-cell table:formula="of:=[Medium.C6]" office:value-type="float" office:value="0">
            <text:p>0</text:p>
          </table:table-cell>
          <table:table-cell table:formula="of:=IF([.C38]&lt;&gt;0;[.C37]/[.C38];&quot;-&quot;)" office:value-type="string" office:string-value="-">
            <text:p>-</text:p>
          </table:table-cell>
        </table:table-row>
        <table:table-row table:style-name="ro1">
          <table:table-cell table:formula="of:=[Medium.A7]" office:value-type="string" office:string-value="TestProjectRampal_Endversion2">
            <text:p>TestProjectRampal_Endversion2</text:p>
          </table:table-cell>
          <table:table-cell table:formula="of:=[Medium.D7]" office:value-type="string" office:string-value="(((((3,3),3),3),3),3)">
            <text:p>(((((3,3),3),3),3),3)</text:p>
          </table:table-cell>
          <table:table-cell table:formula="of:=[Medium.C7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Medium.A8]" office:value-type="string" office:string-value="TestTwoDigitNewickRelease">
            <text:p>TestTwoDigitNewickRelease</text:p>
          </table:table-cell>
          <table:table-cell table:formula="of:=[Medium.D8]" office:value-type="string" office:string-value="(((((3,3),3),3),3),3)">
            <text:p>(((((3,3),3),3),3),3)</text:p>
          </table:table-cell>
          <table:table-cell table:formula="of:=[Medium.C8]" office:value-type="float" office:value="0">
            <text:p>0</text:p>
          </table:table-cell>
          <table:table-cell table:formula="of:=IF([.C40]&lt;&gt;0;[.C39]/[.C40];&quot;-&quot;)" office:value-type="string" office:string-value="-">
            <text:p>-</text:p>
          </table:table-cell>
        </table:table-row>
        <table:table-row table:style-name="ro1">
          <table:table-cell table:formula="of:=[Medium.A9]" office:value-type="string" office:string-value="TestProjectRampal_Endversion2">
            <text:p>TestProjectRampal_Endversion2</text:p>
          </table:table-cell>
          <table:table-cell table:formula="of:=[Medium.D9]" office:value-type="string" office:string-value="((((((3,3),3),3),3),3),3)">
            <text:p>((((((3,3),3),3),3),3),3)</text:p>
          </table:table-cell>
          <table:table-cell table:formula="of:=[Medium.C9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Medium.A10]" office:value-type="string" office:string-value="TestTwoDigitNewickRelease">
            <text:p>TestTwoDigitNewickRelease</text:p>
          </table:table-cell>
          <table:table-cell table:formula="of:=[Medium.D10]" office:value-type="string" office:string-value="((((((3,3),3),3),3),3),3)">
            <text:p>((((((3,3),3),3),3),3),3)</text:p>
          </table:table-cell>
          <table:table-cell table:formula="of:=[Medium.C10]" office:value-type="float" office:value="0">
            <text:p>0</text:p>
          </table:table-cell>
          <table:table-cell table:formula="of:=IF([.C42]&lt;&gt;0;[.C41]/[.C42];&quot;-&quot;)" office:value-type="string" office:string-value="-">
            <text:p>-</text:p>
          </table:table-cell>
        </table:table-row>
        <table:table-row table:style-name="ro1">
          <table:table-cell table:formula="of:=[Medium.A11]" office:value-type="string" office:string-value="TestProjectRampal_Endversion2">
            <text:p>TestProjectRampal_Endversion2</text:p>
          </table:table-cell>
          <table:table-cell table:formula="of:=[Medium.D11]" office:value-type="string" office:string-value="(((((((3,3),3),3),3),3),3),3)">
            <text:p>(((((((3,3),3),3),3),3),3),3)</text:p>
          </table:table-cell>
          <table:table-cell table:formula="of:=[Medium.C11]"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Medium.A12]" office:value-type="string" office:string-value="TestTwoDigitNewickRelease">
            <text:p>TestTwoDigitNewickRelease</text:p>
          </table:table-cell>
          <table:table-cell table:formula="of:=[Medium.D12]" office:value-type="string" office:string-value="(((((((3,3),3),3),3),3),3),3)">
            <text:p>(((((((3,3),3),3),3),3),3),3)</text:p>
          </table:table-cell>
          <table:table-cell table:formula="of:=[Medium.C12]" office:value-type="float" office:value="0">
            <text:p>0</text:p>
          </table:table-cell>
          <table:table-cell table:formula="of:=IF([.C44]&lt;&gt;0;[.C43]/[.C44];&quot;-&quot;)" office:value-type="string" office:string-value="-">
            <text:p>-</text:p>
          </table:table-cell>
        </table:table-row>
        <table:table-row table:style-name="ro1">
          <table:table-cell table:formula="of:=[Medium.A13]" office:value-type="string" office:string-value="TestProjectRampal_Endversion2">
            <text:p>TestProjectRampal_Endversion2</text:p>
          </table:table-cell>
          <table:table-cell table:formula="of:=[Medium.D13]" office:value-type="string" office:string-value="((((((((3,3),3),3),3),3),3),3),3)">
            <text:p>((((((((3,3),3),3),3),3),3),3),3)</text:p>
          </table:table-cell>
          <table:table-cell table:formula="of:=[Medium.C13]" office:value-type="float" office:value="4">
            <text:p>4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Medium.A14]" office:value-type="string" office:string-value="TestTwoDigitNewickRelease">
            <text:p>TestTwoDigitNewickRelease</text:p>
          </table:table-cell>
          <table:table-cell table:formula="of:=[Medium.D14]" office:value-type="string" office:string-value="((((((((3,3),3),3),3),3),3),3),3)">
            <text:p>((((((((3,3),3),3),3),3),3),3),3)</text:p>
          </table:table-cell>
          <table:table-cell table:formula="of:=[Medium.C14]" office:value-type="float" office:value="0">
            <text:p>0</text:p>
          </table:table-cell>
          <table:table-cell table:formula="of:=IF([.C46]&lt;&gt;0;[.C45]/[.C46];&quot;-&quot;)" office:value-type="string" office:string-value="-">
            <text:p>-</text:p>
          </table:table-cell>
        </table:table-row>
        <table:table-row table:style-name="ro1">
          <table:table-cell table:formula="of:=[Medium.A15]" office:value-type="string" office:string-value="TestProjectRampal_Endversion2">
            <text:p>TestProjectRampal_Endversion2</text:p>
          </table:table-cell>
          <table:table-cell table:formula="of:=[Medium.D15]" office:value-type="string" office:string-value="(((((((((3,3),3),3),3),3),3),3),3),3)">
            <text:p>(((((((((3,3),3),3),3),3),3),3),3),3)</text:p>
          </table:table-cell>
          <table:table-cell table:formula="of:=[Medium.C15]" office:value-type="float" office:value="14">
            <text:p>14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Medium.A16]" office:value-type="string" office:string-value="TestTwoDigitNewickRelease">
            <text:p>TestTwoDigitNewickRelease</text:p>
          </table:table-cell>
          <table:table-cell table:formula="of:=[Medium.D16]" office:value-type="string" office:string-value="(((((((((3,3),3),3),3),3),3),3),3),3)">
            <text:p>(((((((((3,3),3),3),3),3),3),3),3),3)</text:p>
          </table:table-cell>
          <table:table-cell table:formula="of:=[Medium.C16]" office:value-type="float" office:value="1">
            <text:p>1</text:p>
          </table:table-cell>
          <table:table-cell table:formula="of:=IF([.C48]&lt;&gt;0;[.C47]/[.C48];&quot;-&quot;)" office:value-type="float" office:value="14">
            <text:p>14</text:p>
          </table:table-cell>
        </table:table-row>
        <table:table-row table:style-name="ro1">
          <table:table-cell table:formula="of:=[Medium.A17]" office:value-type="string" office:string-value="TestProjectRampal_Endversion2">
            <text:p>TestProjectRampal_Endversion2</text:p>
          </table:table-cell>
          <table:table-cell table:formula="of:=[Medium.D17]" office:value-type="string" office:string-value="((((((((((3,3),3),3),3),3),3),3),3),3),3)">
            <text:p>((((((((((3,3),3),3),3),3),3),3),3),3),3)</text:p>
          </table:table-cell>
          <table:table-cell table:formula="of:=[Medium.C17]" office:value-type="float" office:value="56">
            <text:p>56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Medium.A18]" office:value-type="string" office:string-value="TestTwoDigitNewickRelease">
            <text:p>TestTwoDigitNewickRelease</text:p>
          </table:table-cell>
          <table:table-cell table:formula="of:=[Medium.D18]" office:value-type="string" office:string-value="((((((((((3,3),3),3),3),3),3),3),3),3),3)">
            <text:p>((((((((((3,3),3),3),3),3),3),3),3),3),3)</text:p>
          </table:table-cell>
          <table:table-cell table:formula="of:=[Medium.C18]" office:value-type="float" office:value="1">
            <text:p>1</text:p>
          </table:table-cell>
          <table:table-cell table:formula="of:=IF([.C50]&lt;&gt;0;[.C49]/[.C50];&quot;-&quot;)" office:value-type="float" office:value="56">
            <text:p>56</text:p>
          </table:table-cell>
        </table:table-row>
        <table:table-row table:style-name="ro1">
          <table:table-cell table:formula="of:=[Medium.A19]" office:value-type="string" office:string-value="TestProjectRampal_Endversion2">
            <text:p>TestProjectRampal_Endversion2</text:p>
          </table:table-cell>
          <table:table-cell table:formula="of:=[Medium.D19]" office:value-type="string" office:string-value="(((((((((((3,3),3),3),3),3),3),3),3),3),3),3)">
            <text:p>(((((((((((3,3),3),3),3),3),3),3),3),3),3),3)</text:p>
          </table:table-cell>
          <table:table-cell table:formula="of:=[Medium.C19]" office:value-type="float" office:value="208">
            <text:p>208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Medium.A20]" office:value-type="string" office:string-value="TestTwoDigitNewickRelease">
            <text:p>TestTwoDigitNewickRelease</text:p>
          </table:table-cell>
          <table:table-cell table:formula="of:=[Medium.D20]" office:value-type="string" office:string-value="(((((((((((3,3),3),3),3),3),3),3),3),3),3),3)">
            <text:p>(((((((((((3,3),3),3),3),3),3),3),3),3),3),3)</text:p>
          </table:table-cell>
          <table:table-cell table:formula="of:=[Medium.C20]" office:value-type="float" office:value="5">
            <text:p>5</text:p>
          </table:table-cell>
          <table:table-cell table:formula="of:=IF([.C52]&lt;&gt;0;[.C51]/[.C52];&quot;-&quot;)" office:value-type="float" office:value="41.6">
            <text:p>41,6</text:p>
          </table:table-cell>
        </table:table-row>
        <table:table-row table:style-name="ro1">
          <table:table-cell table:formula="of:=[Medium.A21]" office:value-type="string" office:string-value="TestProjectRampal_Endversion2">
            <text:p>TestProjectRampal_Endversion2</text:p>
          </table:table-cell>
          <table:table-cell table:formula="of:=[Medium.D21]" office:value-type="string" office:string-value="((((((((((((3,3),3),3),3),3),3),3),3),3),3),3),3)">
            <text:p>((((((((((((3,3),3),3),3),3),3),3),3),3),3),3),3)</text:p>
          </table:table-cell>
          <table:table-cell table:formula="of:=[Medium.C21]" office:value-type="float" office:value="755">
            <text:p>755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Medium.A22]" office:value-type="string" office:string-value="TestTwoDigitNewickRelease">
            <text:p>TestTwoDigitNewickRelease</text:p>
          </table:table-cell>
          <table:table-cell table:formula="of:=[Medium.D22]" office:value-type="string" office:string-value="((((((((((((3,3),3),3),3),3),3),3),3),3),3),3),3)">
            <text:p>((((((((((((3,3),3),3),3),3),3),3),3),3),3),3),3)</text:p>
          </table:table-cell>
          <table:table-cell table:formula="of:=[Medium.C22]" office:value-type="float" office:value="21">
            <text:p>21</text:p>
          </table:table-cell>
          <table:table-cell table:formula="of:=IF([.C54]&lt;&gt;0;[.C53]/[.C54];&quot;-&quot;)" office:value-type="float" office:value="35.9523809523809">
            <text:p>35,9523809524</text:p>
          </table:table-cell>
        </table:table-row>
        <table:table-row table:style-name="ro1">
          <table:table-cell table:style-name="ce4" office:value-type="string">
            <text:p>Average_speed_improvement</text:p>
          </table:table-cell>
          <table:table-cell table:style-name="ce3" table:number-columns-repeated="2"/>
          <table:table-cell table:style-name="ce7" table:formula="of:=AVERAGE([.D33:.D54])" office:value-type="float" office:value="36.8880952380952">
            <text:p>36,888095238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Hard</text:p>
          </table:table-cell>
          <table:table-cell table:style-name="ce5" table:number-columns-repeated="2"/>
          <table:table-cell table:style-name="ce2" office:value-type="string">
            <text:p>Speed_improvement</text:p>
          </table:table-cell>
        </table:table-row>
        <table:table-row table:style-name="ro1">
          <table:table-cell table:formula="of:=[Hard.A1]" office:value-type="string" office:string-value="TestProjectRampal_Endversion2">
            <text:p>TestProjectRampal_Endversion2</text:p>
          </table:table-cell>
          <table:table-cell table:formula="of:=[Hard.D1]" office:value-type="string" office:string-value="((4,4),4)">
            <text:p>((4,4),4)</text:p>
          </table:table-cell>
          <table:table-cell table:formula="of:=[Hard.C1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Hard.A2]" office:value-type="string" office:string-value="TestTwoDigitNewickRelease">
            <text:p>TestTwoDigitNewickRelease</text:p>
          </table:table-cell>
          <table:table-cell table:formula="of:=[Hard.D2]" office:value-type="string" office:string-value="((4,4),4)">
            <text:p>((4,4),4)</text:p>
          </table:table-cell>
          <table:table-cell table:formula="of:=[Hard.C2]" office:value-type="float" office:value="0">
            <text:p>0</text:p>
          </table:table-cell>
          <table:table-cell table:formula="of:=IF([.C59]&lt;&gt;0;[.C58]/[.C59];&quot;-&quot;)" office:value-type="string" office:string-value="-">
            <text:p>-</text:p>
          </table:table-cell>
        </table:table-row>
        <table:table-row table:style-name="ro1">
          <table:table-cell table:formula="of:=[Hard.A3]" office:value-type="string" office:string-value="TestProjectRampal_Endversion2">
            <text:p>TestProjectRampal_Endversion2</text:p>
          </table:table-cell>
          <table:table-cell table:formula="of:=[Hard.D3]" office:value-type="string" office:string-value="(((4,4),4),4)">
            <text:p>(((4,4),4),4)</text:p>
          </table:table-cell>
          <table:table-cell table:formula="of:=[Hard.C3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Hard.A4]" office:value-type="string" office:string-value="TestTwoDigitNewickRelease">
            <text:p>TestTwoDigitNewickRelease</text:p>
          </table:table-cell>
          <table:table-cell table:formula="of:=[Hard.D4]" office:value-type="string" office:string-value="(((4,4),4),4)">
            <text:p>(((4,4),4),4)</text:p>
          </table:table-cell>
          <table:table-cell table:formula="of:=[Hard.C4]" office:value-type="float" office:value="0">
            <text:p>0</text:p>
          </table:table-cell>
          <table:table-cell table:formula="of:=IF([.C61]&lt;&gt;0;[.C60]/[.C61];&quot;-&quot;)" office:value-type="string" office:string-value="-">
            <text:p>-</text:p>
          </table:table-cell>
        </table:table-row>
        <table:table-row table:style-name="ro1">
          <table:table-cell table:formula="of:=[Hard.A5]" office:value-type="string" office:string-value="TestProjectRampal_Endversion2">
            <text:p>TestProjectRampal_Endversion2</text:p>
          </table:table-cell>
          <table:table-cell table:formula="of:=[Hard.D5]" office:value-type="string" office:string-value="((((4,4),4),4),4)">
            <text:p>((((4,4),4),4),4)</text:p>
          </table:table-cell>
          <table:table-cell table:formula="of:=[Hard.C5]"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Hard.A6]" office:value-type="string" office:string-value="TestTwoDigitNewickRelease">
            <text:p>TestTwoDigitNewickRelease</text:p>
          </table:table-cell>
          <table:table-cell table:formula="of:=[Hard.D6]" office:value-type="string" office:string-value="((((4,4),4),4),4)">
            <text:p>((((4,4),4),4),4)</text:p>
          </table:table-cell>
          <table:table-cell table:formula="of:=[Hard.C6]" office:value-type="float" office:value="0">
            <text:p>0</text:p>
          </table:table-cell>
          <table:table-cell table:formula="of:=IF([.C63]&lt;&gt;0;[.C62]/[.C63];&quot;-&quot;)" office:value-type="string" office:string-value="-">
            <text:p>-</text:p>
          </table:table-cell>
        </table:table-row>
        <table:table-row table:style-name="ro1">
          <table:table-cell table:formula="of:=[Hard.A7]" office:value-type="string" office:string-value="TestProjectRampal_Endversion2">
            <text:p>TestProjectRampal_Endversion2</text:p>
          </table:table-cell>
          <table:table-cell table:formula="of:=[Hard.D7]" office:value-type="string" office:string-value="(((((4,4),4),4),4),4)">
            <text:p>(((((4,4),4),4),4),4)</text:p>
          </table:table-cell>
          <table:table-cell table:formula="of:=[Hard.C7]" office:value-type="float" office:value="0">
            <text:p>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Hard.A8]" office:value-type="string" office:string-value="TestTwoDigitNewickRelease">
            <text:p>TestTwoDigitNewickRelease</text:p>
          </table:table-cell>
          <table:table-cell table:formula="of:=[Hard.D8]" office:value-type="string" office:string-value="(((((4,4),4),4),4),4)">
            <text:p>(((((4,4),4),4),4),4)</text:p>
          </table:table-cell>
          <table:table-cell table:formula="of:=[Hard.C8]" office:value-type="float" office:value="0">
            <text:p>0</text:p>
          </table:table-cell>
          <table:table-cell table:formula="of:=IF([.C65]&lt;&gt;0;[.C64]/[.C65];&quot;-&quot;)" office:value-type="string" office:string-value="-">
            <text:p>-</text:p>
          </table:table-cell>
        </table:table-row>
        <table:table-row table:style-name="ro1">
          <table:table-cell table:formula="of:=[Hard.A9]" office:value-type="string" office:string-value="TestProjectRampal_Endversion2">
            <text:p>TestProjectRampal_Endversion2</text:p>
          </table:table-cell>
          <table:table-cell table:formula="of:=[Hard.D9]" office:value-type="string" office:string-value="((((((4,4),4),4),4),4),4)">
            <text:p>((((((4,4),4),4),4),4),4)</text:p>
          </table:table-cell>
          <table:table-cell table:formula="of:=[Hard.C9]"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Hard.A10]" office:value-type="string" office:string-value="TestTwoDigitNewickRelease">
            <text:p>TestTwoDigitNewickRelease</text:p>
          </table:table-cell>
          <table:table-cell table:formula="of:=[Hard.D10]" office:value-type="string" office:string-value="((((((4,4),4),4),4),4),4)">
            <text:p>((((((4,4),4),4),4),4),4)</text:p>
          </table:table-cell>
          <table:table-cell table:formula="of:=[Hard.C10]" office:value-type="float" office:value="0">
            <text:p>0</text:p>
          </table:table-cell>
          <table:table-cell table:formula="of:=IF([.C67]&lt;&gt;0;[.C66]/[.C67];&quot;-&quot;)" office:value-type="string" office:string-value="-">
            <text:p>-</text:p>
          </table:table-cell>
        </table:table-row>
        <table:table-row table:style-name="ro1">
          <table:table-cell table:formula="of:=[Hard.A11]" office:value-type="string" office:string-value="TestProjectRampal_Endversion2">
            <text:p>TestProjectRampal_Endversion2</text:p>
          </table:table-cell>
          <table:table-cell table:formula="of:=[Hard.D11]" office:value-type="string" office:string-value="(((((((4,4),4),4),4),4),4),4)">
            <text:p>(((((((4,4),4),4),4),4),4),4)</text:p>
          </table:table-cell>
          <table:table-cell table:formula="of:=[Hard.C11]" office:value-type="float" office:value="9">
            <text:p>9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Hard.A12]" office:value-type="string" office:string-value="TestTwoDigitNewickRelease">
            <text:p>TestTwoDigitNewickRelease</text:p>
          </table:table-cell>
          <table:table-cell table:formula="of:=[Hard.D12]" office:value-type="string" office:string-value="(((((((4,4),4),4),4),4),4),4)">
            <text:p>(((((((4,4),4),4),4),4),4),4)</text:p>
          </table:table-cell>
          <table:table-cell table:formula="of:=[Hard.C12]" office:value-type="float" office:value="0">
            <text:p>0</text:p>
          </table:table-cell>
          <table:table-cell table:formula="of:=IF([.C69]&lt;&gt;0;[.C68]/[.C69];&quot;-&quot;)" office:value-type="string" office:string-value="-">
            <text:p>-</text:p>
          </table:table-cell>
        </table:table-row>
        <table:table-row table:style-name="ro1">
          <table:table-cell table:formula="of:=[Hard.A13]" office:value-type="string" office:string-value="TestProjectRampal_Endversion2">
            <text:p>TestProjectRampal_Endversion2</text:p>
          </table:table-cell>
          <table:table-cell table:formula="of:=[Hard.D13]" office:value-type="string" office:string-value="((((((((4,4),4),4),4),4),4),4),4)">
            <text:p>((((((((4,4),4),4),4),4),4),4),4)</text:p>
          </table:table-cell>
          <table:table-cell table:formula="of:=[Hard.C13]" office:value-type="float" office:value="47">
            <text:p>47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Hard.A14]" office:value-type="string" office:string-value="TestTwoDigitNewickRelease">
            <text:p>TestTwoDigitNewickRelease</text:p>
          </table:table-cell>
          <table:table-cell table:formula="of:=[Hard.D14]" office:value-type="string" office:string-value="((((((((4,4),4),4),4),4),4),4),4)">
            <text:p>((((((((4,4),4),4),4),4),4),4),4)</text:p>
          </table:table-cell>
          <table:table-cell table:formula="of:=[Hard.C14]" office:value-type="float" office:value="1">
            <text:p>1</text:p>
          </table:table-cell>
          <table:table-cell table:formula="of:=IF([.C71]&lt;&gt;0;[.C70]/[.C71];&quot;-&quot;)" office:value-type="float" office:value="47">
            <text:p>47</text:p>
          </table:table-cell>
        </table:table-row>
        <table:table-row table:style-name="ro1">
          <table:table-cell table:formula="of:=[Hard.A15]" office:value-type="string" office:string-value="TestProjectRampal_Endversion2">
            <text:p>TestProjectRampal_Endversion2</text:p>
          </table:table-cell>
          <table:table-cell table:formula="of:=[Hard.D15]" office:value-type="string" office:string-value="(((((((((4,4),4),4),4),4),4),4),4),4)">
            <text:p>(((((((((4,4),4),4),4),4),4),4),4),4)</text:p>
          </table:table-cell>
          <table:table-cell table:formula="of:=[Hard.C15]" office:value-type="float" office:value="237">
            <text:p>237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Hard.A16]" office:value-type="string" office:string-value="TestTwoDigitNewickRelease">
            <text:p>TestTwoDigitNewickRelease</text:p>
          </table:table-cell>
          <table:table-cell table:formula="of:=[Hard.D16]" office:value-type="string" office:string-value="(((((((((4,4),4),4),4),4),4),4),4),4)">
            <text:p>(((((((((4,4),4),4),4),4),4),4),4),4)</text:p>
          </table:table-cell>
          <table:table-cell table:formula="of:=[Hard.C16]" office:value-type="float" office:value="7">
            <text:p>7</text:p>
          </table:table-cell>
          <table:table-cell table:formula="of:=IF([.C73]&lt;&gt;0;[.C72]/[.C73];&quot;-&quot;)" office:value-type="float" office:value="33.8571428571429">
            <text:p>33,8571428571</text:p>
          </table:table-cell>
        </table:table-row>
        <table:table-row table:style-name="ro1">
          <table:table-cell table:formula="of:=[Hard.A17]" office:value-type="string" office:string-value="TestProjectRampal_Endversion2">
            <text:p>TestProjectRampal_Endversion2</text:p>
          </table:table-cell>
          <table:table-cell table:formula="of:=[Hard.D17]" office:value-type="string" office:string-value="((((((((((4,4),4),4),4),4),4),4),4),4),4)">
            <text:p>((((((((((4,4),4),4),4),4),4),4),4),4),4)</text:p>
          </table:table-cell>
          <table:table-cell table:formula="of:=[Hard.C17]" office:value-type="float" office:value="1201">
            <text:p>1201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Hard.A18]" office:value-type="string" office:string-value="TestTwoDigitNewickRelease">
            <text:p>TestTwoDigitNewickRelease</text:p>
          </table:table-cell>
          <table:table-cell table:formula="of:=[Hard.D18]" office:value-type="string" office:string-value="((((((((((4,4),4),4),4),4),4),4),4),4),4)">
            <text:p>((((((((((4,4),4),4),4),4),4),4),4),4),4)</text:p>
          </table:table-cell>
          <table:table-cell table:formula="of:=[Hard.C18]" office:value-type="float" office:value="35">
            <text:p>35</text:p>
          </table:table-cell>
          <table:table-cell table:formula="of:=IF([.C75]&lt;&gt;0;[.C74]/[.C75];&quot;-&quot;)" office:value-type="float" office:value="34.3142857142857">
            <text:p>34,3142857143</text:p>
          </table:table-cell>
        </table:table-row>
        <table:table-row table:style-name="ro1">
          <table:table-cell table:formula="of:=[Hard.A19]" office:value-type="string" office:string-value="TestProjectRampal_Endversion2">
            <text:p>TestProjectRampal_Endversion2</text:p>
          </table:table-cell>
          <table:table-cell table:formula="of:=[Hard.D19]" office:value-type="string" office:string-value="(((((((((((4,4),4),4),4),4),4),4),4),4),4),4)">
            <text:p>(((((((((((4,4),4),4),4),4),4),4),4),4),4),4)</text:p>
          </table:table-cell>
          <table:table-cell table:formula="of:=[Hard.C19]" office:value-type="float" office:value="5932">
            <text:p>5932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Hard.A20]" office:value-type="string" office:string-value="TestTwoDigitNewickRelease">
            <text:p>TestTwoDigitNewickRelease</text:p>
          </table:table-cell>
          <table:table-cell table:formula="of:=[Hard.D20]" office:value-type="string" office:string-value="(((((((((((4,4),4),4),4),4),4),4),4),4),4),4)">
            <text:p>(((((((((((4,4),4),4),4),4),4),4),4),4),4),4)</text:p>
          </table:table-cell>
          <table:table-cell table:formula="of:=[Hard.C20]" office:value-type="float" office:value="21">
            <text:p>21</text:p>
          </table:table-cell>
          <table:table-cell table:formula="of:=IF([.C77]&lt;&gt;0;[.C76]/[.C77];&quot;-&quot;)" office:value-type="float" office:value="282.476190476191">
            <text:p>282,4761904762</text:p>
          </table:table-cell>
        </table:table-row>
        <table:table-row table:style-name="ro1">
          <table:table-cell table:formula="of:=[Hard.A21]" office:value-type="string" office:string-value="TestProjectRampal_Endversion2">
            <text:p>TestProjectRampal_Endversion2</text:p>
          </table:table-cell>
          <table:table-cell table:formula="of:=[Hard.D21]" office:value-type="string" office:string-value="((((((((((((4,4),4),4),4),4),4),4),4),4),4),4),4)">
            <text:p>((((((((((((4,4),4),4),4),4),4),4),4),4),4),4),4)</text:p>
          </table:table-cell>
          <table:table-cell table:formula="of:=[Hard.C21]" office:value-type="float" office:value="7276">
            <text:p>7276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Hard.A22]" office:value-type="string" office:string-value="TestTwoDigitNewickRelease">
            <text:p>TestTwoDigitNewickRelease</text:p>
          </table:table-cell>
          <table:table-cell table:formula="of:=[Hard.D22]" office:value-type="string" office:string-value="((((((((((((4,4),4),4),4),4),4),4),4),4),4),4),4)">
            <text:p>((((((((((((4,4),4),4),4),4),4),4),4),4),4),4),4)</text:p>
          </table:table-cell>
          <table:table-cell table:formula="of:=[Hard.C22]" office:value-type="float" office:value="21">
            <text:p>21</text:p>
          </table:table-cell>
          <table:table-cell table:formula="of:=IF([.C79]&lt;&gt;0;[.C78]/[.C79];&quot;-&quot;)" office:value-type="float" office:value="346.47619047619">
            <text:p>346,4761904762</text:p>
          </table:table-cell>
        </table:table-row>
        <table:table-row table:style-name="ro1">
          <table:table-cell table:style-name="ce4" office:value-type="string">
            <text:p>Average_speed_improvement</text:p>
          </table:table-cell>
          <table:table-cell table:style-name="ce3" table:number-columns-repeated="2"/>
          <table:table-cell table:style-name="ce7" table:formula="of:=AVERAGE([.D58:.D79])" office:value-type="float" office:value="148.824761904762">
            <text:p>148,82476190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Biological_(light)</text:p>
          </table:table-cell>
          <table:table-cell table:style-name="ce5" table:number-columns-repeated="2"/>
          <table:table-cell table:style-name="ce2" office:value-type="string">
            <text:p>Speed_improvement</text:p>
          </table:table-cell>
        </table:table-row>
        <table:table-row table:style-name="ro1">
          <table:table-cell table:formula="of:=['Bio light'.A1]" office:value-type="string" office:string-value="TestProjectRampal_Endversion2">
            <text:p>TestProjectRampal_Endversion2</text:p>
          </table:table-cell>
          <table:table-cell table:formula="of:=['Bio light'.D1]" office:value-type="string" office:string-value="((1,(1,((((((1,1),(1,1)),1),((((1,((1,(1,(10,3))),((3,2),1))),1),2),1)),1),1))),1)">
            <text:p>((1,(1,((((((1,1),(1,1)),1),((((1,((1,(1,(10,3))),((3,2),1))),1),2),1)),1),1))),1)</text:p>
          </table:table-cell>
          <table:table-cell table:formula="of:=['Bio light'.C1]" office:value-type="float" office:value="8">
            <text:p>8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2]" office:value-type="string" office:string-value="TestTwoDigitNewickRelease">
            <text:p>TestTwoDigitNewickRelease</text:p>
          </table:table-cell>
          <table:table-cell table:formula="of:=['Bio light'.D2]" office:value-type="string" office:string-value="((1,(1,((((((1,1),(1,1)),1),((((1,((1,(1,(10,3))),((3,2),1))),1),2),1)),1),1))),1)">
            <text:p>((1,(1,((((((1,1),(1,1)),1),((((1,((1,(1,(10,3))),((3,2),1))),1),2),1)),1),1))),1)</text:p>
          </table:table-cell>
          <table:table-cell table:formula="of:=['Bio light'.C2]" office:value-type="float" office:value="1">
            <text:p>1</text:p>
          </table:table-cell>
          <table:table-cell table:formula="of:=IF([.C84]&lt;&gt;0;[.C83]/[.C84];&quot;-&quot;)" office:value-type="float" office:value="8">
            <text:p>8</text:p>
          </table:table-cell>
        </table:table-row>
        <table:table-row table:style-name="ro1">
          <table:table-cell table:formula="of:=['Bio light'.A3]" office:value-type="string" office:string-value="TestProjectRampal_Endversion2">
            <text:p>TestProjectRampal_Endversion2</text:p>
          </table:table-cell>
          <table:table-cell table:formula="of:=['Bio light'.D3]" office:value-type="string" office:string-value="((1,(1,(((((1,(1,(2,1))),1),((((1,((1,(1,(18,3))),((1,(2,2)),2))),1),1),1)),1),1))),(1,1))">
            <text:p>((1,(1,(((((1,(1,(2,1))),1),((((1,((1,(1,(18,3))),((1,(2,2)),2))),1),1),1)),1),1))),(1,1))</text:p>
          </table:table-cell>
          <table:table-cell table:formula="of:=['Bio light'.C3]" office:value-type="float" office:value="67">
            <text:p>67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4]" office:value-type="string" office:string-value="TestTwoDigitNewickRelease">
            <text:p>TestTwoDigitNewickRelease</text:p>
          </table:table-cell>
          <table:table-cell table:formula="of:=['Bio light'.D4]" office:value-type="string" office:string-value="((1,(1,(((((1,(1,(2,1))),1),((((1,((1,(1,(18,3))),((1,(2,2)),2))),1),1),1)),1),1))),(1,1))">
            <text:p>((1,(1,(((((1,(1,(2,1))),1),((((1,((1,(1,(18,3))),((1,(2,2)),2))),1),1),1)),1),1))),(1,1))</text:p>
          </table:table-cell>
          <table:table-cell table:formula="of:=['Bio light'.C4]" office:value-type="float" office:value="5">
            <text:p>5</text:p>
          </table:table-cell>
          <table:table-cell table:formula="of:=IF([.C86]&lt;&gt;0;[.C85]/[.C86];&quot;-&quot;)" office:value-type="float" office:value="13.4">
            <text:p>13,4</text:p>
          </table:table-cell>
        </table:table-row>
        <table:table-row table:style-name="ro1">
          <table:table-cell table:formula="of:=['Bio light'.A5]" office:value-type="string" office:string-value="TestProjectRampal_Endversion2">
            <text:p>TestProjectRampal_Endversion2</text:p>
          </table:table-cell>
          <table:table-cell table:formula="of:=['Bio light'.D5]" office:value-type="string" office:string-value="((1,(1,(((((1,(1,(1,((1,(1,4)),1)))),1),((((1,((1,(2,(11,5))),((1,1),1))),1),2),1)),1),1))),(1,1))">
            <text:p>((1,(1,(((((1,(1,(1,((1,(1,4)),1)))),1),((((1,((1,(2,(11,5))),((1,1),1))),1),2),1)),1),1))),(1,1))</text:p>
          </table:table-cell>
          <table:table-cell table:formula="of:=['Bio light'.C5]" office:value-type="float" office:value="147">
            <text:p>147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6]" office:value-type="string" office:string-value="TestTwoDigitNewickRelease">
            <text:p>TestTwoDigitNewickRelease</text:p>
          </table:table-cell>
          <table:table-cell table:formula="of:=['Bio light'.D6]" office:value-type="string" office:string-value="((1,(1,(((((1,(1,(1,((1,(1,4)),1)))),1),((((1,((1,(2,(11,5))),((1,1),1))),1),2),1)),1),1))),(1,1))">
            <text:p>((1,(1,(((((1,(1,(1,((1,(1,4)),1)))),1),((((1,((1,(2,(11,5))),((1,1),1))),1),2),1)),1),1))),(1,1))</text:p>
          </table:table-cell>
          <table:table-cell table:formula="of:=['Bio light'.C6]" office:value-type="float" office:value="8">
            <text:p>8</text:p>
          </table:table-cell>
          <table:table-cell table:formula="of:=IF([.C88]&lt;&gt;0;[.C87]/[.C88];&quot;-&quot;)" office:value-type="float" office:value="18.375">
            <text:p>18,375</text:p>
          </table:table-cell>
        </table:table-row>
        <table:table-row table:style-name="ro1">
          <table:table-cell table:formula="of:=['Bio light'.A7]" office:value-type="string" office:string-value="TestProjectRampal_Endversion2">
            <text:p>TestProjectRampal_Endversion2</text:p>
          </table:table-cell>
          <table:table-cell table:formula="of:=['Bio light'.D7]" office:value-type="string" office:string-value="((1,(1,(((((1,(1,(1,((1,1),1)))),1),((((1,((1,((1,1),(12,6))),(4,1))),1),(1,2)),2)),1),1))),((1,1),1))">
            <text:p>((1,(1,(((((1,(1,(1,((1,1),1)))),1),((((1,((1,((1,1),(12,6))),(4,1))),1),(1,2)),2)),1),1))),((1,1),1))</text:p>
          </table:table-cell>
          <table:table-cell table:formula="of:=['Bio light'.C7]" office:value-type="float" office:value="2232">
            <text:p>2232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8]" office:value-type="string" office:string-value="TestTwoDigitNewickRelease">
            <text:p>TestTwoDigitNewickRelease</text:p>
          </table:table-cell>
          <table:table-cell table:formula="of:=['Bio light'.D8]" office:value-type="string" office:string-value="((1,(1,(((((1,(1,(1,((1,1),1)))),1),((((1,((1,((1,1),(12,6))),(4,1))),1),(1,2)),2)),1),1))),((1,1),1))">
            <text:p>((1,(1,(((((1,(1,(1,((1,1),1)))),1),((((1,((1,((1,1),(12,6))),(4,1))),1),(1,2)),2)),1),1))),((1,1),1))</text:p>
          </table:table-cell>
          <table:table-cell table:formula="of:=['Bio light'.C8]" office:value-type="float" office:value="71">
            <text:p>71</text:p>
          </table:table-cell>
          <table:table-cell table:formula="of:=IF([.C90]&lt;&gt;0;[.C89]/[.C90];&quot;-&quot;)" office:value-type="float" office:value="31.4366197183099">
            <text:p>31,4366197183</text:p>
          </table:table-cell>
        </table:table-row>
        <table:table-row table:style-name="ro1">
          <table:table-cell table:formula="of:=['Bio light'.A9]" office:value-type="string" office:string-value="TestProjectRampal_Endversion2">
            <text:p>TestProjectRampal_Endversion2</text:p>
          </table:table-cell>
          <table:table-cell table:formula="of:=['Bio light'.D9]" office:value-type="string" office:string-value="((1,(1,(((((1,(1,((2,1),(1,1)))),1),((((1,((1,(2,(32,6))),((1,2),(1,1)))),1),(1,1)),1)),1),1))),1)">
            <text:p>((1,(1,(((((1,(1,((2,1),(1,1)))),1),((((1,((1,(2,(32,6))),((1,2),(1,1)))),1),(1,1)),1)),1),1))),1)</text:p>
          </table:table-cell>
          <table:table-cell table:formula="of:=['Bio light'.C9]" office:value-type="float" office:value="453">
            <text:p>453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10]" office:value-type="string" office:string-value="TestTwoDigitNewickRelease">
            <text:p>TestTwoDigitNewickRelease</text:p>
          </table:table-cell>
          <table:table-cell table:formula="of:=['Bio light'.D10]" office:value-type="string" office:string-value="((1,(1,(((((1,(1,((2,1),(1,1)))),1),((((1,((1,(2,(32,6))),((1,2),(1,1)))),1),(1,1)),1)),1),1))),1)">
            <text:p>((1,(1,(((((1,(1,((2,1),(1,1)))),1),((((1,((1,(2,(32,6))),((1,2),(1,1)))),1),(1,1)),1)),1),1))),1)</text:p>
          </table:table-cell>
          <table:table-cell table:formula="of:=['Bio light'.C10]" office:value-type="float" office:value="63">
            <text:p>63</text:p>
          </table:table-cell>
          <table:table-cell table:formula="of:=IF([.C92]&lt;&gt;0;[.C91]/[.C92];&quot;-&quot;)" office:value-type="float" office:value="7.19047619047619">
            <text:p>7,1904761905</text:p>
          </table:table-cell>
        </table:table-row>
        <table:table-row table:style-name="ro1">
          <table:table-cell table:formula="of:=['Bio light'.A11]" office:value-type="string" office:string-value="TestProjectRampal_Endversion2">
            <text:p>TestProjectRampal_Endversion2</text:p>
          </table:table-cell>
          <table:table-cell table:formula="of:=['Bio light'.D11]" office:value-type="string" office:string-value="((1,(1,(((((1,2),1),((((1,((1,((1,1),(17,3))),(4,1))),1),7),1)),1),1))),(1,1))">
            <text:p>((1,(1,(((((1,2),1),((((1,((1,((1,1),(17,3))),(4,1))),1),7),1)),1),1))),(1,1))</text:p>
          </table:table-cell>
          <table:table-cell table:formula="of:=['Bio light'.C11]" office:value-type="float" office:value="184">
            <text:p>184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12]" office:value-type="string" office:string-value="TestTwoDigitNewickRelease">
            <text:p>TestTwoDigitNewickRelease</text:p>
          </table:table-cell>
          <table:table-cell table:formula="of:=['Bio light'.D12]" office:value-type="string" office:string-value="((1,(1,(((((1,2),1),((((1,((1,((1,1),(17,3))),(4,1))),1),7),1)),1),1))),(1,1))">
            <text:p>((1,(1,(((((1,2),1),((((1,((1,((1,1),(17,3))),(4,1))),1),7),1)),1),1))),(1,1))</text:p>
          </table:table-cell>
          <table:table-cell table:formula="of:=['Bio light'.C12]" office:value-type="float" office:value="11">
            <text:p>11</text:p>
          </table:table-cell>
          <table:table-cell table:formula="of:=IF([.C94]&lt;&gt;0;[.C93]/[.C94];&quot;-&quot;)" office:value-type="float" office:value="16.7272727272727">
            <text:p>16,7272727273</text:p>
          </table:table-cell>
        </table:table-row>
        <table:table-row table:style-name="ro1">
          <table:table-cell table:formula="of:=['Bio light'.A13]" office:value-type="string" office:string-value="TestProjectRampal_Endversion2">
            <text:p>TestProjectRampal_Endversion2</text:p>
          </table:table-cell>
          <table:table-cell table:formula="of:=['Bio light'.D13]" office:value-type="string" office:string-value="((1,(1,((((((1,1),(1,(1,2))),1),((((1,((1,(1,(29,3))),((5,1),1))),1),(2,1)),1)),1),1))),(1,1))">
            <text:p>((1,(1,((((((1,1),(1,(1,2))),1),((((1,((1,(1,(29,3))),((5,1),1))),1),(2,1)),1)),1),1))),(1,1))</text:p>
          </table:table-cell>
          <table:table-cell table:formula="of:=['Bio light'.C13]" office:value-type="float" office:value="893">
            <text:p>893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14]" office:value-type="string" office:string-value="TestTwoDigitNewickRelease">
            <text:p>TestTwoDigitNewickRelease</text:p>
          </table:table-cell>
          <table:table-cell table:formula="of:=['Bio light'.D14]" office:value-type="string" office:string-value="((1,(1,((((((1,1),(1,(1,2))),1),((((1,((1,(1,(29,3))),((5,1),1))),1),(2,1)),1)),1),1))),(1,1))">
            <text:p>((1,(1,((((((1,1),(1,(1,2))),1),((((1,((1,(1,(29,3))),((5,1),1))),1),(2,1)),1)),1),1))),(1,1))</text:p>
          </table:table-cell>
          <table:table-cell table:formula="of:=['Bio light'.C14]" office:value-type="float" office:value="66">
            <text:p>66</text:p>
          </table:table-cell>
          <table:table-cell table:formula="of:=IF([.C96]&lt;&gt;0;[.C95]/[.C96];&quot;-&quot;)" office:value-type="float" office:value="13.530303030303">
            <text:p>13,5303030303</text:p>
          </table:table-cell>
        </table:table-row>
        <table:table-row table:style-name="ro1">
          <table:table-cell table:formula="of:=['Bio light'.A15]" office:value-type="string" office:string-value="TestProjectRampal_Endversion2">
            <text:p>TestProjectRampal_Endversion2</text:p>
          </table:table-cell>
          <table:table-cell table:formula="of:=['Bio light'.D15]" office:value-type="string" office:string-value="((1,(1,(((((1,(1,1)),1),((((1,((1,((1,1),(30,7))),((6,(1,1)),(1,2)))),1),(1,1)),(1,1))),1),1))),1)">
            <text:p>((1,(1,(((((1,(1,1)),1),((((1,((1,((1,1),(30,7))),((6,(1,1)),(1,2)))),1),(1,1)),(1,1))),1),1))),1)</text:p>
          </table:table-cell>
          <table:table-cell table:formula="of:=['Bio light'.C15]" office:value-type="float" office:value="5600">
            <text:p>560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16]" office:value-type="string" office:string-value="TestTwoDigitNewickRelease">
            <text:p>TestTwoDigitNewickRelease</text:p>
          </table:table-cell>
          <table:table-cell table:formula="of:=['Bio light'.D16]" office:value-type="string" office:string-value="((1,(1,(((((1,(1,1)),1),((((1,((1,((1,1),(30,7))),((6,(1,1)),(1,2)))),1),(1,1)),(1,1))),1),1))),1)">
            <text:p>((1,(1,(((((1,(1,1)),1),((((1,((1,((1,1),(30,7))),((6,(1,1)),(1,2)))),1),(1,1)),(1,1))),1),1))),1)</text:p>
          </table:table-cell>
          <table:table-cell table:formula="of:=['Bio light'.C16]" office:value-type="float" office:value="22">
            <text:p>22</text:p>
          </table:table-cell>
          <table:table-cell table:formula="of:=IF([.C98]&lt;&gt;0;[.C97]/[.C98];&quot;-&quot;)" office:value-type="float" office:value="254.545454545455">
            <text:p>254,5454545455</text:p>
          </table:table-cell>
        </table:table-row>
        <table:table-row table:style-name="ro1">
          <table:table-cell table:formula="of:=['Bio light'.A17]" office:value-type="string" office:string-value="TestProjectRampal_Endversion2">
            <text:p>TestProjectRampal_Endversion2</text:p>
          </table:table-cell>
          <table:table-cell table:formula="of:=['Bio light'.D17]" office:value-type="string" office:string-value="((1,(1,(((((1,(1,(1,1))),1),((((1,((1,(2,(19,3))),(4,1))),1),3),1)),1),1))),(2,1))">
            <text:p>((1,(1,(((((1,(1,(1,1))),1),((((1,((1,(2,(19,3))),(4,1))),1),3),1)),1),1))),(2,1))</text:p>
          </table:table-cell>
          <table:table-cell table:formula="of:=['Bio light'.C17]" office:value-type="float" office:value="167">
            <text:p>167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18]" office:value-type="string" office:string-value="TestTwoDigitNewickRelease">
            <text:p>TestTwoDigitNewickRelease</text:p>
          </table:table-cell>
          <table:table-cell table:formula="of:=['Bio light'.D18]" office:value-type="string" office:string-value="((1,(1,(((((1,(1,(1,1))),1),((((1,((1,(2,(19,3))),(4,1))),1),3),1)),1),1))),(2,1))">
            <text:p>((1,(1,(((((1,(1,(1,1))),1),((((1,((1,(2,(19,3))),(4,1))),1),3),1)),1),1))),(2,1))</text:p>
          </table:table-cell>
          <table:table-cell table:formula="of:=['Bio light'.C18]" office:value-type="float" office:value="8">
            <text:p>8</text:p>
          </table:table-cell>
          <table:table-cell table:formula="of:=IF([.C100]&lt;&gt;0;[.C99]/[.C100];&quot;-&quot;)" office:value-type="float" office:value="20.875">
            <text:p>20,875</text:p>
          </table:table-cell>
        </table:table-row>
        <table:table-row table:style-name="ro1">
          <table:table-cell table:formula="of:=['Bio light'.A19]" office:value-type="string" office:string-value="TestProjectRampal_Endversion2">
            <text:p>TestProjectRampal_Endversion2</text:p>
          </table:table-cell>
          <table:table-cell table:formula="of:=['Bio light'.D19]" office:value-type="string" office:string-value="((1,(1,(((((1,(1,(1,(1,1)))),1),((((1,((1,((1,1),(18,4))),((2,2),1))),1),7),1)),1),1))),2)">
            <text:p>((1,(1,(((((1,(1,(1,(1,1)))),1),((((1,((1,((1,1),(18,4))),((2,2),1))),1),7),1)),1),1))),2)</text:p>
          </table:table-cell>
          <table:table-cell table:formula="of:=['Bio light'.C19]" office:value-type="float" office:value="423">
            <text:p>423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20]" office:value-type="string" office:string-value="TestTwoDigitNewickRelease">
            <text:p>TestTwoDigitNewickRelease</text:p>
          </table:table-cell>
          <table:table-cell table:formula="of:=['Bio light'.D20]" office:value-type="string" office:string-value="((1,(1,(((((1,(1,(1,(1,1)))),1),((((1,((1,((1,1),(18,4))),((2,2),1))),1),7),1)),1),1))),2)">
            <text:p>((1,(1,(((((1,(1,(1,(1,1)))),1),((((1,((1,((1,1),(18,4))),((2,2),1))),1),7),1)),1),1))),2)</text:p>
          </table:table-cell>
          <table:table-cell table:formula="of:=['Bio light'.C20]" office:value-type="float" office:value="30">
            <text:p>30</text:p>
          </table:table-cell>
          <table:table-cell table:formula="of:=IF([.C102]&lt;&gt;0;[.C101]/[.C102];&quot;-&quot;)" office:value-type="float" office:value="14.1">
            <text:p>14,1</text:p>
          </table:table-cell>
        </table:table-row>
        <table:table-row table:style-name="ro1">
          <table:table-cell table:formula="of:=['Bio light'.A21]" office:value-type="string" office:string-value="TestProjectRampal_Endversion2">
            <text:p>TestProjectRampal_Endversion2</text:p>
          </table:table-cell>
          <table:table-cell table:formula="of:=['Bio light'.D21]" office:value-type="string" office:string-value="((1,(1,(((((1,(1,(1,2))),1),((((1,((1,(1,(11,7))),((4,(2,1)),1))),1),3),1)),1),1))),1)">
            <text:p>((1,(1,(((((1,(1,(1,2))),1),((((1,((1,(1,(11,7))),((4,(2,1)),1))),1),3),1)),1),1))),1)</text:p>
          </table:table-cell>
          <table:table-cell table:formula="of:=['Bio light'.C21]" office:value-type="float" office:value="64">
            <text:p>64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22]" office:value-type="string" office:string-value="TestTwoDigitNewickRelease">
            <text:p>TestTwoDigitNewickRelease</text:p>
          </table:table-cell>
          <table:table-cell table:formula="of:=['Bio light'.D22]" office:value-type="string" office:string-value="((1,(1,(((((1,(1,(1,2))),1),((((1,((1,(1,(11,7))),((4,(2,1)),1))),1),3),1)),1),1))),1)">
            <text:p>((1,(1,(((((1,(1,(1,2))),1),((((1,((1,(1,(11,7))),((4,(2,1)),1))),1),3),1)),1),1))),1)</text:p>
          </table:table-cell>
          <table:table-cell table:formula="of:=['Bio light'.C22]" office:value-type="float" office:value="12">
            <text:p>12</text:p>
          </table:table-cell>
          <table:table-cell table:formula="of:=IF([.C104]&lt;&gt;0;[.C103]/[.C104];&quot;-&quot;)" office:value-type="float" office:value="5.33333333333333">
            <text:p>5,3333333333</text:p>
          </table:table-cell>
        </table:table-row>
        <table:table-row table:style-name="ro1">
          <table:table-cell table:formula="of:=['Bio light'.A23]" office:value-type="string" office:string-value="TestProjectRampal_Endversion2">
            <text:p>TestProjectRampal_Endversion2</text:p>
          </table:table-cell>
          <table:table-cell table:formula="of:=['Bio light'.D23]" office:value-type="string" office:string-value="((1,(1,(((((2,(1,((1,2),1))),1),((((1,((1,(2,(22,4))),((1,2),(1,1)))),1),(1,1)),1)),1),1))),2)">
            <text:p>((1,(1,(((((2,(1,((1,2),1))),1),((((1,((1,(2,(22,4))),((1,2),(1,1)))),1),(1,1)),1)),1),1))),2)</text:p>
          </table:table-cell>
          <table:table-cell table:formula="of:=['Bio light'.C23]" office:value-type="float" office:value="559">
            <text:p>559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24]" office:value-type="string" office:string-value="TestTwoDigitNewickRelease">
            <text:p>TestTwoDigitNewickRelease</text:p>
          </table:table-cell>
          <table:table-cell table:formula="of:=['Bio light'.D24]" office:value-type="string" office:string-value="((1,(1,(((((2,(1,((1,2),1))),1),((((1,((1,(2,(22,4))),((1,2),(1,1)))),1),(1,1)),1)),1),1))),2)">
            <text:p>((1,(1,(((((2,(1,((1,2),1))),1),((((1,((1,(2,(22,4))),((1,2),(1,1)))),1),(1,1)),1)),1),1))),2)</text:p>
          </table:table-cell>
          <table:table-cell table:formula="of:=['Bio light'.C24]" office:value-type="float" office:value="40">
            <text:p>40</text:p>
          </table:table-cell>
          <table:table-cell table:formula="of:=IF([.C106]&lt;&gt;0;[.C105]/[.C106];&quot;-&quot;)" office:value-type="float" office:value="13.975">
            <text:p>13,975</text:p>
          </table:table-cell>
        </table:table-row>
        <table:table-row table:style-name="ro1">
          <table:table-cell table:formula="of:=['Bio light'.A25]" office:value-type="string" office:string-value="TestProjectRampal_Endversion2">
            <text:p>TestProjectRampal_Endversion2</text:p>
          </table:table-cell>
          <table:table-cell table:formula="of:=['Bio light'.D25]" office:value-type="string" office:string-value="((1,(1,((((2,1),((((1,((1,(1,(16,9))),((2,4),1))),1),2),1)),1),1))),((1,1),1))">
            <text:p>((1,(1,((((2,1),((((1,((1,(1,(16,9))),((2,4),1))),1),2),1)),1),1))),((1,1),1))</text:p>
          </table:table-cell>
          <table:table-cell table:formula="of:=['Bio light'.C25]" office:value-type="float" office:value="74">
            <text:p>74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26]" office:value-type="string" office:string-value="TestTwoDigitNewickRelease">
            <text:p>TestTwoDigitNewickRelease</text:p>
          </table:table-cell>
          <table:table-cell table:formula="of:=['Bio light'.D26]" office:value-type="string" office:string-value="((1,(1,((((2,1),((((1,((1,(1,(16,9))),((2,4),1))),1),2),1)),1),1))),((1,1),1))">
            <text:p>((1,(1,((((2,1),((((1,((1,(1,(16,9))),((2,4),1))),1),2),1)),1),1))),((1,1),1))</text:p>
          </table:table-cell>
          <table:table-cell table:formula="of:=['Bio light'.C26]" office:value-type="float" office:value="3">
            <text:p>3</text:p>
          </table:table-cell>
          <table:table-cell table:formula="of:=IF([.C108]&lt;&gt;0;[.C107]/[.C108];&quot;-&quot;)" office:value-type="float" office:value="24.6666666666667">
            <text:p>24,6666666667</text:p>
          </table:table-cell>
        </table:table-row>
        <table:table-row table:style-name="ro1">
          <table:table-cell table:formula="of:=['Bio light'.A27]" office:value-type="string" office:string-value="TestProjectRampal_Endversion2">
            <text:p>TestProjectRampal_Endversion2</text:p>
          </table:table-cell>
          <table:table-cell table:formula="of:=['Bio light'.D27]" office:value-type="string" office:string-value="((1,(1,(((((2,(1,(1,(1,1)))),1),((((1,((1,(3,(37,12))),((2,1),1))),1),(1,1)),1)),1),1))),((1,1),1))">
            <text:p>((1,(1,(((((2,(1,(1,(1,1)))),1),((((1,((1,(3,(37,12))),((2,1),1))),1),(1,1)),1)),1),1))),((1,1),1))</text:p>
          </table:table-cell>
          <table:table-cell table:formula="of:=['Bio light'.C27]" office:value-type="float" office:value="4020">
            <text:p>402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28]" office:value-type="string" office:string-value="TestTwoDigitNewickRelease">
            <text:p>TestTwoDigitNewickRelease</text:p>
          </table:table-cell>
          <table:table-cell table:formula="of:=['Bio light'.D28]" office:value-type="string" office:string-value="((1,(1,(((((2,(1,(1,(1,1)))),1),((((1,((1,(3,(37,12))),((2,1),1))),1),(1,1)),1)),1),1))),((1,1),1))">
            <text:p>((1,(1,(((((2,(1,(1,(1,1)))),1),((((1,((1,(3,(37,12))),((2,1),1))),1),(1,1)),1)),1),1))),((1,1),1))</text:p>
          </table:table-cell>
          <table:table-cell table:formula="of:=['Bio light'.C28]" office:value-type="float" office:value="15">
            <text:p>15</text:p>
          </table:table-cell>
          <table:table-cell table:formula="of:=IF([.C110]&lt;&gt;0;[.C109]/[.C110];&quot;-&quot;)" office:value-type="float" office:value="268">
            <text:p>268</text:p>
          </table:table-cell>
        </table:table-row>
        <table:table-row table:style-name="ro1">
          <table:table-cell table:formula="of:=['Bio light'.A29]" office:value-type="string" office:string-value="TestProjectRampal_Endversion2">
            <text:p>TestProjectRampal_Endversion2</text:p>
          </table:table-cell>
          <table:table-cell table:formula="of:=['Bio light'.D29]" office:value-type="string" office:string-value="((1,(1,(((((1,(1,(2,(1,1)))),1),((((1,((1,((1,1),(19,3))),((3,1),1))),1),(3,3)),(1,1))),1),1))),1)">
            <text:p>((1,(1,(((((1,(1,(2,(1,1)))),1),((((1,((1,((1,1),(19,3))),((3,1),1))),1),(3,3)),(1,1))),1),1))),1)</text:p>
          </table:table-cell>
          <table:table-cell table:formula="of:=['Bio light'.C29]" office:value-type="float" office:value="1363">
            <text:p>1363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30]" office:value-type="string" office:string-value="TestTwoDigitNewickRelease">
            <text:p>TestTwoDigitNewickRelease</text:p>
          </table:table-cell>
          <table:table-cell table:formula="of:=['Bio light'.D30]" office:value-type="string" office:string-value="((1,(1,(((((1,(1,(2,(1,1)))),1),((((1,((1,((1,1),(19,3))),((3,1),1))),1),(3,3)),(1,1))),1),1))),1)">
            <text:p>((1,(1,(((((1,(1,(2,(1,1)))),1),((((1,((1,((1,1),(19,3))),((3,1),1))),1),(3,3)),(1,1))),1),1))),1)</text:p>
          </table:table-cell>
          <table:table-cell table:formula="of:=['Bio light'.C30]" office:value-type="float" office:value="159">
            <text:p>159</text:p>
          </table:table-cell>
          <table:table-cell table:formula="of:=IF([.C112]&lt;&gt;0;[.C111]/[.C112];&quot;-&quot;)" office:value-type="float" office:value="8.57232704402516">
            <text:p>8,572327044</text:p>
          </table:table-cell>
        </table:table-row>
        <table:table-row table:style-name="ro1">
          <table:table-cell table:formula="of:=['Bio light'.A31]" office:value-type="string" office:string-value="TestProjectRampal_Endversion2">
            <text:p>TestProjectRampal_Endversion2</text:p>
          </table:table-cell>
          <table:table-cell table:formula="of:=['Bio light'.D31]" office:value-type="string" office:string-value="((1,(1,(((((((1,1),1),(1,(1,((1,1),1)))),1),((((1,((1,(1,(27,5))),((4,2),1))),1),3),1)),1),1))),1)">
            <text:p>((1,(1,(((((((1,1),1),(1,(1,((1,1),1)))),1),((((1,((1,(1,(27,5))),((4,2),1))),1),3),1)),1),1))),1)</text:p>
          </table:table-cell>
          <table:table-cell table:formula="of:=['Bio light'.C31]" office:value-type="float" office:value="522">
            <text:p>522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32]" office:value-type="string" office:string-value="TestTwoDigitNewickRelease">
            <text:p>TestTwoDigitNewickRelease</text:p>
          </table:table-cell>
          <table:table-cell table:formula="of:=['Bio light'.D32]" office:value-type="string" office:string-value="((1,(1,(((((((1,1),1),(1,(1,((1,1),1)))),1),((((1,((1,(1,(27,5))),((4,2),1))),1),3),1)),1),1))),1)">
            <text:p>((1,(1,(((((((1,1),1),(1,(1,((1,1),1)))),1),((((1,((1,(1,(27,5))),((4,2),1))),1),3),1)),1),1))),1)</text:p>
          </table:table-cell>
          <table:table-cell table:formula="of:=['Bio light'.C32]" office:value-type="float" office:value="74">
            <text:p>74</text:p>
          </table:table-cell>
          <table:table-cell table:formula="of:=IF([.C114]&lt;&gt;0;[.C113]/[.C114];&quot;-&quot;)" office:value-type="float" office:value="7.05405405405405">
            <text:p>7,0540540541</text:p>
          </table:table-cell>
        </table:table-row>
        <table:table-row table:style-name="ro1">
          <table:table-cell table:formula="of:=['Bio light'.A33]" office:value-type="string" office:string-value="TestProjectRampal_Endversion2">
            <text:p>TestProjectRampal_Endversion2</text:p>
          </table:table-cell>
          <table:table-cell table:formula="of:=['Bio light'.D33]" office:value-type="string" office:string-value="((1,(1,(((((1,(1,(2,2))),1),((((1,((1,(2,(37,5))),((2,(2,1)),1))),1),(1,1)),1)),1),1))),(1,1))">
            <text:p>((1,(1,(((((1,(1,(2,2))),1),((((1,((1,(2,(37,5))),((2,(2,1)),1))),1),(1,1)),1)),1),1))),(1,1))</text:p>
          </table:table-cell>
          <table:table-cell table:formula="of:=['Bio light'.C33]" office:value-type="float" office:value="932">
            <text:p>932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34]" office:value-type="string" office:string-value="TestTwoDigitNewickRelease">
            <text:p>TestTwoDigitNewickRelease</text:p>
          </table:table-cell>
          <table:table-cell table:formula="of:=['Bio light'.D34]" office:value-type="string" office:string-value="((1,(1,(((((1,(1,(2,2))),1),((((1,((1,(2,(37,5))),((2,(2,1)),1))),1),(1,1)),1)),1),1))),(1,1))">
            <text:p>((1,(1,(((((1,(1,(2,2))),1),((((1,((1,(2,(37,5))),((2,(2,1)),1))),1),(1,1)),1)),1),1))),(1,1))</text:p>
          </table:table-cell>
          <table:table-cell table:formula="of:=['Bio light'.C34]" office:value-type="float" office:value="78">
            <text:p>78</text:p>
          </table:table-cell>
          <table:table-cell table:formula="of:=IF([.C116]&lt;&gt;0;[.C115]/[.C116];&quot;-&quot;)" office:value-type="float" office:value="11.9487179487179">
            <text:p>11,9487179487</text:p>
          </table:table-cell>
        </table:table-row>
        <table:table-row table:style-name="ro1">
          <table:table-cell table:formula="of:=['Bio light'.A35]" office:value-type="string" office:string-value="TestProjectRampal_Endversion2">
            <text:p>TestProjectRampal_Endversion2</text:p>
          </table:table-cell>
          <table:table-cell table:formula="of:=['Bio light'.D35]" office:value-type="string" office:string-value="((1,(1,(((((1,(1,(1,((1,1),2)))),1),((((1,((1,(1,(23,8))),((3,3),1))),1),(1,2)),1)),1),1))),1)">
            <text:p>((1,(1,(((((1,(1,(1,((1,1),2)))),1),((((1,((1,(1,(23,8))),((3,3),1))),1),(1,2)),1)),1),1))),1)</text:p>
          </table:table-cell>
          <table:table-cell table:formula="of:=['Bio light'.C35]" office:value-type="float" office:value="239">
            <text:p>239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36]" office:value-type="string" office:string-value="TestTwoDigitNewickRelease">
            <text:p>TestTwoDigitNewickRelease</text:p>
          </table:table-cell>
          <table:table-cell table:formula="of:=['Bio light'.D36]" office:value-type="string" office:string-value="((1,(1,(((((1,(1,(1,((1,1),2)))),1),((((1,((1,(1,(23,8))),((3,3),1))),1),(1,2)),1)),1),1))),1)">
            <text:p>((1,(1,(((((1,(1,(1,((1,1),2)))),1),((((1,((1,(1,(23,8))),((3,3),1))),1),(1,2)),1)),1),1))),1)</text:p>
          </table:table-cell>
          <table:table-cell table:formula="of:=['Bio light'.C36]" office:value-type="float" office:value="34">
            <text:p>34</text:p>
          </table:table-cell>
          <table:table-cell table:formula="of:=IF([.C118]&lt;&gt;0;[.C117]/[.C118];&quot;-&quot;)" office:value-type="float" office:value="7.02941176470588">
            <text:p>7,0294117647</text:p>
          </table:table-cell>
        </table:table-row>
        <table:table-row table:style-name="ro1">
          <table:table-cell table:formula="of:=['Bio light'.A37]" office:value-type="string" office:string-value="TestProjectRampal_Endversion2">
            <text:p>TestProjectRampal_Endversion2</text:p>
          </table:table-cell>
          <table:table-cell table:formula="of:=['Bio light'.D37]" office:value-type="string" office:string-value="((1,(1,(((((1,(1,(1,(1,2)))),1),((((1,((1,((1,1),(26,4))),((2,3),1))),1),3),1)),1),1))),2)">
            <text:p>((1,(1,(((((1,(1,(1,(1,2)))),1),((((1,((1,((1,1),(26,4))),((2,3),1))),1),3),1)),1),1))),2)</text:p>
          </table:table-cell>
          <table:table-cell table:formula="of:=['Bio light'.C37]" office:value-type="float" office:value="475">
            <text:p>475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38]" office:value-type="string" office:string-value="TestTwoDigitNewickRelease">
            <text:p>TestTwoDigitNewickRelease</text:p>
          </table:table-cell>
          <table:table-cell table:formula="of:=['Bio light'.D38]" office:value-type="string" office:string-value="((1,(1,(((((1,(1,(1,(1,2)))),1),((((1,((1,((1,1),(26,4))),((2,3),1))),1),3),1)),1),1))),2)">
            <text:p>((1,(1,(((((1,(1,(1,(1,2)))),1),((((1,((1,((1,1),(26,4))),((2,3),1))),1),3),1)),1),1))),2)</text:p>
          </table:table-cell>
          <table:table-cell table:formula="of:=['Bio light'.C38]" office:value-type="float" office:value="36">
            <text:p>36</text:p>
          </table:table-cell>
          <table:table-cell table:formula="of:=IF([.C120]&lt;&gt;0;[.C119]/[.C120];&quot;-&quot;)" office:value-type="float" office:value="13.1944444444444">
            <text:p>13,1944444444</text:p>
          </table:table-cell>
        </table:table-row>
        <table:table-row table:style-name="ro1">
          <table:table-cell table:formula="of:=['Bio light'.A39]" office:value-type="string" office:string-value="TestProjectRampal_Endversion2">
            <text:p>TestProjectRampal_Endversion2</text:p>
          </table:table-cell>
          <table:table-cell table:formula="of:=['Bio light'.D39]" office:value-type="string" office:string-value="((1,(1,((((((1,1),(1,(1,((1,(2,1)),1)))),1),((((1,((1,(1,(13,7))),((2,3),3))),1),(1,2)),1)),1),1))),(1,1))">
            <text:p>((1,(1,((((((1,1),(1,(1,((1,(2,1)),1)))),1),((((1,((1,(1,(13,7))),((2,3),3))),1),(1,2)),1)),1),1))),(1,1))</text:p>
          </table:table-cell>
          <table:table-cell table:formula="of:=['Bio light'.C39]" office:value-type="float" office:value="3302">
            <text:p>3302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40]" office:value-type="string" office:string-value="TestTwoDigitNewickRelease">
            <text:p>TestTwoDigitNewickRelease</text:p>
          </table:table-cell>
          <table:table-cell table:formula="of:=['Bio light'.D40]" office:value-type="string" office:string-value="((1,(1,((((((1,1),(1,(1,((1,(2,1)),1)))),1),((((1,((1,(1,(13,7))),((2,3),3))),1),(1,2)),1)),1),1))),(1,1))">
            <text:p>((1,(1,((((((1,1),(1,(1,((1,(2,1)),1)))),1),((((1,((1,(1,(13,7))),((2,3),3))),1),(1,2)),1)),1),1))),(1,1))</text:p>
          </table:table-cell>
          <table:table-cell table:formula="of:=['Bio light'.C40]" office:value-type="float" office:value="191">
            <text:p>191</text:p>
          </table:table-cell>
          <table:table-cell table:formula="of:=IF([.C122]&lt;&gt;0;[.C121]/[.C122];&quot;-&quot;)" office:value-type="float" office:value="17.2879581151832">
            <text:p>17,2879581152</text:p>
          </table:table-cell>
        </table:table-row>
        <table:table-row table:style-name="ro1">
          <table:table-cell table:formula="of:=['Bio light'.A41]" office:value-type="string" office:string-value="TestProjectRampal_Endversion2">
            <text:p>TestProjectRampal_Endversion2</text:p>
          </table:table-cell>
          <table:table-cell table:formula="of:=['Bio light'.D41]" office:value-type="string" office:string-value="((1,(1,(((((1,(1,(2,((1,1),1)))),1),((((1,((1,(2,(28,5))),((2,1),2))),1),1),2)),1),1))),2)">
            <text:p>((1,(1,(((((1,(1,(2,((1,1),1)))),1),((((1,((1,(2,(28,5))),((2,1),2))),1),1),2)),1),1))),2)</text:p>
          </table:table-cell>
          <table:table-cell table:formula="of:=['Bio light'.C41]" office:value-type="float" office:value="313">
            <text:p>313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42]" office:value-type="string" office:string-value="TestTwoDigitNewickRelease">
            <text:p>TestTwoDigitNewickRelease</text:p>
          </table:table-cell>
          <table:table-cell table:formula="of:=['Bio light'.D42]" office:value-type="string" office:string-value="((1,(1,(((((1,(1,(2,((1,1),1)))),1),((((1,((1,(2,(28,5))),((2,1),2))),1),1),2)),1),1))),2)">
            <text:p>((1,(1,(((((1,(1,(2,((1,1),1)))),1),((((1,((1,(2,(28,5))),((2,1),2))),1),1),2)),1),1))),2)</text:p>
          </table:table-cell>
          <table:table-cell table:formula="of:=['Bio light'.C42]" office:value-type="float" office:value="26">
            <text:p>26</text:p>
          </table:table-cell>
          <table:table-cell table:formula="of:=IF([.C124]&lt;&gt;0;[.C123]/[.C124];&quot;-&quot;)" office:value-type="float" office:value="12.0384615384615">
            <text:p>12,0384615385</text:p>
          </table:table-cell>
        </table:table-row>
        <table:table-row table:style-name="ro1">
          <table:table-cell table:formula="of:=['Bio light'.A43]" office:value-type="string" office:string-value="TestProjectRampal_Endversion2">
            <text:p>TestProjectRampal_Endversion2</text:p>
          </table:table-cell>
          <table:table-cell table:formula="of:=['Bio light'.D43]" office:value-type="string" office:string-value="((1,(1,(((((1,(2,((1,1),2))),1),((((1,((1,(1,(23,7))),((3,2),1))),1),(1,1)),1)),1),1))),(2,1))">
            <text:p>((1,(1,(((((1,(2,((1,1),2))),1),((((1,((1,(1,(23,7))),((3,2),1))),1),(1,1)),1)),1),1))),(2,1))</text:p>
          </table:table-cell>
          <table:table-cell table:formula="of:=['Bio light'.C43]" office:value-type="float" office:value="740">
            <text:p>74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44]" office:value-type="string" office:string-value="TestTwoDigitNewickRelease">
            <text:p>TestTwoDigitNewickRelease</text:p>
          </table:table-cell>
          <table:table-cell table:formula="of:=['Bio light'.D44]" office:value-type="string" office:string-value="((1,(1,(((((1,(2,((1,1),2))),1),((((1,((1,(1,(23,7))),((3,2),1))),1),(1,1)),1)),1),1))),(2,1))">
            <text:p>((1,(1,(((((1,(2,((1,1),2))),1),((((1,((1,(1,(23,7))),((3,2),1))),1),(1,1)),1)),1),1))),(2,1))</text:p>
          </table:table-cell>
          <table:table-cell table:formula="of:=['Bio light'.C44]" office:value-type="float" office:value="37">
            <text:p>37</text:p>
          </table:table-cell>
          <table:table-cell table:formula="of:=IF([.C126]&lt;&gt;0;[.C125]/[.C126];&quot;-&quot;)" office:value-type="float" office:value="20">
            <text:p>20</text:p>
          </table:table-cell>
        </table:table-row>
        <table:table-row table:style-name="ro1">
          <table:table-cell table:formula="of:=['Bio light'.A45]" office:value-type="string" office:string-value="TestProjectRampal_Endversion2">
            <text:p>TestProjectRampal_Endversion2</text:p>
          </table:table-cell>
          <table:table-cell table:formula="of:=['Bio light'.D45]" office:value-type="string" office:string-value="((1,(1,(((((1,(1,(2,((1,(1,1)),1)))),1),((((1,((1,((1,1),(35,7))),((5,1),1))),1),2),1)),1),1))),((1,1),1))">
            <text:p>((1,(1,(((((1,(1,(2,((1,(1,1)),1)))),1),((((1,((1,((1,1),(35,7))),((5,1),1))),1),2),1)),1),1))),((1,1),1))</text:p>
          </table:table-cell>
          <table:table-cell table:formula="of:=['Bio light'.C45]" office:value-type="float" office:value="5220">
            <text:p>522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46]" office:value-type="string" office:string-value="TestTwoDigitNewickRelease">
            <text:p>TestTwoDigitNewickRelease</text:p>
          </table:table-cell>
          <table:table-cell table:formula="of:=['Bio light'.D46]" office:value-type="string" office:string-value="((1,(1,(((((1,(1,(2,((1,(1,1)),1)))),1),((((1,((1,((1,1),(35,7))),((5,1),1))),1),2),1)),1),1))),((1,1),1))">
            <text:p>((1,(1,(((((1,(1,(2,((1,(1,1)),1)))),1),((((1,((1,((1,1),(35,7))),((5,1),1))),1),2),1)),1),1))),((1,1),1))</text:p>
          </table:table-cell>
          <table:table-cell table:formula="of:=['Bio light'.C46]" office:value-type="float" office:value="248">
            <text:p>248</text:p>
          </table:table-cell>
          <table:table-cell table:formula="of:=IF([.C128]&lt;&gt;0;[.C127]/[.C128];&quot;-&quot;)" office:value-type="float" office:value="21.0483870967742">
            <text:p>21,0483870968</text:p>
          </table:table-cell>
        </table:table-row>
        <table:table-row table:style-name="ro1">
          <table:table-cell table:formula="of:=['Bio light'.A47]" office:value-type="string" office:string-value="TestProjectRampal_Endversion2">
            <text:p>TestProjectRampal_Endversion2</text:p>
          </table:table-cell>
          <table:table-cell table:formula="of:=['Bio light'.D47]" office:value-type="string" office:string-value="((1,(1,(((((1,(1,(1,1))),1),((((1,((1,((2,1),(24,4))),((3,3),1))),1),3),1)),1),1))),2)">
            <text:p>((1,(1,(((((1,(1,(1,1))),1),((((1,((1,((2,1),(24,4))),((3,3),1))),1),3),1)),1),1))),2)</text:p>
          </table:table-cell>
          <table:table-cell table:formula="of:=['Bio light'.C47]" office:value-type="float" office:value="414">
            <text:p>414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48]" office:value-type="string" office:string-value="TestTwoDigitNewickRelease">
            <text:p>TestTwoDigitNewickRelease</text:p>
          </table:table-cell>
          <table:table-cell table:formula="of:=['Bio light'.D48]" office:value-type="string" office:string-value="((1,(1,(((((1,(1,(1,1))),1),((((1,((1,((2,1),(24,4))),((3,3),1))),1),3),1)),1),1))),2)">
            <text:p>((1,(1,(((((1,(1,(1,1))),1),((((1,((1,((2,1),(24,4))),((3,3),1))),1),3),1)),1),1))),2)</text:p>
          </table:table-cell>
          <table:table-cell table:formula="of:=['Bio light'.C48]" office:value-type="float" office:value="29">
            <text:p>29</text:p>
          </table:table-cell>
          <table:table-cell table:formula="of:=IF([.C130]&lt;&gt;0;[.C129]/[.C130];&quot;-&quot;)" office:value-type="float" office:value="14.2758620689655">
            <text:p>14,275862069</text:p>
          </table:table-cell>
        </table:table-row>
        <table:table-row table:style-name="ro1">
          <table:table-cell table:formula="of:=['Bio light'.A49]" office:value-type="string" office:string-value="TestProjectRampal_Endversion2">
            <text:p>TestProjectRampal_Endversion2</text:p>
          </table:table-cell>
          <table:table-cell table:formula="of:=['Bio light'.D49]" office:value-type="string" office:string-value="((1,(1,(((((1,(1,(1,(3,1)))),1),((((1,((1,(1,(34,7))),(1,2))),1),7),(1,1))),1),1))),(1,1))">
            <text:p>((1,(1,(((((1,(1,(1,(3,1)))),1),((((1,((1,(1,(34,7))),(1,2))),1),7),(1,1))),1),1))),(1,1))</text:p>
          </table:table-cell>
          <table:table-cell table:formula="of:=['Bio light'.C49]" office:value-type="float" office:value="1811">
            <text:p>1811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50]" office:value-type="string" office:string-value="TestTwoDigitNewickRelease">
            <text:p>TestTwoDigitNewickRelease</text:p>
          </table:table-cell>
          <table:table-cell table:formula="of:=['Bio light'.D50]" office:value-type="string" office:string-value="((1,(1,(((((1,(1,(1,(3,1)))),1),((((1,((1,(1,(34,7))),(1,2))),1),7),(1,1))),1),1))),(1,1))">
            <text:p>((1,(1,(((((1,(1,(1,(3,1)))),1),((((1,((1,(1,(34,7))),(1,2))),1),7),(1,1))),1),1))),(1,1))</text:p>
          </table:table-cell>
          <table:table-cell table:formula="of:=['Bio light'.C50]" office:value-type="float" office:value="149">
            <text:p>149</text:p>
          </table:table-cell>
          <table:table-cell table:formula="of:=IF([.C132]&lt;&gt;0;[.C131]/[.C132];&quot;-&quot;)" office:value-type="float" office:value="12.1543624161074">
            <text:p>12,1543624161</text:p>
          </table:table-cell>
        </table:table-row>
        <table:table-row table:style-name="ro1">
          <table:table-cell table:formula="of:=['Bio light'.A51]" office:value-type="string" office:string-value="TestProjectRampal_Endversion2">
            <text:p>TestProjectRampal_Endversion2</text:p>
          </table:table-cell>
          <table:table-cell table:formula="of:=['Bio light'.D51]" office:value-type="string" office:string-value="((1,(1,(((((1,(1,(1,(1,1)))),1),((((1,((1,(2,(26,8))),((4,3),1))),1),1),1)),2),1))),(1,1))">
            <text:p>((1,(1,(((((1,(1,(1,(1,1)))),1),((((1,((1,(2,(26,8))),((4,3),1))),1),1),1)),2),1))),(1,1))</text:p>
          </table:table-cell>
          <table:table-cell table:formula="of:=['Bio light'.C51]" office:value-type="float" office:value="581">
            <text:p>581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52]" office:value-type="string" office:string-value="TestTwoDigitNewickRelease">
            <text:p>TestTwoDigitNewickRelease</text:p>
          </table:table-cell>
          <table:table-cell table:formula="of:=['Bio light'.D52]" office:value-type="string" office:string-value="((1,(1,(((((1,(1,(1,(1,1)))),1),((((1,((1,(2,(26,8))),((4,3),1))),1),1),1)),2),1))),(1,1))">
            <text:p>((1,(1,(((((1,(1,(1,(1,1)))),1),((((1,((1,(2,(26,8))),((4,3),1))),1),1),1)),2),1))),(1,1))</text:p>
          </table:table-cell>
          <table:table-cell table:formula="of:=['Bio light'.C52]" office:value-type="float" office:value="37">
            <text:p>37</text:p>
          </table:table-cell>
          <table:table-cell table:formula="of:=IF([.C134]&lt;&gt;0;[.C133]/[.C134];&quot;-&quot;)" office:value-type="float" office:value="15.7027027027027">
            <text:p>15,7027027027</text:p>
          </table:table-cell>
        </table:table-row>
        <table:table-row table:style-name="ro1">
          <table:table-cell table:formula="of:=['Bio light'.A53]" office:value-type="string" office:string-value="TestProjectRampal_Endversion2">
            <text:p>TestProjectRampal_Endversion2</text:p>
          </table:table-cell>
          <table:table-cell table:formula="of:=['Bio light'.D53]" office:value-type="string" office:string-value="((1,(1,(((((1,(1,(1,2))),1),((((1,((1,(2,(31,7))),((3,2),1))),1),2),1)),1),1))),((1,1),1))">
            <text:p>((1,(1,(((((1,(1,(1,2))),1),((((1,((1,(2,(31,7))),((3,2),1))),1),2),1)),1),1))),((1,1),1))</text:p>
          </table:table-cell>
          <table:table-cell table:formula="of:=['Bio light'.C53]" office:value-type="float" office:value="884">
            <text:p>884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54]" office:value-type="string" office:string-value="TestTwoDigitNewickRelease">
            <text:p>TestTwoDigitNewickRelease</text:p>
          </table:table-cell>
          <table:table-cell table:formula="of:=['Bio light'.D54]" office:value-type="string" office:string-value="((1,(1,(((((1,(1,(1,2))),1),((((1,((1,(2,(31,7))),((3,2),1))),1),2),1)),1),1))),((1,1),1))">
            <text:p>((1,(1,(((((1,(1,(1,2))),1),((((1,((1,(2,(31,7))),((3,2),1))),1),2),1)),1),1))),((1,1),1))</text:p>
          </table:table-cell>
          <table:table-cell table:formula="of:=['Bio light'.C54]" office:value-type="float" office:value="40">
            <text:p>40</text:p>
          </table:table-cell>
          <table:table-cell table:formula="of:=IF([.C136]&lt;&gt;0;[.C135]/[.C136];&quot;-&quot;)" office:value-type="float" office:value="22.1">
            <text:p>22,1</text:p>
          </table:table-cell>
        </table:table-row>
        <table:table-row table:style-name="ro1">
          <table:table-cell table:formula="of:=['Bio light'.A55]" office:value-type="string" office:string-value="TestProjectRampal_Endversion2">
            <text:p>TestProjectRampal_Endversion2</text:p>
          </table:table-cell>
          <table:table-cell table:formula="of:=['Bio light'.D55]" office:value-type="string" office:string-value="((1,(1,(((((1,(1,(1,1))),1),((((1,((1,(1,(29,9))),((3,(1,1)),1))),1),(1,3)),2)),1),2))),1)">
            <text:p>((1,(1,(((((1,(1,(1,1))),1),((((1,((1,(1,(29,9))),((3,(1,1)),1))),1),(1,3)),2)),1),2))),1)</text:p>
          </table:table-cell>
          <table:table-cell table:formula="of:=['Bio light'.C55]" office:value-type="float" office:value="1197">
            <text:p>1197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56]" office:value-type="string" office:string-value="TestTwoDigitNewickRelease">
            <text:p>TestTwoDigitNewickRelease</text:p>
          </table:table-cell>
          <table:table-cell table:formula="of:=['Bio light'.D56]" office:value-type="string" office:string-value="((1,(1,(((((1,(1,(1,1))),1),((((1,((1,(1,(29,9))),((3,(1,1)),1))),1),(1,3)),2)),1),2))),1)">
            <text:p>((1,(1,(((((1,(1,(1,1))),1),((((1,((1,(1,(29,9))),((3,(1,1)),1))),1),(1,3)),2)),1),2))),1)</text:p>
          </table:table-cell>
          <table:table-cell table:formula="of:=['Bio light'.C56]" office:value-type="float" office:value="156">
            <text:p>156</text:p>
          </table:table-cell>
          <table:table-cell table:formula="of:=IF([.C138]&lt;&gt;0;[.C137]/[.C138];&quot;-&quot;)" office:value-type="float" office:value="7.67307692307692">
            <text:p>7,6730769231</text:p>
          </table:table-cell>
        </table:table-row>
        <table:table-row table:style-name="ro1">
          <table:table-cell table:formula="of:=['Bio light'.A57]" office:value-type="string" office:string-value="TestProjectRampal_Endversion2">
            <text:p>TestProjectRampal_Endversion2</text:p>
          </table:table-cell>
          <table:table-cell table:formula="of:=['Bio light'.D57]" office:value-type="string" office:string-value="((1,(1,(((((2,(1,(2,2))),1),((((1,((1,(1,(13,7))),((3,1),2))),1),1),1)),1),1))),(2,1))">
            <text:p>((1,(1,(((((2,(1,(2,2))),1),((((1,((1,(1,(13,7))),((3,1),2))),1),1),1)),1),1))),(2,1))</text:p>
          </table:table-cell>
          <table:table-cell table:formula="of:=['Bio light'.C57]" office:value-type="float" office:value="141">
            <text:p>141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58]" office:value-type="string" office:string-value="TestTwoDigitNewickRelease">
            <text:p>TestTwoDigitNewickRelease</text:p>
          </table:table-cell>
          <table:table-cell table:formula="of:=['Bio light'.D58]" office:value-type="string" office:string-value="((1,(1,(((((2,(1,(2,2))),1),((((1,((1,(1,(13,7))),((3,1),2))),1),1),1)),1),1))),(2,1))">
            <text:p>((1,(1,(((((2,(1,(2,2))),1),((((1,((1,(1,(13,7))),((3,1),2))),1),1),1)),1),1))),(2,1))</text:p>
          </table:table-cell>
          <table:table-cell table:formula="of:=['Bio light'.C58]" office:value-type="float" office:value="6">
            <text:p>6</text:p>
          </table:table-cell>
          <table:table-cell table:formula="of:=IF([.C140]&lt;&gt;0;[.C139]/[.C140];&quot;-&quot;)" office:value-type="float" office:value="23.5">
            <text:p>23,5</text:p>
          </table:table-cell>
        </table:table-row>
        <table:table-row table:style-name="ro1">
          <table:table-cell table:formula="of:=['Bio light'.A59]" office:value-type="string" office:string-value="TestProjectRampal_Endversion2">
            <text:p>TestProjectRampal_Endversion2</text:p>
          </table:table-cell>
          <table:table-cell table:formula="of:=['Bio light'.D59]" office:value-type="string" office:string-value="((1,(1,(((((1,(1,(2,((1,1),1)))),1),((((1,((1,(1,(35,11))),((3,(1,1)),1))),1),(1,2)),1)),1),1))),2)">
            <text:p>((1,(1,(((((1,(1,(2,((1,1),1)))),1),((((1,((1,(1,(35,11))),((3,(1,1)),1))),1),(1,2)),1)),1),1))),2)</text:p>
          </table:table-cell>
          <table:table-cell table:formula="of:=['Bio light'.C59]" office:value-type="float" office:value="1352">
            <text:p>1352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60]" office:value-type="string" office:string-value="TestTwoDigitNewickRelease">
            <text:p>TestTwoDigitNewickRelease</text:p>
          </table:table-cell>
          <table:table-cell table:formula="of:=['Bio light'.D60]" office:value-type="string" office:string-value="((1,(1,(((((1,(1,(2,((1,1),1)))),1),((((1,((1,(1,(35,11))),((3,(1,1)),1))),1),(1,2)),1)),1),1))),2)">
            <text:p>((1,(1,(((((1,(1,(2,((1,1),1)))),1),((((1,((1,(1,(35,11))),((3,(1,1)),1))),1),(1,2)),1)),1),1))),2)</text:p>
          </table:table-cell>
          <table:table-cell table:formula="of:=['Bio light'.C60]" office:value-type="float" office:value="121">
            <text:p>121</text:p>
          </table:table-cell>
          <table:table-cell table:formula="of:=IF([.C142]&lt;&gt;0;[.C141]/[.C142];&quot;-&quot;)" office:value-type="float" office:value="11.1735537190083">
            <text:p>11,173553719</text:p>
          </table:table-cell>
        </table:table-row>
        <table:table-row table:style-name="ro1">
          <table:table-cell table:formula="of:=['Bio light'.A61]" office:value-type="string" office:string-value="TestProjectRampal_Endversion2">
            <text:p>TestProjectRampal_Endversion2</text:p>
          </table:table-cell>
          <table:table-cell table:formula="of:=['Bio light'.D61]" office:value-type="string" office:string-value="((1,(1,(((((1,(1,2)),1),((((1,((1,(1,(32,10))),((3,3),1))),1),1),1)),1),1))),((1,2),1))">
            <text:p>((1,(1,(((((1,(1,2)),1),((((1,((1,(1,(32,10))),((3,3),1))),1),1),1)),1),1))),((1,2),1))</text:p>
          </table:table-cell>
          <table:table-cell table:formula="of:=['Bio light'.C61]" office:value-type="float" office:value="312">
            <text:p>312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62]" office:value-type="string" office:string-value="TestTwoDigitNewickRelease">
            <text:p>TestTwoDigitNewickRelease</text:p>
          </table:table-cell>
          <table:table-cell table:formula="of:=['Bio light'.D62]" office:value-type="string" office:string-value="((1,(1,(((((1,(1,2)),1),((((1,((1,(1,(32,10))),((3,3),1))),1),1),1)),1),1))),((1,2),1))">
            <text:p>((1,(1,(((((1,(1,2)),1),((((1,((1,(1,(32,10))),((3,3),1))),1),1),1)),1),1))),((1,2),1))</text:p>
          </table:table-cell>
          <table:table-cell table:formula="of:=['Bio light'.C62]" office:value-type="float" office:value="16">
            <text:p>16</text:p>
          </table:table-cell>
          <table:table-cell table:formula="of:=IF([.C144]&lt;&gt;0;[.C143]/[.C144];&quot;-&quot;)" office:value-type="float" office:value="19.5">
            <text:p>19,5</text:p>
          </table:table-cell>
        </table:table-row>
        <table:table-row table:style-name="ro1">
          <table:table-cell table:formula="of:=['Bio light'.A63]" office:value-type="string" office:string-value="TestProjectRampal_Endversion2">
            <text:p>TestProjectRampal_Endversion2</text:p>
          </table:table-cell>
          <table:table-cell table:formula="of:=['Bio light'.D63]" office:value-type="string" office:string-value="((1,(1,(((((1,(1,(1,((1,2),1)))),1),((((1,((1,(1,(31,9))),((1,3),1))),1),3),2)),1),1))),((1,(1,1)),1))">
            <text:p>((1,(1,(((((1,(1,(1,((1,2),1)))),1),((((1,((1,(1,(31,9))),((1,3),1))),1),3),2)),1),1))),((1,(1,1)),1))</text:p>
          </table:table-cell>
          <table:table-cell table:formula="of:=['Bio light'.C63]" office:value-type="float" office:value="4860">
            <text:p>486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64]" office:value-type="string" office:string-value="TestTwoDigitNewickRelease">
            <text:p>TestTwoDigitNewickRelease</text:p>
          </table:table-cell>
          <table:table-cell table:formula="of:=['Bio light'.D64]" office:value-type="string" office:string-value="((1,(1,(((((1,(1,(1,((1,2),1)))),1),((((1,((1,(1,(31,9))),((1,3),1))),1),3),2)),1),1))),((1,(1,1)),1))">
            <text:p>((1,(1,(((((1,(1,(1,((1,2),1)))),1),((((1,((1,(1,(31,9))),((1,3),1))),1),3),2)),1),1))),((1,(1,1)),1))</text:p>
          </table:table-cell>
          <table:table-cell table:formula="of:=['Bio light'.C64]" office:value-type="float" office:value="209">
            <text:p>209</text:p>
          </table:table-cell>
          <table:table-cell table:formula="of:=IF([.C146]&lt;&gt;0;[.C145]/[.C146];&quot;-&quot;)" office:value-type="float" office:value="23.2535885167464">
            <text:p>23,2535885167</text:p>
          </table:table-cell>
        </table:table-row>
        <table:table-row table:style-name="ro1">
          <table:table-cell table:formula="of:=['Bio light'.A65]" office:value-type="string" office:string-value="TestProjectRampal_Endversion2">
            <text:p>TestProjectRampal_Endversion2</text:p>
          </table:table-cell>
          <table:table-cell table:formula="of:=['Bio light'.D65]" office:value-type="string" office:string-value="((1,(1,(((((1,(1,(1,((1,2),1)))),1),((((1,((1,(1,(27,3))),((3,3),1))),1),(1,2)),(1,1))),1),2))),(2,1))">
            <text:p>((1,(1,(((((1,(1,(1,((1,2),1)))),1),((((1,((1,(1,(27,3))),((3,3),1))),1),(1,2)),(1,1))),1),2))),(2,1))</text:p>
          </table:table-cell>
          <table:table-cell table:formula="of:=['Bio light'.C65]" office:value-type="float" office:value="31757">
            <text:p>31757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66]" office:value-type="string" office:string-value="TestTwoDigitNewickRelease">
            <text:p>TestTwoDigitNewickRelease</text:p>
          </table:table-cell>
          <table:table-cell table:formula="of:=['Bio light'.D66]" office:value-type="string" office:string-value="((1,(1,(((((1,(1,(1,((1,2),1)))),1),((((1,((1,(1,(27,3))),((3,3),1))),1),(1,2)),(1,1))),1),2))),(2,1))">
            <text:p>((1,(1,(((((1,(1,(1,((1,2),1)))),1),((((1,((1,(1,(27,3))),((3,3),1))),1),(1,2)),(1,1))),1),2))),(2,1))</text:p>
          </table:table-cell>
          <table:table-cell table:formula="of:=['Bio light'.C66]" office:value-type="float" office:value="17">
            <text:p>17</text:p>
          </table:table-cell>
          <table:table-cell table:formula="of:=IF([.C148]&lt;&gt;0;[.C147]/[.C148];&quot;-&quot;)" office:value-type="float" office:value="1868.05882352941">
            <text:p>1868,0588235294</text:p>
          </table:table-cell>
        </table:table-row>
        <table:table-row table:style-name="ro1">
          <table:table-cell table:formula="of:=['Bio light'.A67]" office:value-type="string" office:string-value="TestProjectRampal_Endversion2">
            <text:p>TestProjectRampal_Endversion2</text:p>
          </table:table-cell>
          <table:table-cell table:formula="of:=['Bio light'.D67]" office:value-type="string" office:string-value="((1,(1,(((((1,(1,(2,(2,1)))),1),((((1,((1,(2,(23,4))),((3,2),1))),1),3),1)),1),1))),1)">
            <text:p>((1,(1,(((((1,(1,(2,(2,1)))),1),((((1,((1,(2,(23,4))),((3,2),1))),1),3),1)),1),1))),1)</text:p>
          </table:table-cell>
          <table:table-cell table:formula="of:=['Bio light'.C67]" office:value-type="float" office:value="154">
            <text:p>154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68]" office:value-type="string" office:string-value="TestTwoDigitNewickRelease">
            <text:p>TestTwoDigitNewickRelease</text:p>
          </table:table-cell>
          <table:table-cell table:formula="of:=['Bio light'.D68]" office:value-type="string" office:string-value="((1,(1,(((((1,(1,(2,(2,1)))),1),((((1,((1,(2,(23,4))),((3,2),1))),1),3),1)),1),1))),1)">
            <text:p>((1,(1,(((((1,(1,(2,(2,1)))),1),((((1,((1,(2,(23,4))),((3,2),1))),1),3),1)),1),1))),1)</text:p>
          </table:table-cell>
          <table:table-cell table:formula="of:=['Bio light'.C68]" office:value-type="float" office:value="21">
            <text:p>21</text:p>
          </table:table-cell>
          <table:table-cell table:formula="of:=IF([.C150]&lt;&gt;0;[.C149]/[.C150];&quot;-&quot;)" office:value-type="float" office:value="7.33333333333333">
            <text:p>7,3333333333</text:p>
          </table:table-cell>
        </table:table-row>
        <table:table-row table:style-name="ro1">
          <table:table-cell table:formula="of:=['Bio light'.A69]" office:value-type="string" office:string-value="TestProjectRampal_Endversion2">
            <text:p>TestProjectRampal_Endversion2</text:p>
          </table:table-cell>
          <table:table-cell table:formula="of:=['Bio light'.D69]" office:value-type="string" office:string-value="((1,(1,(((((1,(1,(1,(1,1)))),1),((((1,((1,(2,(16,3))),((2,2),(1,1)))),1),(2,3)),3)),1),1))),(2,1))">
            <text:p>((1,(1,(((((1,(1,(1,(1,1)))),1),((((1,((1,(2,(16,3))),((2,2),(1,1)))),1),(2,3)),3)),1),1))),(2,1))</text:p>
          </table:table-cell>
          <table:table-cell table:formula="of:=['Bio light'.C69]" office:value-type="float" office:value="5840">
            <text:p>584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70]" office:value-type="string" office:string-value="TestTwoDigitNewickRelease">
            <text:p>TestTwoDigitNewickRelease</text:p>
          </table:table-cell>
          <table:table-cell table:formula="of:=['Bio light'.D70]" office:value-type="string" office:string-value="((1,(1,(((((1,(1,(1,(1,1)))),1),((((1,((1,(2,(16,3))),((2,2),(1,1)))),1),(2,3)),3)),1),1))),(2,1))">
            <text:p>((1,(1,(((((1,(1,(1,(1,1)))),1),((((1,((1,(2,(16,3))),((2,2),(1,1)))),1),(2,3)),3)),1),1))),(2,1))</text:p>
          </table:table-cell>
          <table:table-cell table:formula="of:=['Bio light'.C70]" office:value-type="float" office:value="23">
            <text:p>23</text:p>
          </table:table-cell>
          <table:table-cell table:formula="of:=IF([.C152]&lt;&gt;0;[.C151]/[.C152];&quot;-&quot;)" office:value-type="float" office:value="253.913043478261">
            <text:p>253,9130434783</text:p>
          </table:table-cell>
        </table:table-row>
        <table:table-row table:style-name="ro1">
          <table:table-cell table:formula="of:=['Bio light'.A71]" office:value-type="string" office:string-value="TestProjectRampal_Endversion2">
            <text:p>TestProjectRampal_Endversion2</text:p>
          </table:table-cell>
          <table:table-cell table:formula="of:=['Bio light'.D71]" office:value-type="string" office:string-value="((1,(1,(((((1,(1,(2,2))),1),((((1,((1,(1,(19,7))),((2,2),2))),1),(1,1)),1)),1),1))),2)">
            <text:p>((1,(1,(((((1,(1,(2,2))),1),((((1,((1,(1,(19,7))),((2,2),2))),1),(1,1)),1)),1),1))),2)</text:p>
          </table:table-cell>
          <table:table-cell table:formula="of:=['Bio light'.C71]" office:value-type="float" office:value="152">
            <text:p>152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72]" office:value-type="string" office:string-value="TestTwoDigitNewickRelease">
            <text:p>TestTwoDigitNewickRelease</text:p>
          </table:table-cell>
          <table:table-cell table:formula="of:=['Bio light'.D72]" office:value-type="string" office:string-value="((1,(1,(((((1,(1,(2,2))),1),((((1,((1,(1,(19,7))),((2,2),2))),1),(1,1)),1)),1),1))),2)">
            <text:p>((1,(1,(((((1,(1,(2,2))),1),((((1,((1,(1,(19,7))),((2,2),2))),1),(1,1)),1)),1),1))),2)</text:p>
          </table:table-cell>
          <table:table-cell table:formula="of:=['Bio light'.C72]" office:value-type="float" office:value="12">
            <text:p>12</text:p>
          </table:table-cell>
          <table:table-cell table:formula="of:=IF([.C154]&lt;&gt;0;[.C153]/[.C154];&quot;-&quot;)" office:value-type="float" office:value="12.6666666666667">
            <text:p>12,6666666667</text:p>
          </table:table-cell>
        </table:table-row>
        <table:table-row table:style-name="ro1">
          <table:table-cell table:formula="of:=['Bio light'.A73]" office:value-type="string" office:string-value="TestProjectRampal_Endversion2">
            <text:p>TestProjectRampal_Endversion2</text:p>
          </table:table-cell>
          <table:table-cell table:formula="of:=['Bio light'.D73]" office:value-type="string" office:string-value="((1,(1,(((((1,(1,(1,((1,(1,1)),1)))),1),((((1,((1,((1,1),(32,5))),((3,6),(1,1)))),1),2),1)),1),1))),(2,1))">
            <text:p>((1,(1,(((((1,(1,(1,((1,(1,1)),1)))),1),((((1,((1,((1,1),(32,5))),((3,6),(1,1)))),1),2),1)),1),1))),(2,1))</text:p>
          </table:table-cell>
          <table:table-cell table:formula="of:=['Bio light'.C73]" office:value-type="float" office:value="8018">
            <text:p>8018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74]" office:value-type="string" office:string-value="TestTwoDigitNewickRelease">
            <text:p>TestTwoDigitNewickRelease</text:p>
          </table:table-cell>
          <table:table-cell table:formula="of:=['Bio light'.D74]" office:value-type="string" office:string-value="((1,(1,(((((1,(1,(1,((1,(1,1)),1)))),1),((((1,((1,((1,1),(32,5))),((3,6),(1,1)))),1),2),1)),1),1))),(2,1))">
            <text:p>((1,(1,(((((1,(1,(1,((1,(1,1)),1)))),1),((((1,((1,((1,1),(32,5))),((3,6),(1,1)))),1),2),1)),1),1))),(2,1))</text:p>
          </table:table-cell>
          <table:table-cell table:formula="of:=['Bio light'.C74]" office:value-type="float" office:value="18">
            <text:p>18</text:p>
          </table:table-cell>
          <table:table-cell table:formula="of:=IF([.C156]&lt;&gt;0;[.C155]/[.C156];&quot;-&quot;)" office:value-type="float" office:value="445.444444444444">
            <text:p>445,4444444444</text:p>
          </table:table-cell>
        </table:table-row>
        <table:table-row table:style-name="ro1">
          <table:table-cell table:formula="of:=['Bio light'.A75]" office:value-type="string" office:string-value="TestProjectRampal_Endversion2">
            <text:p>TestProjectRampal_Endversion2</text:p>
          </table:table-cell>
          <table:table-cell table:formula="of:=['Bio light'.D75]" office:value-type="string" office:string-value="((1,(1,(((((1,(1,((1,1),((1,(1,1)),1)))),1),((((1,((1,(1,(32,13))),((1,(2,2)),1))),1),(3,2)),1)),1),1))),1)">
            <text:p>((1,(1,(((((1,(1,((1,1),((1,(1,1)),1)))),1),((((1,((1,(1,(32,13))),((1,(2,2)),1))),1),(3,2)),1)),1),1))),1)</text:p>
          </table:table-cell>
          <table:table-cell table:formula="of:=['Bio light'.C75]" office:value-type="float" office:value="1854">
            <text:p>1854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76]" office:value-type="string" office:string-value="TestTwoDigitNewickRelease">
            <text:p>TestTwoDigitNewickRelease</text:p>
          </table:table-cell>
          <table:table-cell table:formula="of:=['Bio light'.D76]" office:value-type="string" office:string-value="((1,(1,(((((1,(1,((1,1),((1,(1,1)),1)))),1),((((1,((1,(1,(32,13))),((1,(2,2)),1))),1),(3,2)),1)),1),1))),1)">
            <text:p>((1,(1,(((((1,(1,((1,1),((1,(1,1)),1)))),1),((((1,((1,(1,(32,13))),((1,(2,2)),1))),1),(3,2)),1)),1),1))),1)</text:p>
          </table:table-cell>
          <table:table-cell table:formula="of:=['Bio light'.C76]" office:value-type="float" office:value="19">
            <text:p>19</text:p>
          </table:table-cell>
          <table:table-cell table:formula="of:=IF([.C158]&lt;&gt;0;[.C157]/[.C158];&quot;-&quot;)" office:value-type="float" office:value="97.5789473684211">
            <text:p>97,5789473684</text:p>
          </table:table-cell>
        </table:table-row>
        <table:table-row table:style-name="ro1">
          <table:table-cell table:formula="of:=['Bio light'.A77]" office:value-type="string" office:string-value="TestProjectRampal_Endversion2">
            <text:p>TestProjectRampal_Endversion2</text:p>
          </table:table-cell>
          <table:table-cell table:formula="of:=['Bio light'.D77]" office:value-type="string" office:string-value="((1,(1,((((((1,1),(1,(2,1))),1),((((1,((1,(1,(23,4))),((3,4),2))),1),2),1)),1),1))),2)">
            <text:p>((1,(1,((((((1,1),(1,(2,1))),1),((((1,((1,(1,(23,4))),((3,4),2))),1),2),1)),1),1))),2)</text:p>
          </table:table-cell>
          <table:table-cell table:formula="of:=['Bio light'.C77]" office:value-type="float" office:value="379">
            <text:p>379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78]" office:value-type="string" office:string-value="TestTwoDigitNewickRelease">
            <text:p>TestTwoDigitNewickRelease</text:p>
          </table:table-cell>
          <table:table-cell table:formula="of:=['Bio light'.D78]" office:value-type="string" office:string-value="((1,(1,((((((1,1),(1,(2,1))),1),((((1,((1,(1,(23,4))),((3,4),2))),1),2),1)),1),1))),2)">
            <text:p>((1,(1,((((((1,1),(1,(2,1))),1),((((1,((1,(1,(23,4))),((3,4),2))),1),2),1)),1),1))),2)</text:p>
          </table:table-cell>
          <table:table-cell table:formula="of:=['Bio light'.C78]" office:value-type="float" office:value="30">
            <text:p>30</text:p>
          </table:table-cell>
          <table:table-cell table:formula="of:=IF([.C160]&lt;&gt;0;[.C159]/[.C160];&quot;-&quot;)" office:value-type="float" office:value="12.6333333333333">
            <text:p>12,6333333333</text:p>
          </table:table-cell>
        </table:table-row>
        <table:table-row table:style-name="ro1">
          <table:table-cell table:formula="of:=['Bio light'.A79]" office:value-type="string" office:string-value="TestProjectRampal_Endversion2">
            <text:p>TestProjectRampal_Endversion2</text:p>
          </table:table-cell>
          <table:table-cell table:formula="of:=['Bio light'.D79]" office:value-type="string" office:string-value="((1,(1,(((((((1,1),1),(1,(2,1))),1),((((1,((1,((4,2),(25,2))),((2,1),2))),1),(1,3)),1)),1),1))),1)">
            <text:p>((1,(1,(((((((1,1),1),(1,(2,1))),1),((((1,((1,((4,2),(25,2))),((2,1),2))),1),(1,3)),1)),1),1))),1)</text:p>
          </table:table-cell>
          <table:table-cell table:formula="of:=['Bio light'.C79]" office:value-type="float" office:value="2829">
            <text:p>2829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80]" office:value-type="string" office:string-value="TestTwoDigitNewickRelease">
            <text:p>TestTwoDigitNewickRelease</text:p>
          </table:table-cell>
          <table:table-cell table:formula="of:=['Bio light'.D80]" office:value-type="string" office:string-value="((1,(1,(((((((1,1),1),(1,(2,1))),1),((((1,((1,((4,2),(25,2))),((2,1),2))),1),(1,3)),1)),1),1))),1)">
            <text:p>((1,(1,(((((((1,1),1),(1,(2,1))),1),((((1,((1,((4,2),(25,2))),((2,1),2))),1),(1,3)),1)),1),1))),1)</text:p>
          </table:table-cell>
          <table:table-cell table:formula="of:=['Bio light'.C80]" office:value-type="float" office:value="21">
            <text:p>21</text:p>
          </table:table-cell>
          <table:table-cell table:formula="of:=IF([.C162]&lt;&gt;0;[.C161]/[.C162];&quot;-&quot;)" office:value-type="float" office:value="134.714285714286">
            <text:p>134,7142857143</text:p>
          </table:table-cell>
        </table:table-row>
        <table:table-row table:style-name="ro1">
          <table:table-cell table:formula="of:=['Bio light'.A81]" office:value-type="string" office:string-value="TestProjectRampal_Endversion2">
            <text:p>TestProjectRampal_Endversion2</text:p>
          </table:table-cell>
          <table:table-cell table:formula="of:=['Bio light'.D81]" office:value-type="string" office:string-value="((1,(1,(((((1,(1,((1,1),((1,1),1)))),1),((((1,((1,((4,1),(30,9))),((4,3),1))),1),1),1)),1),1))),(1,1))">
            <text:p>((1,(1,(((((1,(1,((1,1),((1,1),1)))),1),((((1,((1,((4,1),(30,9))),((4,3),1))),1),1),1)),1),1))),(1,1))</text:p>
          </table:table-cell>
          <table:table-cell table:formula="of:=['Bio light'.C81]" office:value-type="float" office:value="3407">
            <text:p>3407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82]" office:value-type="string" office:string-value="TestTwoDigitNewickRelease">
            <text:p>TestTwoDigitNewickRelease</text:p>
          </table:table-cell>
          <table:table-cell table:formula="of:=['Bio light'.D82]" office:value-type="string" office:string-value="((1,(1,(((((1,(1,((1,1),((1,1),1)))),1),((((1,((1,((4,1),(30,9))),((4,3),1))),1),1),1)),1),1))),(1,1))">
            <text:p>((1,(1,(((((1,(1,((1,1),((1,1),1)))),1),((((1,((1,((4,1),(30,9))),((4,3),1))),1),1),1)),1),1))),(1,1))</text:p>
          </table:table-cell>
          <table:table-cell table:formula="of:=['Bio light'.C82]" office:value-type="float" office:value="17">
            <text:p>17</text:p>
          </table:table-cell>
          <table:table-cell table:formula="of:=IF([.C164]&lt;&gt;0;[.C163]/[.C164];&quot;-&quot;)" office:value-type="float" office:value="200.411764705882">
            <text:p>200,4117647059</text:p>
          </table:table-cell>
        </table:table-row>
        <table:table-row table:style-name="ro1">
          <table:table-cell table:formula="of:=['Bio light'.A83]" office:value-type="string" office:string-value="TestProjectRampal_Endversion2">
            <text:p>TestProjectRampal_Endversion2</text:p>
          </table:table-cell>
          <table:table-cell table:formula="of:=['Bio light'.D83]" office:value-type="string" office:string-value="((1,(1,(((((1,(1,(1,2))),1),((((1,((1,(2,19)),((5,2),2))),1),4),(1,1))),1),1))),2)">
            <text:p>((1,(1,(((((1,(1,(1,2))),1),((((1,((1,(2,19)),((5,2),2))),1),4),(1,1))),1),1))),2)</text:p>
          </table:table-cell>
          <table:table-cell table:formula="of:=['Bio light'.C83]" office:value-type="float" office:value="609">
            <text:p>609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84]" office:value-type="string" office:string-value="TestTwoDigitNewickRelease">
            <text:p>TestTwoDigitNewickRelease</text:p>
          </table:table-cell>
          <table:table-cell table:formula="of:=['Bio light'.D84]" office:value-type="string" office:string-value="((1,(1,(((((1,(1,(1,2))),1),((((1,((1,(2,19)),((5,2),2))),1),4),(1,1))),1),1))),2)">
            <text:p>((1,(1,(((((1,(1,(1,2))),1),((((1,((1,(2,19)),((5,2),2))),1),4),(1,1))),1),1))),2)</text:p>
          </table:table-cell>
          <table:table-cell table:formula="of:=['Bio light'.C84]" office:value-type="float" office:value="46">
            <text:p>46</text:p>
          </table:table-cell>
          <table:table-cell table:formula="of:=IF([.C166]&lt;&gt;0;[.C165]/[.C166];&quot;-&quot;)" office:value-type="float" office:value="13.2391304347826">
            <text:p>13,2391304348</text:p>
          </table:table-cell>
        </table:table-row>
        <table:table-row table:style-name="ro1">
          <table:table-cell table:formula="of:=['Bio light'.A85]" office:value-type="string" office:string-value="TestProjectRampal_Endversion2">
            <text:p>TestProjectRampal_Endversion2</text:p>
          </table:table-cell>
          <table:table-cell table:formula="of:=['Bio light'.D85]" office:value-type="string" office:string-value="((1,(1,((((((2,1),(1,(1,(2,1)))),1),((((1,((1,(4,(44,6))),((1,(1,1)),3))),1),(1,1)),(1,1))),1),1))),(1,1))">
            <text:p>((1,(1,((((((2,1),(1,(1,(2,1)))),1),((((1,((1,(4,(44,6))),((1,(1,1)),3))),1),(1,1)),(1,1))),1),1))),(1,1))</text:p>
          </table:table-cell>
          <table:table-cell table:formula="of:=['Bio light'.C85]" office:value-type="float" office:value="8370">
            <text:p>837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86]" office:value-type="string" office:string-value="TestTwoDigitNewickRelease">
            <text:p>TestTwoDigitNewickRelease</text:p>
          </table:table-cell>
          <table:table-cell table:formula="of:=['Bio light'.D86]" office:value-type="string" office:string-value="((1,(1,((((((2,1),(1,(1,(2,1)))),1),((((1,((1,(4,(44,6))),((1,(1,1)),3))),1),(1,1)),(1,1))),1),1))),(1,1))">
            <text:p>((1,(1,((((((2,1),(1,(1,(2,1)))),1),((((1,((1,(4,(44,6))),((1,(1,1)),3))),1),(1,1)),(1,1))),1),1))),(1,1))</text:p>
          </table:table-cell>
          <table:table-cell table:formula="of:=['Bio light'.C86]" office:value-type="float" office:value="20">
            <text:p>20</text:p>
          </table:table-cell>
          <table:table-cell table:formula="of:=IF([.C168]&lt;&gt;0;[.C167]/[.C168];&quot;-&quot;)" office:value-type="float" office:value="418.5">
            <text:p>418,5</text:p>
          </table:table-cell>
        </table:table-row>
        <table:table-row table:style-name="ro1">
          <table:table-cell table:formula="of:=['Bio light'.A87]" office:value-type="string" office:string-value="TestProjectRampal_Endversion2">
            <text:p>TestProjectRampal_Endversion2</text:p>
          </table:table-cell>
          <table:table-cell table:formula="of:=['Bio light'.D87]" office:value-type="string" office:string-value="((1,(1,(((((2,(1,((1,1),((1,(1,1)),1)))),1),((((1,((1,(1,(31,8))),((6,1),1))),1),1),2)),1),2))),1)">
            <text:p>((1,(1,(((((2,(1,((1,1),((1,(1,1)),1)))),1),((((1,((1,(1,(31,8))),((6,1),1))),1),1),2)),1),2))),1)</text:p>
          </table:table-cell>
          <table:table-cell table:formula="of:=['Bio light'.C87]" office:value-type="float" office:value="1316">
            <text:p>1316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88]" office:value-type="string" office:string-value="TestTwoDigitNewickRelease">
            <text:p>TestTwoDigitNewickRelease</text:p>
          </table:table-cell>
          <table:table-cell table:formula="of:=['Bio light'.D88]" office:value-type="string" office:string-value="((1,(1,(((((2,(1,((1,1),((1,(1,1)),1)))),1),((((1,((1,(1,(31,8))),((6,1),1))),1),1),2)),1),2))),1)">
            <text:p>((1,(1,(((((2,(1,((1,1),((1,(1,1)),1)))),1),((((1,((1,(1,(31,8))),((6,1),1))),1),1),2)),1),2))),1)</text:p>
          </table:table-cell>
          <table:table-cell table:formula="of:=['Bio light'.C88]" office:value-type="float" office:value="154">
            <text:p>154</text:p>
          </table:table-cell>
          <table:table-cell table:formula="of:=IF([.C170]&lt;&gt;0;[.C169]/[.C170];&quot;-&quot;)" office:value-type="float" office:value="8.54545454545455">
            <text:p>8,5454545455</text:p>
          </table:table-cell>
        </table:table-row>
        <table:table-row table:style-name="ro1">
          <table:table-cell table:formula="of:=['Bio light'.A89]" office:value-type="string" office:string-value="TestProjectRampal_Endversion2">
            <text:p>TestProjectRampal_Endversion2</text:p>
          </table:table-cell>
          <table:table-cell table:formula="of:=['Bio light'.D89]" office:value-type="string" office:string-value="((1,(1,(((((1,(1,(1,3))),1),((((1,((1,(2,(23,6))),(4,1))),1),2),1)),1),1))),(2,1))">
            <text:p>((1,(1,(((((1,(1,(1,3))),1),((((1,((1,(2,(23,6))),(4,1))),1),2),1)),1),1))),(2,1))</text:p>
          </table:table-cell>
          <table:table-cell table:formula="of:=['Bio light'.C89]" office:value-type="float" office:value="350">
            <text:p>35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90]" office:value-type="string" office:string-value="TestTwoDigitNewickRelease">
            <text:p>TestTwoDigitNewickRelease</text:p>
          </table:table-cell>
          <table:table-cell table:formula="of:=['Bio light'.D90]" office:value-type="string" office:string-value="((1,(1,(((((1,(1,(1,3))),1),((((1,((1,(2,(23,6))),(4,1))),1),2),1)),1),1))),(2,1))">
            <text:p>((1,(1,(((((1,(1,(1,3))),1),((((1,((1,(2,(23,6))),(4,1))),1),2),1)),1),1))),(2,1))</text:p>
          </table:table-cell>
          <table:table-cell table:formula="of:=['Bio light'.C90]" office:value-type="float" office:value="17">
            <text:p>17</text:p>
          </table:table-cell>
          <table:table-cell table:formula="of:=IF([.C172]&lt;&gt;0;[.C171]/[.C172];&quot;-&quot;)" office:value-type="float" office:value="20.5882352941176">
            <text:p>20,5882352941</text:p>
          </table:table-cell>
        </table:table-row>
        <table:table-row table:style-name="ro1">
          <table:table-cell table:formula="of:=['Bio light'.A91]" office:value-type="string" office:string-value="TestProjectRampal_Endversion2">
            <text:p>TestProjectRampal_Endversion2</text:p>
          </table:table-cell>
          <table:table-cell table:formula="of:=['Bio light'.D91]" office:value-type="string" office:string-value="((1,(1,(((((1,(1,(1,((1,(1,1)),2)))),1),((((1,((1,(1,(27,8))),(4,2))),1),5),1)),1),1))),1)">
            <text:p>((1,(1,(((((1,(1,(1,((1,(1,1)),2)))),1),((((1,((1,(1,(27,8))),(4,2))),1),5),1)),1),1))),1)</text:p>
          </table:table-cell>
          <table:table-cell table:formula="of:=['Bio light'.C91]" office:value-type="float" office:value="290">
            <text:p>29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92]" office:value-type="string" office:string-value="TestTwoDigitNewickRelease">
            <text:p>TestTwoDigitNewickRelease</text:p>
          </table:table-cell>
          <table:table-cell table:formula="of:=['Bio light'.D92]" office:value-type="string" office:string-value="((1,(1,(((((1,(1,(1,((1,(1,1)),2)))),1),((((1,((1,(1,(27,8))),(4,2))),1),5),1)),1),1))),1)">
            <text:p>((1,(1,(((((1,(1,(1,((1,(1,1)),2)))),1),((((1,((1,(1,(27,8))),(4,2))),1),5),1)),1),1))),1)</text:p>
          </table:table-cell>
          <table:table-cell table:formula="of:=['Bio light'.C92]" office:value-type="float" office:value="52">
            <text:p>52</text:p>
          </table:table-cell>
          <table:table-cell table:formula="of:=IF([.C174]&lt;&gt;0;[.C173]/[.C174];&quot;-&quot;)" office:value-type="float" office:value="5.57692307692308">
            <text:p>5,5769230769</text:p>
          </table:table-cell>
        </table:table-row>
        <table:table-row table:style-name="ro1">
          <table:table-cell table:formula="of:=['Bio light'.A93]" office:value-type="string" office:string-value="TestProjectRampal_Endversion2">
            <text:p>TestProjectRampal_Endversion2</text:p>
          </table:table-cell>
          <table:table-cell table:formula="of:=['Bio light'.D93]" office:value-type="string" office:string-value="((1,(1,(((((((1,2),1),(1,3)),1),((((1,((1,(2,(23,9))),((4,1),1))),1),(1,2)),1)),1),1))),1)">
            <text:p>((1,(1,(((((((1,2),1),(1,3)),1),((((1,((1,(2,(23,9))),((4,1),1))),1),(1,2)),1)),1),1))),1)</text:p>
          </table:table-cell>
          <table:table-cell table:formula="of:=['Bio light'.C93]" office:value-type="float" office:value="990">
            <text:p>99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94]" office:value-type="string" office:string-value="TestTwoDigitNewickRelease">
            <text:p>TestTwoDigitNewickRelease</text:p>
          </table:table-cell>
          <table:table-cell table:formula="of:=['Bio light'.D94]" office:value-type="string" office:string-value="((1,(1,(((((((1,2),1),(1,3)),1),((((1,((1,(2,(23,9))),((4,1),1))),1),(1,2)),1)),1),1))),1)">
            <text:p>((1,(1,(((((((1,2),1),(1,3)),1),((((1,((1,(2,(23,9))),((4,1),1))),1),(1,2)),1)),1),1))),1)</text:p>
          </table:table-cell>
          <table:table-cell table:formula="of:=['Bio light'.C94]" office:value-type="float" office:value="128">
            <text:p>128</text:p>
          </table:table-cell>
          <table:table-cell table:formula="of:=IF([.C176]&lt;&gt;0;[.C175]/[.C176];&quot;-&quot;)" office:value-type="float" office:value="7.734375">
            <text:p>7,734375</text:p>
          </table:table-cell>
        </table:table-row>
        <table:table-row table:style-name="ro1">
          <table:table-cell table:formula="of:=['Bio light'.A95]" office:value-type="string" office:string-value="TestProjectRampal_Endversion2">
            <text:p>TestProjectRampal_Endversion2</text:p>
          </table:table-cell>
          <table:table-cell table:formula="of:=['Bio light'.D95]" office:value-type="string" office:string-value="((1,(1,((((((1,1),(1,((1,1),(2,1)))),1),((((1,((1,(2,(40,10))),((2,4),1))),1),1),1)),1),1))),((1,1),1))">
            <text:p>((1,(1,((((((1,1),(1,((1,1),(2,1)))),1),((((1,((1,(2,(40,10))),((2,4),1))),1),1),1)),1),1))),((1,1),1))</text:p>
          </table:table-cell>
          <table:table-cell table:formula="of:=['Bio light'.C95]" office:value-type="float" office:value="4497">
            <text:p>4497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96]" office:value-type="string" office:string-value="TestTwoDigitNewickRelease">
            <text:p>TestTwoDigitNewickRelease</text:p>
          </table:table-cell>
          <table:table-cell table:formula="of:=['Bio light'.D96]" office:value-type="string" office:string-value="((1,(1,((((((1,1),(1,((1,1),(2,1)))),1),((((1,((1,(2,(40,10))),((2,4),1))),1),1),1)),1),1))),((1,1),1))">
            <text:p>((1,(1,((((((1,1),(1,((1,1),(2,1)))),1),((((1,((1,(2,(40,10))),((2,4),1))),1),1),1)),1),1))),((1,1),1))</text:p>
          </table:table-cell>
          <table:table-cell table:formula="of:=['Bio light'.C96]" office:value-type="float" office:value="332">
            <text:p>332</text:p>
          </table:table-cell>
          <table:table-cell table:formula="of:=IF([.C178]&lt;&gt;0;[.C177]/[.C178];&quot;-&quot;)" office:value-type="float" office:value="13.5451807228916">
            <text:p>13,5451807229</text:p>
          </table:table-cell>
        </table:table-row>
        <table:table-row table:style-name="ro1">
          <table:table-cell table:formula="of:=['Bio light'.A97]" office:value-type="string" office:string-value="TestProjectRampal_Endversion2">
            <text:p>TestProjectRampal_Endversion2</text:p>
          </table:table-cell>
          <table:table-cell table:formula="of:=['Bio light'.D97]" office:value-type="string" office:string-value="((1,(1,(((((1,(1,(1,(1,1)))),1),((((1,((1,((2,2),(35,8))),((2,2),1))),1),(1,4)),1)),1),1))),1)">
            <text:p>((1,(1,(((((1,(1,(1,(1,1)))),1),((((1,((1,((2,2),(35,8))),((2,2),1))),1),(1,4)),1)),1),1))),1)</text:p>
          </table:table-cell>
          <table:table-cell table:formula="of:=['Bio light'.C97]" office:value-type="float" office:value="1917">
            <text:p>1917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98]" office:value-type="string" office:string-value="TestTwoDigitNewickRelease">
            <text:p>TestTwoDigitNewickRelease</text:p>
          </table:table-cell>
          <table:table-cell table:formula="of:=['Bio light'.D98]" office:value-type="string" office:string-value="((1,(1,(((((1,(1,(1,(1,1)))),1),((((1,((1,((2,2),(35,8))),((2,2),1))),1),(1,4)),1)),1),1))),1)">
            <text:p>((1,(1,(((((1,(1,(1,(1,1)))),1),((((1,((1,((2,2),(35,8))),((2,2),1))),1),(1,4)),1)),1),1))),1)</text:p>
          </table:table-cell>
          <table:table-cell table:formula="of:=['Bio light'.C98]" office:value-type="float" office:value="16">
            <text:p>16</text:p>
          </table:table-cell>
          <table:table-cell table:formula="of:=IF([.C180]&lt;&gt;0;[.C179]/[.C180];&quot;-&quot;)" office:value-type="float" office:value="119.8125">
            <text:p>119,8125</text:p>
          </table:table-cell>
        </table:table-row>
        <table:table-row table:style-name="ro1">
          <table:table-cell table:formula="of:=['Bio light'.A99]" office:value-type="string" office:string-value="TestProjectRampal_Endversion2">
            <text:p>TestProjectRampal_Endversion2</text:p>
          </table:table-cell>
          <table:table-cell table:formula="of:=['Bio light'.D99]" office:value-type="string" office:string-value="((1,(1,(((((1,(1,(1,((1,2),1)))),1),((((1,((1,((1,2),(27,7))),((2,2),2))),1),(1,1)),1)),1),1))),(2,1))">
            <text:p>((1,(1,(((((1,(1,(1,((1,2),1)))),1),((((1,((1,((1,2),(27,7))),((2,2),2))),1),(1,1)),1)),1),1))),(2,1))</text:p>
          </table:table-cell>
          <table:table-cell table:formula="of:=['Bio light'.C99]" office:value-type="float" office:value="5475">
            <text:p>5475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100]" office:value-type="string" office:string-value="TestTwoDigitNewickRelease">
            <text:p>TestTwoDigitNewickRelease</text:p>
          </table:table-cell>
          <table:table-cell table:formula="of:=['Bio light'.D100]" office:value-type="string" office:string-value="((1,(1,(((((1,(1,(1,((1,2),1)))),1),((((1,((1,((1,2),(27,7))),((2,2),2))),1),(1,1)),1)),1),1))),(2,1))">
            <text:p>((1,(1,(((((1,(1,(1,((1,2),1)))),1),((((1,((1,((1,2),(27,7))),((2,2),2))),1),(1,1)),1)),1),1))),(2,1))</text:p>
          </table:table-cell>
          <table:table-cell table:formula="of:=['Bio light'.C100]" office:value-type="float" office:value="16">
            <text:p>16</text:p>
          </table:table-cell>
          <table:table-cell table:formula="of:=IF([.C182]&lt;&gt;0;[.C181]/[.C182];&quot;-&quot;)" office:value-type="float" office:value="342.1875">
            <text:p>342,1875</text:p>
          </table:table-cell>
        </table:table-row>
        <table:table-row table:style-name="ro1">
          <table:table-cell table:formula="of:=['Bio light'.A101]" office:value-type="string" office:string-value="TestProjectRampal_Endversion2">
            <text:p>TestProjectRampal_Endversion2</text:p>
          </table:table-cell>
          <table:table-cell table:formula="of:=['Bio light'.D101]" office:value-type="string" office:string-value="((1,(1,((((((1,1),(1,(1,((1,2),1)))),1),((((1,((1,((2,1),(33,5))),((1,(2,1)),1))),1),(2,6)),1)),1),1))),(1,1))">
            <text:p>((1,(1,((((((1,1),(1,(1,((1,2),1)))),1),((((1,((1,((2,1),(33,5))),((1,(2,1)),1))),1),(2,6)),1)),1),1))),(1,1))</text:p>
          </table:table-cell>
          <table:table-cell table:formula="of:=['Bio light'.C101]" office:value-type="float" office:value="7585">
            <text:p>7585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102]" office:value-type="string" office:string-value="TestTwoDigitNewickRelease">
            <text:p>TestTwoDigitNewickRelease</text:p>
          </table:table-cell>
          <table:table-cell table:formula="of:=['Bio light'.D102]" office:value-type="string" office:string-value="((1,(1,((((((1,1),(1,(1,((1,2),1)))),1),((((1,((1,((2,1),(33,5))),((1,(2,1)),1))),1),(2,6)),1)),1),1))),(1,1))">
            <text:p>((1,(1,((((((1,1),(1,(1,((1,2),1)))),1),((((1,((1,((2,1),(33,5))),((1,(2,1)),1))),1),(2,6)),1)),1),1))),(1,1))</text:p>
          </table:table-cell>
          <table:table-cell table:formula="of:=['Bio light'.C102]" office:value-type="float" office:value="22">
            <text:p>22</text:p>
          </table:table-cell>
          <table:table-cell table:formula="of:=IF([.C184]&lt;&gt;0;[.C183]/[.C184];&quot;-&quot;)" office:value-type="float" office:value="344.772727272727">
            <text:p>344,7727272727</text:p>
          </table:table-cell>
        </table:table-row>
        <table:table-row table:style-name="ro1">
          <table:table-cell table:formula="of:=['Bio light'.A103]" office:value-type="string" office:string-value="TestProjectRampal_Endversion2">
            <text:p>TestProjectRampal_Endversion2</text:p>
          </table:table-cell>
          <table:table-cell table:formula="of:=['Bio light'.D103]" office:value-type="string" office:string-value="((1,(1,(((((2,(1,((1,1),((1,1),1)))),1),((((1,((1,(1,(38,4))),((2,3),(1,3)))),1),(1,3)),(1,1))),1),1))),1)">
            <text:p>((1,(1,(((((2,(1,((1,1),((1,1),1)))),1),((((1,((1,(1,(38,4))),((2,3),(1,3)))),1),(1,3)),(1,1))),1),1))),1)</text:p>
          </table:table-cell>
          <table:table-cell table:formula="of:=['Bio light'.C103]" office:value-type="float" office:value="16742">
            <text:p>16742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'Bio light'.A104]" office:value-type="string" office:string-value="TestTwoDigitNewickRelease">
            <text:p>TestTwoDigitNewickRelease</text:p>
          </table:table-cell>
          <table:table-cell table:formula="of:=['Bio light'.D104]" office:value-type="string" office:string-value="((1,(1,(((((2,(1,((1,1),((1,1),1)))),1),((((1,((1,(1,(38,4))),((2,3),(1,3)))),1),(1,3)),(1,1))),1),1))),1)">
            <text:p>((1,(1,(((((2,(1,((1,1),((1,1),1)))),1),((((1,((1,(1,(38,4))),((2,3),(1,3)))),1),(1,3)),(1,1))),1),1))),1)</text:p>
          </table:table-cell>
          <table:table-cell table:formula="of:=['Bio light'.C104]" office:value-type="float" office:value="26">
            <text:p>26</text:p>
          </table:table-cell>
          <table:table-cell table:formula="of:=IF([.C186]&lt;&gt;0;[.C185]/[.C186];&quot;-&quot;)" office:value-type="float" office:value="643.923076923077">
            <text:p>643,9230769231</text:p>
          </table:table-cell>
        </table:table-row>
        <table:table-row table:style-name="ro1">
          <table:table-cell table:style-name="ce4" office:value-type="string">
            <text:p>Average_speed_improvement</text:p>
          </table:table-cell>
          <table:table-cell table:style-name="ce3" table:number-columns-repeated="2"/>
          <table:table-cell table:style-name="ce7" table:formula="of:=AVERAGE([.D165:.D186])" office:value-type="float" office:value="176.220463933634">
            <text:p>176,2204639336</text:p>
          </table:table-cell>
        </table:table-row>
      </table:table>
      <table:table table:name="Bio light" table:style-name="ta1" table:print="false">
        <table:table-column table:style-name="co1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estProjectRampal_Endversion2</text:p>
          </table:table-cell>
          <table:table-cell office:value-type="string">
            <text:p>1.60961e-51</text:p>
          </table:table-cell>
          <table:table-cell office:value-type="float" office:value="8">
            <text:p>8</text:p>
          </table:table-cell>
          <table:table-cell office:value-type="string">
            <text:p>((1,(1,((((((1,1),(1,1)),1),((((1,((1,(1,(10,3))),((3,2),1))),1),2),1)),1),1))),1)</text:p>
          </table:table-cell>
          <table:table-cell office:value-type="float" office:value="10">
            <text:p>10</text:p>
          </table:table-cell>
          <table:table-cell office:value-type="float" office:value="7560">
            <text:p>75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60961e-51</text:p>
          </table:table-cell>
          <table:table-cell office:value-type="float" office:value="1">
            <text:p>1</text:p>
          </table:table-cell>
          <table:table-cell office:value-type="string">
            <text:p>((1,(1,((((((1,1),(1,1)),1),((((1,((1,(1,(10,3))),((3,2),1))),1),2),1)),1),1))),1)</text:p>
          </table:table-cell>
          <table:table-cell office:value-type="float" office:value="10">
            <text:p>10</text:p>
          </table:table-cell>
          <table:table-cell office:value-type="float" office:value="7560">
            <text:p>75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42545e-61</text:p>
          </table:table-cell>
          <table:table-cell office:value-type="float" office:value="67">
            <text:p>67</text:p>
          </table:table-cell>
          <table:table-cell office:value-type="string">
            <text:p>((1,(1,(((((1,(1,(2,1))),1),((((1,((1,(1,(18,3))),((1,(2,2)),2))),1),1),1)),1),1))),(1,1))</text:p>
          </table:table-cell>
          <table:table-cell office:value-type="float" office:value="10">
            <text:p>10</text:p>
          </table:table-cell>
          <table:table-cell office:value-type="float" office:value="19872">
            <text:p>1987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42545e-61</text:p>
          </table:table-cell>
          <table:table-cell office:value-type="float" office:value="5">
            <text:p>5</text:p>
          </table:table-cell>
          <table:table-cell office:value-type="string">
            <text:p>((1,(1,(((((1,(1,(2,1))),1),((((1,((1,(1,(18,3))),((1,(2,2)),2))),1),1),1)),1),1))),(1,1))</text:p>
          </table:table-cell>
          <table:table-cell office:value-type="float" office:value="10">
            <text:p>10</text:p>
          </table:table-cell>
          <table:table-cell office:value-type="float" office:value="19872">
            <text:p>1987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22184e-65</text:p>
          </table:table-cell>
          <table:table-cell office:value-type="float" office:value="147">
            <text:p>147</text:p>
          </table:table-cell>
          <table:table-cell office:value-type="string">
            <text:p>((1,(1,(((((1,(1,(1,((1,(1,4)),1)))),1),((((1,((1,(2,(11,5))),((1,1),1))),1),2),1)),1),1))),(1,1))</text:p>
          </table:table-cell>
          <table:table-cell office:value-type="float" office:value="10">
            <text:p>10</text:p>
          </table:table-cell>
          <table:table-cell office:value-type="float" office:value="22000">
            <text:p>22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22184e-65</text:p>
          </table:table-cell>
          <table:table-cell office:value-type="float" office:value="8">
            <text:p>8</text:p>
          </table:table-cell>
          <table:table-cell office:value-type="string">
            <text:p>((1,(1,(((((1,(1,(1,((1,(1,4)),1)))),1),((((1,((1,(2,(11,5))),((1,1),1))),1),2),1)),1),1))),(1,1))</text:p>
          </table:table-cell>
          <table:table-cell office:value-type="float" office:value="10">
            <text:p>10</text:p>
          </table:table-cell>
          <table:table-cell office:value-type="float" office:value="22000">
            <text:p>22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37994e-69</text:p>
          </table:table-cell>
          <table:table-cell office:value-type="float" office:value="2232">
            <text:p>2232</text:p>
          </table:table-cell>
          <table:table-cell office:value-type="string">
            <text:p>((1,(1,(((((1,(1,(1,((1,1),1)))),1),((((1,((1,((1,1),(12,6))),(4,1))),1),(1,2)),2)),1),1))),((1,1),1))</text:p>
          </table:table-cell>
          <table:table-cell office:value-type="float" office:value="10">
            <text:p>10</text:p>
          </table:table-cell>
          <table:table-cell office:value-type="float" office:value="29952">
            <text:p>2995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37994e-69</text:p>
          </table:table-cell>
          <table:table-cell office:value-type="float" office:value="71">
            <text:p>71</text:p>
          </table:table-cell>
          <table:table-cell office:value-type="string">
            <text:p>((1,(1,(((((1,(1,(1,((1,1),1)))),1),((((1,((1,((1,1),(12,6))),(4,1))),1),(1,2)),2)),1),1))),((1,1),1))</text:p>
          </table:table-cell>
          <table:table-cell office:value-type="float" office:value="10">
            <text:p>10</text:p>
          </table:table-cell>
          <table:table-cell office:value-type="float" office:value="29952">
            <text:p>2995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76395e-75</text:p>
          </table:table-cell>
          <table:table-cell office:value-type="float" office:value="453">
            <text:p>453</text:p>
          </table:table-cell>
          <table:table-cell office:value-type="string">
            <text:p>((1,(1,(((((1,(1,((2,1),(1,1)))),1),((((1,((1,(2,(32,6))),((1,2),(1,1)))),1),(1,1)),1)),1),1))),1)</text:p>
          </table:table-cell>
          <table:table-cell office:value-type="float" office:value="10">
            <text:p>10</text:p>
          </table:table-cell>
          <table:table-cell office:value-type="float" office:value="38400">
            <text:p>384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76395e-75</text:p>
          </table:table-cell>
          <table:table-cell office:value-type="float" office:value="63">
            <text:p>63</text:p>
          </table:table-cell>
          <table:table-cell office:value-type="string">
            <text:p>((1,(1,(((((1,(1,((2,1),(1,1)))),1),((((1,((1,(2,(32,6))),((1,2),(1,1)))),1),(1,1)),1)),1),1))),1)</text:p>
          </table:table-cell>
          <table:table-cell office:value-type="float" office:value="10">
            <text:p>10</text:p>
          </table:table-cell>
          <table:table-cell office:value-type="float" office:value="38400">
            <text:p>384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29072e-59</text:p>
          </table:table-cell>
          <table:table-cell office:value-type="float" office:value="184">
            <text:p>184</text:p>
          </table:table-cell>
          <table:table-cell office:value-type="string">
            <text:p>((1,(1,(((((1,2),1),((((1,((1,((1,1),(17,3))),(4,1))),1),7),1)),1),1))),(1,1))</text:p>
          </table:table-cell>
          <table:table-cell office:value-type="float" office:value="10">
            <text:p>10</text:p>
          </table:table-cell>
          <table:table-cell office:value-type="float" office:value="57120">
            <text:p>5712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29072e-59</text:p>
          </table:table-cell>
          <table:table-cell office:value-type="float" office:value="11">
            <text:p>11</text:p>
          </table:table-cell>
          <table:table-cell office:value-type="string">
            <text:p>((1,(1,(((((1,2),1),((((1,((1,((1,1),(17,3))),(4,1))),1),7),1)),1),1))),(1,1))</text:p>
          </table:table-cell>
          <table:table-cell office:value-type="float" office:value="10">
            <text:p>10</text:p>
          </table:table-cell>
          <table:table-cell office:value-type="float" office:value="57120">
            <text:p>5712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28494e-69</text:p>
          </table:table-cell>
          <table:table-cell office:value-type="float" office:value="893">
            <text:p>893</text:p>
          </table:table-cell>
          <table:table-cell office:value-type="string">
            <text:p>((1,(1,((((((1,1),(1,(1,2))),1),((((1,((1,(1,(29,3))),((5,1),1))),1),(2,1)),1)),1),1))),(1,1))</text:p>
          </table:table-cell>
          <table:table-cell office:value-type="float" office:value="10">
            <text:p>10</text:p>
          </table:table-cell>
          <table:table-cell office:value-type="float" office:value="41760">
            <text:p>417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28494e-69</text:p>
          </table:table-cell>
          <table:table-cell office:value-type="float" office:value="66">
            <text:p>66</text:p>
          </table:table-cell>
          <table:table-cell office:value-type="string">
            <text:p>((1,(1,((((((1,1),(1,(1,2))),1),((((1,((1,(1,(29,3))),((5,1),1))),1),(2,1)),1)),1),1))),(1,1))</text:p>
          </table:table-cell>
          <table:table-cell office:value-type="float" office:value="10">
            <text:p>10</text:p>
          </table:table-cell>
          <table:table-cell office:value-type="float" office:value="41760">
            <text:p>417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35435e-79</text:p>
          </table:table-cell>
          <table:table-cell office:value-type="float" office:value="5600">
            <text:p>5600</text:p>
          </table:table-cell>
          <table:table-cell office:value-type="string">
            <text:p>((1,(1,(((((1,(1,1)),1),((((1,((1,((1,1),(30,7))),((6,(1,1)),(1,2)))),1),(1,1)),(1,1))),1),1))),1)</text:p>
          </table:table-cell>
          <table:table-cell office:value-type="float" office:value="10">
            <text:p>10</text:p>
          </table:table-cell>
          <table:table-cell office:value-type="float" office:value="63000">
            <text:p>63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35435e-79</text:p>
          </table:table-cell>
          <table:table-cell office:value-type="float" office:value="22">
            <text:p>22</text:p>
          </table:table-cell>
          <table:table-cell office:value-type="string">
            <text:p>((1,(1,(((((1,(1,1)),1),((((1,((1,((1,1),(30,7))),((6,(1,1)),(1,2)))),1),(1,1)),(1,1))),1),1))),1)</text:p>
          </table:table-cell>
          <table:table-cell office:value-type="float" office:value="10">
            <text:p>10</text:p>
          </table:table-cell>
          <table:table-cell office:value-type="float" office:value="63000">
            <text:p>63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7227e-59</text:p>
          </table:table-cell>
          <table:table-cell office:value-type="float" office:value="167">
            <text:p>167</text:p>
          </table:table-cell>
          <table:table-cell office:value-type="string">
            <text:p>((1,(1,(((((1,(1,(1,1))),1),((((1,((1,(2,(19,3))),(4,1))),1),3),1)),1),1))),(2,1))</text:p>
          </table:table-cell>
          <table:table-cell office:value-type="float" office:value="10">
            <text:p>10</text:p>
          </table:table-cell>
          <table:table-cell office:value-type="float" office:value="57456">
            <text:p>5745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7227e-59</text:p>
          </table:table-cell>
          <table:table-cell office:value-type="float" office:value="8">
            <text:p>8</text:p>
          </table:table-cell>
          <table:table-cell office:value-type="string">
            <text:p>((1,(1,(((((1,(1,(1,1))),1),((((1,((1,(2,(19,3))),(4,1))),1),3),1)),1),1))),(2,1))</text:p>
          </table:table-cell>
          <table:table-cell office:value-type="float" office:value="10">
            <text:p>10</text:p>
          </table:table-cell>
          <table:table-cell office:value-type="float" office:value="57456">
            <text:p>5745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69635e-69</text:p>
          </table:table-cell>
          <table:table-cell office:value-type="float" office:value="423">
            <text:p>423</text:p>
          </table:table-cell>
          <table:table-cell office:value-type="string">
            <text:p>((1,(1,(((((1,(1,(1,(1,1)))),1),((((1,((1,((1,1),(18,4))),((2,2),1))),1),7),1)),1),1))),2)</text:p>
          </table:table-cell>
          <table:table-cell office:value-type="float" office:value="10">
            <text:p>10</text:p>
          </table:table-cell>
          <table:table-cell office:value-type="float" office:value="92736">
            <text:p>9273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69635e-69</text:p>
          </table:table-cell>
          <table:table-cell office:value-type="float" office:value="30">
            <text:p>30</text:p>
          </table:table-cell>
          <table:table-cell office:value-type="string">
            <text:p>((1,(1,(((((1,(1,(1,(1,1)))),1),((((1,((1,((1,1),(18,4))),((2,2),1))),1),7),1)),1),1))),2)</text:p>
          </table:table-cell>
          <table:table-cell office:value-type="float" office:value="10">
            <text:p>10</text:p>
          </table:table-cell>
          <table:table-cell office:value-type="float" office:value="92736">
            <text:p>9273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956e-65</text:p>
          </table:table-cell>
          <table:table-cell office:value-type="float" office:value="64">
            <text:p>64</text:p>
          </table:table-cell>
          <table:table-cell office:value-type="string">
            <text:p>((1,(1,(((((1,(1,(1,2))),1),((((1,((1,(1,(11,7))),((4,(2,1)),1))),1),3),1)),1),1))),1)</text:p>
          </table:table-cell>
          <table:table-cell office:value-type="float" office:value="10">
            <text:p>10</text:p>
          </table:table-cell>
          <table:table-cell office:value-type="float" office:value="81312">
            <text:p>8131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956e-65</text:p>
          </table:table-cell>
          <table:table-cell office:value-type="float" office:value="12">
            <text:p>12</text:p>
          </table:table-cell>
          <table:table-cell office:value-type="string">
            <text:p>((1,(1,(((((1,(1,(1,2))),1),((((1,((1,(1,(11,7))),((4,(2,1)),1))),1),3),1)),1),1))),1)</text:p>
          </table:table-cell>
          <table:table-cell office:value-type="float" office:value="10">
            <text:p>10</text:p>
          </table:table-cell>
          <table:table-cell office:value-type="float" office:value="81312">
            <text:p>8131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18791e-68</text:p>
          </table:table-cell>
          <table:table-cell office:value-type="float" office:value="559">
            <text:p>559</text:p>
          </table:table-cell>
          <table:table-cell office:value-type="string">
            <text:p>((1,(1,(((((2,(1,((1,2),1))),1),((((1,((1,(2,(22,4))),((1,2),(1,1)))),1),(1,1)),1)),1),1))),2)</text:p>
          </table:table-cell>
          <table:table-cell office:value-type="float" office:value="10">
            <text:p>10</text:p>
          </table:table-cell>
          <table:table-cell office:value-type="float" office:value="67584">
            <text:p>6758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18791e-68</text:p>
          </table:table-cell>
          <table:table-cell office:value-type="float" office:value="40">
            <text:p>40</text:p>
          </table:table-cell>
          <table:table-cell office:value-type="string">
            <text:p>((1,(1,(((((2,(1,((1,2),1))),1),((((1,((1,(2,(22,4))),((1,2),(1,1)))),1),(1,1)),1)),1),1))),2)</text:p>
          </table:table-cell>
          <table:table-cell office:value-type="float" office:value="10">
            <text:p>10</text:p>
          </table:table-cell>
          <table:table-cell office:value-type="float" office:value="67584">
            <text:p>6758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09712e-62</text:p>
          </table:table-cell>
          <table:table-cell office:value-type="float" office:value="74">
            <text:p>74</text:p>
          </table:table-cell>
          <table:table-cell office:value-type="string">
            <text:p>((1,(1,((((2,1),((((1,((1,(1,(16,9))),((2,4),1))),1),2),1)),1),1))),((1,1),1))</text:p>
          </table:table-cell>
          <table:table-cell office:value-type="float" office:value="10">
            <text:p>10</text:p>
          </table:table-cell>
          <table:table-cell office:value-type="float" office:value="92160">
            <text:p>921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09712e-62</text:p>
          </table:table-cell>
          <table:table-cell office:value-type="float" office:value="3">
            <text:p>3</text:p>
          </table:table-cell>
          <table:table-cell office:value-type="string">
            <text:p>((1,(1,((((2,1),((((1,((1,(1,(16,9))),((2,4),1))),1),2),1)),1),1))),((1,1),1))</text:p>
          </table:table-cell>
          <table:table-cell office:value-type="float" office:value="10">
            <text:p>10</text:p>
          </table:table-cell>
          <table:table-cell office:value-type="float" office:value="92160">
            <text:p>921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28954e-85</text:p>
          </table:table-cell>
          <table:table-cell office:value-type="float" office:value="4020">
            <text:p>4020</text:p>
          </table:table-cell>
          <table:table-cell office:value-type="string">
            <text:p>((1,(1,(((((2,(1,(1,(1,1)))),1),((((1,((1,(3,(37,12))),((2,1),1))),1),(1,1)),1)),1),1))),((1,1),1))</text:p>
          </table:table-cell>
          <table:table-cell office:value-type="float" office:value="10">
            <text:p>10</text:p>
          </table:table-cell>
          <table:table-cell office:value-type="float" office:value="133200">
            <text:p>1332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28954e-85</text:p>
          </table:table-cell>
          <table:table-cell office:value-type="float" office:value="15">
            <text:p>15</text:p>
          </table:table-cell>
          <table:table-cell office:value-type="string">
            <text:p>((1,(1,(((((2,(1,(1,(1,1)))),1),((((1,((1,(3,(37,12))),((2,1),1))),1),(1,1)),1)),1),1))),((1,1),1))</text:p>
          </table:table-cell>
          <table:table-cell office:value-type="float" office:value="10">
            <text:p>10</text:p>
          </table:table-cell>
          <table:table-cell office:value-type="float" office:value="133200">
            <text:p>1332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53932e-71</text:p>
          </table:table-cell>
          <table:table-cell office:value-type="float" office:value="1363">
            <text:p>1363</text:p>
          </table:table-cell>
          <table:table-cell office:value-type="string">
            <text:p>((1,(1,(((((1,(1,(2,(1,1)))),1),((((1,((1,((1,1),(19,3))),((3,1),1))),1),(3,3)),(1,1))),1),1))),1)</text:p>
          </table:table-cell>
          <table:table-cell office:value-type="float" office:value="10">
            <text:p>10</text:p>
          </table:table-cell>
          <table:table-cell office:value-type="float" office:value="76950">
            <text:p>7695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53932e-71</text:p>
          </table:table-cell>
          <table:table-cell office:value-type="float" office:value="159">
            <text:p>159</text:p>
          </table:table-cell>
          <table:table-cell office:value-type="string">
            <text:p>((1,(1,(((((1,(1,(2,(1,1)))),1),((((1,((1,((1,1),(19,3))),((3,1),1))),1),(3,3)),(1,1))),1),1))),1)</text:p>
          </table:table-cell>
          <table:table-cell office:value-type="float" office:value="10">
            <text:p>10</text:p>
          </table:table-cell>
          <table:table-cell office:value-type="float" office:value="76950">
            <text:p>7695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02495e-76</text:p>
          </table:table-cell>
          <table:table-cell office:value-type="float" office:value="522">
            <text:p>522</text:p>
          </table:table-cell>
          <table:table-cell office:value-type="string">
            <text:p>((1,(1,(((((((1,1),1),(1,(1,((1,1),1)))),1),((((1,((1,(1,(27,5))),((4,2),1))),1),3),1)),1),1))),1)</text:p>
          </table:table-cell>
          <table:table-cell office:value-type="float" office:value="10">
            <text:p>10</text:p>
          </table:table-cell>
          <table:table-cell office:value-type="float" office:value="81000">
            <text:p>81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02495e-76</text:p>
          </table:table-cell>
          <table:table-cell office:value-type="float" office:value="74">
            <text:p>74</text:p>
          </table:table-cell>
          <table:table-cell office:value-type="string">
            <text:p>((1,(1,(((((((1,1),1),(1,(1,((1,1),1)))),1),((((1,((1,(1,(27,5))),((4,2),1))),1),3),1)),1),1))),1)</text:p>
          </table:table-cell>
          <table:table-cell office:value-type="float" office:value="10">
            <text:p>10</text:p>
          </table:table-cell>
          <table:table-cell office:value-type="float" office:value="81000">
            <text:p>81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89925e-76</text:p>
          </table:table-cell>
          <table:table-cell office:value-type="float" office:value="932">
            <text:p>932</text:p>
          </table:table-cell>
          <table:table-cell office:value-type="string">
            <text:p>((1,(1,(((((1,(1,(2,2))),1),((((1,((1,(2,(37,5))),((2,(2,1)),1))),1),(1,1)),1)),1),1))),(1,1))</text:p>
          </table:table-cell>
          <table:table-cell office:value-type="float" office:value="10">
            <text:p>10</text:p>
          </table:table-cell>
          <table:table-cell office:value-type="float" office:value="142080">
            <text:p>14208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89925e-76</text:p>
          </table:table-cell>
          <table:table-cell office:value-type="float" office:value="78">
            <text:p>78</text:p>
          </table:table-cell>
          <table:table-cell office:value-type="string">
            <text:p>((1,(1,(((((1,(1,(2,2))),1),((((1,((1,(2,(37,5))),((2,(2,1)),1))),1),(1,1)),1)),1),1))),(1,1))</text:p>
          </table:table-cell>
          <table:table-cell office:value-type="float" office:value="10">
            <text:p>10</text:p>
          </table:table-cell>
          <table:table-cell office:value-type="float" office:value="142080">
            <text:p>14208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57208e-77</text:p>
          </table:table-cell>
          <table:table-cell office:value-type="float" office:value="239">
            <text:p>239</text:p>
          </table:table-cell>
          <table:table-cell office:value-type="string">
            <text:p>((1,(1,(((((1,(1,(1,((1,1),2)))),1),((((1,((1,(1,(23,8))),((3,3),1))),1),(1,2)),1)),1),1))),1)</text:p>
          </table:table-cell>
          <table:table-cell office:value-type="float" office:value="10">
            <text:p>10</text:p>
          </table:table-cell>
          <table:table-cell office:value-type="float" office:value="158976">
            <text:p>15897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57208e-77</text:p>
          </table:table-cell>
          <table:table-cell office:value-type="float" office:value="34">
            <text:p>34</text:p>
          </table:table-cell>
          <table:table-cell office:value-type="string">
            <text:p>((1,(1,(((((1,(1,(1,((1,1),2)))),1),((((1,((1,(1,(23,8))),((3,3),1))),1),(1,2)),1)),1),1))),1)</text:p>
          </table:table-cell>
          <table:table-cell office:value-type="float" office:value="10">
            <text:p>10</text:p>
          </table:table-cell>
          <table:table-cell office:value-type="float" office:value="158976">
            <text:p>15897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74405e-71</text:p>
          </table:table-cell>
          <table:table-cell office:value-type="float" office:value="475">
            <text:p>475</text:p>
          </table:table-cell>
          <table:table-cell office:value-type="string">
            <text:p>((1,(1,(((((1,(1,(1,(1,2)))),1),((((1,((1,((1,1),(26,4))),((2,3),1))),1),3),1)),1),1))),2)</text:p>
          </table:table-cell>
          <table:table-cell office:value-type="float" office:value="10">
            <text:p>10</text:p>
          </table:table-cell>
          <table:table-cell office:value-type="float" office:value="172224">
            <text:p>17222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74405e-71</text:p>
          </table:table-cell>
          <table:table-cell office:value-type="float" office:value="36">
            <text:p>36</text:p>
          </table:table-cell>
          <table:table-cell office:value-type="string">
            <text:p>((1,(1,(((((1,(1,(1,(1,2)))),1),((((1,((1,((1,1),(26,4))),((2,3),1))),1),3),1)),1),1))),2)</text:p>
          </table:table-cell>
          <table:table-cell office:value-type="float" office:value="10">
            <text:p>10</text:p>
          </table:table-cell>
          <table:table-cell office:value-type="float" office:value="172224">
            <text:p>17222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8194e-78</text:p>
          </table:table-cell>
          <table:table-cell office:value-type="float" office:value="3302">
            <text:p>3302</text:p>
          </table:table-cell>
          <table:table-cell office:value-type="string">
            <text:p>((1,(1,((((((1,1),(1,(1,((1,(2,1)),1)))),1),((((1,((1,(1,(13,7))),((2,3),3))),1),(1,2)),1)),1),1))),(1,1))</text:p>
          </table:table-cell>
          <table:table-cell office:value-type="float" office:value="10">
            <text:p>10</text:p>
          </table:table-cell>
          <table:table-cell office:value-type="float" office:value="176904">
            <text:p>17690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8194e-78</text:p>
          </table:table-cell>
          <table:table-cell office:value-type="float" office:value="191">
            <text:p>191</text:p>
          </table:table-cell>
          <table:table-cell office:value-type="string">
            <text:p>((1,(1,((((((1,1),(1,(1,((1,(2,1)),1)))),1),((((1,((1,(1,(13,7))),((2,3),3))),1),(1,2)),1)),1),1))),(1,1))</text:p>
          </table:table-cell>
          <table:table-cell office:value-type="float" office:value="10">
            <text:p>10</text:p>
          </table:table-cell>
          <table:table-cell office:value-type="float" office:value="176904">
            <text:p>17690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44267e-72</text:p>
          </table:table-cell>
          <table:table-cell office:value-type="float" office:value="313">
            <text:p>313</text:p>
          </table:table-cell>
          <table:table-cell office:value-type="string">
            <text:p>((1,(1,(((((1,(1,(2,((1,1),1)))),1),((((1,((1,(2,(28,5))),((2,1),2))),1),1),2)),1),1))),2)</text:p>
          </table:table-cell>
          <table:table-cell office:value-type="float" office:value="10">
            <text:p>10</text:p>
          </table:table-cell>
          <table:table-cell office:value-type="float" office:value="206080">
            <text:p>20608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44267e-72</text:p>
          </table:table-cell>
          <table:table-cell office:value-type="float" office:value="26">
            <text:p>26</text:p>
          </table:table-cell>
          <table:table-cell office:value-type="string">
            <text:p>((1,(1,(((((1,(1,(2,((1,1),1)))),1),((((1,((1,(2,(28,5))),((2,1),2))),1),1),2)),1),1))),2)</text:p>
          </table:table-cell>
          <table:table-cell office:value-type="float" office:value="10">
            <text:p>10</text:p>
          </table:table-cell>
          <table:table-cell office:value-type="float" office:value="206080">
            <text:p>20608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02019e-74</text:p>
          </table:table-cell>
          <table:table-cell office:value-type="float" office:value="740">
            <text:p>740</text:p>
          </table:table-cell>
          <table:table-cell office:value-type="string">
            <text:p>((1,(1,(((((1,(2,((1,1),2))),1),((((1,((1,(1,(23,7))),((3,2),1))),1),(1,1)),1)),1),1))),(2,1))</text:p>
          </table:table-cell>
          <table:table-cell office:value-type="float" office:value="10">
            <text:p>10</text:p>
          </table:table-cell>
          <table:table-cell office:value-type="float" office:value="185472">
            <text:p>18547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02019e-74</text:p>
          </table:table-cell>
          <table:table-cell office:value-type="float" office:value="37">
            <text:p>37</text:p>
          </table:table-cell>
          <table:table-cell office:value-type="string">
            <text:p>((1,(1,(((((1,(2,((1,1),2))),1),((((1,((1,(1,(23,7))),((3,2),1))),1),(1,1)),1)),1),1))),(2,1))</text:p>
          </table:table-cell>
          <table:table-cell office:value-type="float" office:value="10">
            <text:p>10</text:p>
          </table:table-cell>
          <table:table-cell office:value-type="float" office:value="185472">
            <text:p>18547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02599e-87</text:p>
          </table:table-cell>
          <table:table-cell office:value-type="float" office:value="5220">
            <text:p>5220</text:p>
          </table:table-cell>
          <table:table-cell office:value-type="string">
            <text:p>((1,(1,(((((1,(1,(2,((1,(1,1)),1)))),1),((((1,((1,((1,1),(35,7))),((5,1),1))),1),2),1)),1),1))),((1,1),1))</text:p>
          </table:table-cell>
          <table:table-cell office:value-type="float" office:value="10">
            <text:p>10</text:p>
          </table:table-cell>
          <table:table-cell office:value-type="float" office:value="132300">
            <text:p>1323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02599e-87</text:p>
          </table:table-cell>
          <table:table-cell office:value-type="float" office:value="248">
            <text:p>248</text:p>
          </table:table-cell>
          <table:table-cell office:value-type="string">
            <text:p>((1,(1,(((((1,(1,(2,((1,(1,1)),1)))),1),((((1,((1,((1,1),(35,7))),((5,1),1))),1),2),1)),1),1))),((1,1),1))</text:p>
          </table:table-cell>
          <table:table-cell office:value-type="float" office:value="10">
            <text:p>10</text:p>
          </table:table-cell>
          <table:table-cell office:value-type="float" office:value="132300">
            <text:p>1323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9775e-69</text:p>
          </table:table-cell>
          <table:table-cell office:value-type="float" office:value="414">
            <text:p>414</text:p>
          </table:table-cell>
          <table:table-cell office:value-type="string">
            <text:p>((1,(1,(((((1,(1,(1,1))),1),((((1,((1,((2,1),(24,4))),((3,3),1))),1),3),1)),1),1))),2)</text:p>
          </table:table-cell>
          <table:table-cell office:value-type="float" office:value="10">
            <text:p>10</text:p>
          </table:table-cell>
          <table:table-cell office:value-type="float" office:value="228096">
            <text:p>22809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9775e-69</text:p>
          </table:table-cell>
          <table:table-cell office:value-type="float" office:value="29">
            <text:p>29</text:p>
          </table:table-cell>
          <table:table-cell office:value-type="string">
            <text:p>((1,(1,(((((1,(1,(1,1))),1),((((1,((1,((2,1),(24,4))),((3,3),1))),1),3),1)),1),1))),2)</text:p>
          </table:table-cell>
          <table:table-cell office:value-type="float" office:value="10">
            <text:p>10</text:p>
          </table:table-cell>
          <table:table-cell office:value-type="float" office:value="228096">
            <text:p>22809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36294e-78</text:p>
          </table:table-cell>
          <table:table-cell office:value-type="float" office:value="1811">
            <text:p>1811</text:p>
          </table:table-cell>
          <table:table-cell office:value-type="string">
            <text:p>((1,(1,(((((1,(1,(1,(3,1)))),1),((((1,((1,(1,(34,7))),(1,2))),1),7),(1,1))),1),1))),(1,1))</text:p>
          </table:table-cell>
          <table:table-cell office:value-type="float" office:value="10">
            <text:p>10</text:p>
          </table:table-cell>
          <table:table-cell office:value-type="float" office:value="229908">
            <text:p>22990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36294e-78</text:p>
          </table:table-cell>
          <table:table-cell office:value-type="float" office:value="149">
            <text:p>149</text:p>
          </table:table-cell>
          <table:table-cell office:value-type="string">
            <text:p>((1,(1,(((((1,(1,(1,(3,1)))),1),((((1,((1,(1,(34,7))),(1,2))),1),7),(1,1))),1),1))),(1,1))</text:p>
          </table:table-cell>
          <table:table-cell office:value-type="float" office:value="10">
            <text:p>10</text:p>
          </table:table-cell>
          <table:table-cell office:value-type="float" office:value="229908">
            <text:p>22990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66909e-76</text:p>
          </table:table-cell>
          <table:table-cell office:value-type="float" office:value="581">
            <text:p>581</text:p>
          </table:table-cell>
          <table:table-cell office:value-type="string">
            <text:p>((1,(1,(((((1,(1,(1,(1,1)))),1),((((1,((1,(2,(26,8))),((4,3),1))),1),1),1)),2),1))),(1,1))</text:p>
          </table:table-cell>
          <table:table-cell office:value-type="float" office:value="10">
            <text:p>10</text:p>
          </table:table-cell>
          <table:table-cell office:value-type="float" office:value="229632">
            <text:p>22963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66909e-76</text:p>
          </table:table-cell>
          <table:table-cell office:value-type="float" office:value="37">
            <text:p>37</text:p>
          </table:table-cell>
          <table:table-cell office:value-type="string">
            <text:p>((1,(1,(((((1,(1,(1,(1,1)))),1),((((1,((1,(2,(26,8))),((4,3),1))),1),1),1)),2),1))),(1,1))</text:p>
          </table:table-cell>
          <table:table-cell office:value-type="float" office:value="10">
            <text:p>10</text:p>
          </table:table-cell>
          <table:table-cell office:value-type="float" office:value="229632">
            <text:p>22963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52927e-75</text:p>
          </table:table-cell>
          <table:table-cell office:value-type="float" office:value="884">
            <text:p>884</text:p>
          </table:table-cell>
          <table:table-cell office:value-type="string">
            <text:p>((1,(1,(((((1,(1,(1,2))),1),((((1,((1,(2,(31,7))),((3,2),1))),1),2),1)),1),1))),((1,1),1))</text:p>
          </table:table-cell>
          <table:table-cell office:value-type="float" office:value="10">
            <text:p>10</text:p>
          </table:table-cell>
          <table:table-cell office:value-type="float" office:value="239568">
            <text:p>23956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52927e-75</text:p>
          </table:table-cell>
          <table:table-cell office:value-type="float" office:value="40">
            <text:p>40</text:p>
          </table:table-cell>
          <table:table-cell office:value-type="string">
            <text:p>((1,(1,(((((1,(1,(1,2))),1),((((1,((1,(2,(31,7))),((3,2),1))),1),2),1)),1),1))),((1,1),1))</text:p>
          </table:table-cell>
          <table:table-cell office:value-type="float" office:value="10">
            <text:p>10</text:p>
          </table:table-cell>
          <table:table-cell office:value-type="float" office:value="239568">
            <text:p>23956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83997e-77</text:p>
          </table:table-cell>
          <table:table-cell office:value-type="float" office:value="1197">
            <text:p>1197</text:p>
          </table:table-cell>
          <table:table-cell office:value-type="string">
            <text:p>((1,(1,(((((1,(1,(1,1))),1),((((1,((1,(1,(29,9))),((3,(1,1)),1))),1),(1,3)),2)),1),2))),1)</text:p>
          </table:table-cell>
          <table:table-cell office:value-type="float" office:value="10">
            <text:p>10</text:p>
          </table:table-cell>
          <table:table-cell office:value-type="float" office:value="216108">
            <text:p>21610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83997e-77</text:p>
          </table:table-cell>
          <table:table-cell office:value-type="float" office:value="156">
            <text:p>156</text:p>
          </table:table-cell>
          <table:table-cell office:value-type="string">
            <text:p>((1,(1,(((((1,(1,(1,1))),1),((((1,((1,(1,(29,9))),((3,(1,1)),1))),1),(1,3)),2)),1),2))),1)</text:p>
          </table:table-cell>
          <table:table-cell office:value-type="float" office:value="10">
            <text:p>10</text:p>
          </table:table-cell>
          <table:table-cell office:value-type="float" office:value="216108">
            <text:p>21610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64298e-66</text:p>
          </table:table-cell>
          <table:table-cell office:value-type="float" office:value="141">
            <text:p>141</text:p>
          </table:table-cell>
          <table:table-cell office:value-type="string">
            <text:p>((1,(1,(((((2,(1,(2,2))),1),((((1,((1,(1,(13,7))),((3,1),2))),1),1),1)),1),1))),(2,1))</text:p>
          </table:table-cell>
          <table:table-cell office:value-type="float" office:value="10">
            <text:p>10</text:p>
          </table:table-cell>
          <table:table-cell office:value-type="float" office:value="192192">
            <text:p>19219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64298e-66</text:p>
          </table:table-cell>
          <table:table-cell office:value-type="float" office:value="6">
            <text:p>6</text:p>
          </table:table-cell>
          <table:table-cell office:value-type="string">
            <text:p>((1,(1,(((((2,(1,(2,2))),1),((((1,((1,(1,(13,7))),((3,1),2))),1),1),1)),1),1))),(2,1))</text:p>
          </table:table-cell>
          <table:table-cell office:value-type="float" office:value="10">
            <text:p>10</text:p>
          </table:table-cell>
          <table:table-cell office:value-type="float" office:value="192192">
            <text:p>19219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39154e-86</text:p>
          </table:table-cell>
          <table:table-cell office:value-type="float" office:value="1352">
            <text:p>1352</text:p>
          </table:table-cell>
          <table:table-cell office:value-type="string">
            <text:p>((1,(1,(((((1,(1,(2,((1,1),1)))),1),((((1,((1,(1,(35,11))),((3,(1,1)),1))),1),(1,2)),1)),1),1))),2)</text:p>
          </table:table-cell>
          <table:table-cell office:value-type="float" office:value="10">
            <text:p>10</text:p>
          </table:table-cell>
          <table:table-cell office:value-type="float" office:value="231000">
            <text:p>231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39154e-86</text:p>
          </table:table-cell>
          <table:table-cell office:value-type="float" office:value="121">
            <text:p>121</text:p>
          </table:table-cell>
          <table:table-cell office:value-type="string">
            <text:p>((1,(1,(((((1,(1,(2,((1,1),1)))),1),((((1,((1,(1,(35,11))),((3,(1,1)),1))),1),(1,2)),1)),1),1))),2)</text:p>
          </table:table-cell>
          <table:table-cell office:value-type="float" office:value="10">
            <text:p>10</text:p>
          </table:table-cell>
          <table:table-cell office:value-type="float" office:value="231000">
            <text:p>231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27879e-76</text:p>
          </table:table-cell>
          <table:table-cell office:value-type="float" office:value="312">
            <text:p>312</text:p>
          </table:table-cell>
          <table:table-cell office:value-type="string">
            <text:p>((1,(1,(((((1,(1,2)),1),((((1,((1,(1,(32,10))),((3,3),1))),1),1),1)),1),1))),((1,2),1))</text:p>
          </table:table-cell>
          <table:table-cell office:value-type="float" office:value="10">
            <text:p>10</text:p>
          </table:table-cell>
          <table:table-cell office:value-type="float" office:value="253440">
            <text:p>2534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27879e-76</text:p>
          </table:table-cell>
          <table:table-cell office:value-type="float" office:value="16">
            <text:p>16</text:p>
          </table:table-cell>
          <table:table-cell office:value-type="string">
            <text:p>((1,(1,(((((1,(1,2)),1),((((1,((1,(1,(32,10))),((3,3),1))),1),1),1)),1),1))),((1,2),1))</text:p>
          </table:table-cell>
          <table:table-cell office:value-type="float" office:value="10">
            <text:p>10</text:p>
          </table:table-cell>
          <table:table-cell office:value-type="float" office:value="253440">
            <text:p>2534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38059e-85</text:p>
          </table:table-cell>
          <table:table-cell office:value-type="float" office:value="4860">
            <text:p>4860</text:p>
          </table:table-cell>
          <table:table-cell office:value-type="string">
            <text:p>((1,(1,(((((1,(1,(1,((1,2),1)))),1),((((1,((1,(1,(31,9))),((1,3),1))),1),3),2)),1),1))),((1,(1,1)),1))</text:p>
          </table:table-cell>
          <table:table-cell office:value-type="float" office:value="10">
            <text:p>10</text:p>
          </table:table-cell>
          <table:table-cell office:value-type="float" office:value="261144">
            <text:p>26114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38059e-85</text:p>
          </table:table-cell>
          <table:table-cell office:value-type="float" office:value="209">
            <text:p>209</text:p>
          </table:table-cell>
          <table:table-cell office:value-type="string">
            <text:p>((1,(1,(((((1,(1,(1,((1,2),1)))),1),((((1,((1,(1,(31,9))),((1,3),1))),1),3),2)),1),1))),((1,(1,1)),1))</text:p>
          </table:table-cell>
          <table:table-cell office:value-type="float" office:value="10">
            <text:p>10</text:p>
          </table:table-cell>
          <table:table-cell office:value-type="float" office:value="261144">
            <text:p>26114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table:style-name="Default" office:value-type="float" office:value="0">
            <text:p>0</text:p>
          </table:table-cell>
          <table:table-cell office:value-type="float" office:value="31757">
            <text:p>31757</text:p>
          </table:table-cell>
          <table:table-cell office:value-type="string">
            <text:p>((1,(1,(((((1,(1,(1,((1,2),1)))),1),((((1,((1,(1,(27,3))),((3,3),1))),1),(1,2)),(1,1))),1),2))),(2,1))</text:p>
          </table:table-cell>
          <table:table-cell office:value-type="float" office:value="10">
            <text:p>10</text:p>
          </table:table-cell>
          <table:table-cell office:value-type="float" office:value="303264">
            <text:p>30326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table:style-name="Default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((1,(1,(((((1,(1,(1,((1,2),1)))),1),((((1,((1,(1,(27,3))),((3,3),1))),1),(1,2)),(1,1))),1),2))),(2,1))</text:p>
          </table:table-cell>
          <table:table-cell office:value-type="float" office:value="10">
            <text:p>10</text:p>
          </table:table-cell>
          <table:table-cell office:value-type="float" office:value="303264">
            <text:p>30326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09086e-69</text:p>
          </table:table-cell>
          <table:table-cell office:value-type="float" office:value="154">
            <text:p>154</text:p>
          </table:table-cell>
          <table:table-cell office:value-type="string">
            <text:p>((1,(1,(((((1,(1,(2,(2,1)))),1),((((1,((1,(2,(23,4))),((3,2),1))),1),3),1)),1),1))),1)</text:p>
          </table:table-cell>
          <table:table-cell office:value-type="float" office:value="10">
            <text:p>10</text:p>
          </table:table-cell>
          <table:table-cell office:value-type="float" office:value="291456">
            <text:p>29145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09086e-69</text:p>
          </table:table-cell>
          <table:table-cell office:value-type="float" office:value="21">
            <text:p>21</text:p>
          </table:table-cell>
          <table:table-cell office:value-type="string">
            <text:p>((1,(1,(((((1,(1,(2,(2,1)))),1),((((1,((1,(2,(23,4))),((3,2),1))),1),3),1)),1),1))),1)</text:p>
          </table:table-cell>
          <table:table-cell office:value-type="float" office:value="10">
            <text:p>10</text:p>
          </table:table-cell>
          <table:table-cell office:value-type="float" office:value="291456">
            <text:p>29145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9.67574e-73</text:p>
          </table:table-cell>
          <table:table-cell office:value-type="float" office:value="5840">
            <text:p>5840</text:p>
          </table:table-cell>
          <table:table-cell office:value-type="string">
            <text:p>((1,(1,(((((1,(1,(1,(1,1)))),1),((((1,((1,(2,(16,3))),((2,2),(1,1)))),1),(2,3)),3)),1),1))),(2,1))</text:p>
          </table:table-cell>
          <table:table-cell office:value-type="float" office:value="10">
            <text:p>10</text:p>
          </table:table-cell>
          <table:table-cell office:value-type="float" office:value="345600">
            <text:p>3456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9.67574e-73</text:p>
          </table:table-cell>
          <table:table-cell office:value-type="float" office:value="23">
            <text:p>23</text:p>
          </table:table-cell>
          <table:table-cell office:value-type="string">
            <text:p>((1,(1,(((((1,(1,(1,(1,1)))),1),((((1,((1,(2,(16,3))),((2,2),(1,1)))),1),(2,3)),3)),1),1))),(2,1))</text:p>
          </table:table-cell>
          <table:table-cell office:value-type="float" office:value="10">
            <text:p>10</text:p>
          </table:table-cell>
          <table:table-cell office:value-type="float" office:value="345600">
            <text:p>3456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22552e-68</text:p>
          </table:table-cell>
          <table:table-cell office:value-type="float" office:value="152">
            <text:p>152</text:p>
          </table:table-cell>
          <table:table-cell office:value-type="string">
            <text:p>((1,(1,(((((1,(1,(2,2))),1),((((1,((1,(1,(19,7))),((2,2),2))),1),(1,1)),1)),1),1))),2)</text:p>
          </table:table-cell>
          <table:table-cell office:value-type="float" office:value="10">
            <text:p>10</text:p>
          </table:table-cell>
          <table:table-cell office:value-type="float" office:value="187264">
            <text:p>18726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22552e-68</text:p>
          </table:table-cell>
          <table:table-cell office:value-type="float" office:value="12">
            <text:p>12</text:p>
          </table:table-cell>
          <table:table-cell office:value-type="string">
            <text:p>((1,(1,(((((1,(1,(2,2))),1),((((1,((1,(1,(19,7))),((2,2),2))),1),(1,1)),1)),1),1))),2)</text:p>
          </table:table-cell>
          <table:table-cell office:value-type="float" office:value="10">
            <text:p>10</text:p>
          </table:table-cell>
          <table:table-cell office:value-type="float" office:value="187264">
            <text:p>18726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table:style-name="Default" office:value-type="float" office:value="0">
            <text:p>0</text:p>
          </table:table-cell>
          <table:table-cell office:value-type="float" office:value="8018">
            <text:p>8018</text:p>
          </table:table-cell>
          <table:table-cell office:value-type="string">
            <text:p>((1,(1,(((((1,(1,(1,((1,(1,1)),1)))),1),((((1,((1,((1,1),(32,5))),((3,6),(1,1)))),1),2),1)),1),1))),(2,1))</text:p>
          </table:table-cell>
          <table:table-cell office:value-type="float" office:value="10">
            <text:p>10</text:p>
          </table:table-cell>
          <table:table-cell office:value-type="float" office:value="311040">
            <text:p>3110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table:style-name="Default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((1,(1,(((((1,(1,(1,((1,(1,1)),1)))),1),((((1,((1,((1,1),(32,5))),((3,6),(1,1)))),1),2),1)),1),1))),(2,1))</text:p>
          </table:table-cell>
          <table:table-cell office:value-type="float" office:value="10">
            <text:p>10</text:p>
          </table:table-cell>
          <table:table-cell office:value-type="float" office:value="311040">
            <text:p>3110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65485e-93</text:p>
          </table:table-cell>
          <table:table-cell office:value-type="float" office:value="1854">
            <text:p>1854</text:p>
          </table:table-cell>
          <table:table-cell office:value-type="string">
            <text:p>((1,(1,(((((1,(1,((1,1),((1,(1,1)),1)))),1),((((1,((1,(1,(32,13))),((1,(2,2)),1))),1),(3,2)),1)),1),1))),1)</text:p>
          </table:table-cell>
          <table:table-cell office:value-type="float" office:value="10">
            <text:p>10</text:p>
          </table:table-cell>
          <table:table-cell office:value-type="float" office:value="269568">
            <text:p>26956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65485e-93</text:p>
          </table:table-cell>
          <table:table-cell office:value-type="float" office:value="19">
            <text:p>19</text:p>
          </table:table-cell>
          <table:table-cell office:value-type="string">
            <text:p>((1,(1,(((((1,(1,((1,1),((1,(1,1)),1)))),1),((((1,((1,(1,(32,13))),((1,(2,2)),1))),1),(3,2)),1)),1),1))),1)</text:p>
          </table:table-cell>
          <table:table-cell office:value-type="float" office:value="10">
            <text:p>10</text:p>
          </table:table-cell>
          <table:table-cell office:value-type="float" office:value="269568">
            <text:p>26956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9381e-70</text:p>
          </table:table-cell>
          <table:table-cell office:value-type="float" office:value="379">
            <text:p>379</text:p>
          </table:table-cell>
          <table:table-cell office:value-type="string">
            <text:p>((1,(1,((((((1,1),(1,(2,1))),1),((((1,((1,(1,(23,4))),((3,4),2))),1),2),1)),1),1))),2)</text:p>
          </table:table-cell>
          <table:table-cell office:value-type="float" office:value="10">
            <text:p>10</text:p>
          </table:table-cell>
          <table:table-cell office:value-type="float" office:value="388608">
            <text:p>38860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9381e-70</text:p>
          </table:table-cell>
          <table:table-cell office:value-type="float" office:value="30">
            <text:p>30</text:p>
          </table:table-cell>
          <table:table-cell office:value-type="string">
            <text:p>((1,(1,((((((1,1),(1,(2,1))),1),((((1,((1,(1,(23,4))),((3,4),2))),1),2),1)),1),1))),2)</text:p>
          </table:table-cell>
          <table:table-cell office:value-type="float" office:value="10">
            <text:p>10</text:p>
          </table:table-cell>
          <table:table-cell office:value-type="float" office:value="388608">
            <text:p>38860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94294e-76</text:p>
          </table:table-cell>
          <table:table-cell office:value-type="float" office:value="2829">
            <text:p>2829</text:p>
          </table:table-cell>
          <table:table-cell office:value-type="string">
            <text:p>((1,(1,(((((((1,1),1),(1,(2,1))),1),((((1,((1,((4,2),(25,2))),((2,1),2))),1),(1,3)),1)),1),1))),1)</text:p>
          </table:table-cell>
          <table:table-cell office:value-type="float" office:value="10">
            <text:p>10</text:p>
          </table:table-cell>
          <table:table-cell office:value-type="float" office:value="240000">
            <text:p>24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94294e-76</text:p>
          </table:table-cell>
          <table:table-cell office:value-type="float" office:value="21">
            <text:p>21</text:p>
          </table:table-cell>
          <table:table-cell office:value-type="string">
            <text:p>((1,(1,(((((((1,1),1),(1,(2,1))),1),((((1,((1,((4,2),(25,2))),((2,1),2))),1),(1,3)),1)),1),1))),1)</text:p>
          </table:table-cell>
          <table:table-cell office:value-type="float" office:value="10">
            <text:p>10</text:p>
          </table:table-cell>
          <table:table-cell office:value-type="float" office:value="240000">
            <text:p>24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18542e-89</text:p>
          </table:table-cell>
          <table:table-cell office:value-type="float" office:value="3407">
            <text:p>3407</text:p>
          </table:table-cell>
          <table:table-cell office:value-type="string">
            <text:p>((1,(1,(((((1,(1,((1,1),((1,1),1)))),1),((((1,((1,((4,1),(30,9))),((4,3),1))),1),1),1)),1),1))),(1,1))</text:p>
          </table:table-cell>
          <table:table-cell office:value-type="float" office:value="10">
            <text:p>10</text:p>
          </table:table-cell>
          <table:table-cell office:value-type="float" office:value="336960">
            <text:p>3369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18542e-89</text:p>
          </table:table-cell>
          <table:table-cell office:value-type="float" office:value="17">
            <text:p>17</text:p>
          </table:table-cell>
          <table:table-cell office:value-type="string">
            <text:p>((1,(1,(((((1,(1,((1,1),((1,1),1)))),1),((((1,((1,((4,1),(30,9))),((4,3),1))),1),1),1)),1),1))),(1,1))</text:p>
          </table:table-cell>
          <table:table-cell office:value-type="float" office:value="10">
            <text:p>10</text:p>
          </table:table-cell>
          <table:table-cell office:value-type="float" office:value="336960">
            <text:p>3369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68081e-65</text:p>
          </table:table-cell>
          <table:table-cell office:value-type="float" office:value="609">
            <text:p>609</text:p>
          </table:table-cell>
          <table:table-cell office:value-type="string">
            <text:p>((1,(1,(((((1,(1,(1,2))),1),((((1,((1,(2,19)),((5,2),2))),1),4),(1,1))),1),1))),2)</text:p>
          </table:table-cell>
          <table:table-cell office:value-type="float" office:value="10">
            <text:p>10</text:p>
          </table:table-cell>
          <table:table-cell office:value-type="float" office:value="255360">
            <text:p>2553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68081e-65</text:p>
          </table:table-cell>
          <table:table-cell office:value-type="float" office:value="46">
            <text:p>46</text:p>
          </table:table-cell>
          <table:table-cell office:value-type="string">
            <text:p>((1,(1,(((((1,(1,(1,2))),1),((((1,((1,(2,19)),((5,2),2))),1),4),(1,1))),1),1))),2)</text:p>
          </table:table-cell>
          <table:table-cell office:value-type="float" office:value="10">
            <text:p>10</text:p>
          </table:table-cell>
          <table:table-cell office:value-type="float" office:value="255360">
            <text:p>2553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table:style-name="Default" office:value-type="float" office:value="0">
            <text:p>0</text:p>
          </table:table-cell>
          <table:table-cell office:value-type="float" office:value="8370">
            <text:p>8370</text:p>
          </table:table-cell>
          <table:table-cell office:value-type="string">
            <text:p>((1,(1,((((((2,1),(1,(1,(2,1)))),1),((((1,((1,(4,(44,6))),((1,(1,1)),3))),1),(1,1)),(1,1))),1),1))),(1,1))</text:p>
          </table:table-cell>
          <table:table-cell office:value-type="float" office:value="10">
            <text:p>10</text:p>
          </table:table-cell>
          <table:table-cell office:value-type="float" office:value="342144">
            <text:p>34214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table:style-name="Default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((1,(1,((((((2,1),(1,(1,(2,1)))),1),((((1,((1,(4,(44,6))),((1,(1,1)),3))),1),(1,1)),(1,1))),1),1))),(1,1))</text:p>
          </table:table-cell>
          <table:table-cell office:value-type="float" office:value="10">
            <text:p>10</text:p>
          </table:table-cell>
          <table:table-cell office:value-type="float" office:value="342144">
            <text:p>34214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77071e-85</text:p>
          </table:table-cell>
          <table:table-cell office:value-type="float" office:value="1316">
            <text:p>1316</text:p>
          </table:table-cell>
          <table:table-cell office:value-type="string">
            <text:p>((1,(1,(((((2,(1,((1,1),((1,(1,1)),1)))),1),((((1,((1,(1,(31,8))),((6,1),1))),1),1),2)),1),2))),1)</text:p>
          </table:table-cell>
          <table:table-cell office:value-type="float" office:value="10">
            <text:p>10</text:p>
          </table:table-cell>
          <table:table-cell office:value-type="float" office:value="297600">
            <text:p>2976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77071e-85</text:p>
          </table:table-cell>
          <table:table-cell office:value-type="float" office:value="154">
            <text:p>154</text:p>
          </table:table-cell>
          <table:table-cell office:value-type="string">
            <text:p>((1,(1,(((((2,(1,((1,1),((1,(1,1)),1)))),1),((((1,((1,(1,(31,8))),((6,1),1))),1),1),2)),1),2))),1)</text:p>
          </table:table-cell>
          <table:table-cell office:value-type="float" office:value="10">
            <text:p>10</text:p>
          </table:table-cell>
          <table:table-cell office:value-type="float" office:value="297600">
            <text:p>2976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31013e-67</text:p>
          </table:table-cell>
          <table:table-cell office:value-type="float" office:value="350">
            <text:p>350</text:p>
          </table:table-cell>
          <table:table-cell office:value-type="string">
            <text:p>((1,(1,(((((1,(1,(1,3))),1),((((1,((1,(2,(23,6))),(4,1))),1),2),1)),1),1))),(2,1))</text:p>
          </table:table-cell>
          <table:table-cell office:value-type="float" office:value="10">
            <text:p>10</text:p>
          </table:table-cell>
          <table:table-cell office:value-type="float" office:value="278208">
            <text:p>27820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31013e-67</text:p>
          </table:table-cell>
          <table:table-cell office:value-type="float" office:value="17">
            <text:p>17</text:p>
          </table:table-cell>
          <table:table-cell office:value-type="string">
            <text:p>((1,(1,(((((1,(1,(1,3))),1),((((1,((1,(2,(23,6))),(4,1))),1),2),1)),1),1))),(2,1))</text:p>
          </table:table-cell>
          <table:table-cell office:value-type="float" office:value="10">
            <text:p>10</text:p>
          </table:table-cell>
          <table:table-cell office:value-type="float" office:value="278208">
            <text:p>27820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53024e-80</text:p>
          </table:table-cell>
          <table:table-cell office:value-type="float" office:value="290">
            <text:p>290</text:p>
          </table:table-cell>
          <table:table-cell office:value-type="string">
            <text:p>((1,(1,(((((1,(1,(1,((1,(1,1)),2)))),1),((((1,((1,(1,(27,8))),(4,2))),1),5),1)),1),1))),1)</text:p>
          </table:table-cell>
          <table:table-cell office:value-type="float" office:value="10">
            <text:p>10</text:p>
          </table:table-cell>
          <table:table-cell office:value-type="float" office:value="397440">
            <text:p>3974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53024e-80</text:p>
          </table:table-cell>
          <table:table-cell office:value-type="float" office:value="52">
            <text:p>52</text:p>
          </table:table-cell>
          <table:table-cell office:value-type="string">
            <text:p>((1,(1,(((((1,(1,(1,((1,(1,1)),2)))),1),((((1,((1,(1,(27,8))),(4,2))),1),5),1)),1),1))),1)</text:p>
          </table:table-cell>
          <table:table-cell office:value-type="float" office:value="10">
            <text:p>10</text:p>
          </table:table-cell>
          <table:table-cell office:value-type="float" office:value="397440">
            <text:p>3974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26835e-77</text:p>
          </table:table-cell>
          <table:table-cell office:value-type="float" office:value="990">
            <text:p>990</text:p>
          </table:table-cell>
          <table:table-cell office:value-type="string">
            <text:p>((1,(1,(((((((1,2),1),(1,3)),1),((((1,((1,(2,(23,9))),((4,1),1))),1),(1,2)),1)),1),1))),1)</text:p>
          </table:table-cell>
          <table:table-cell office:value-type="float" office:value="10">
            <text:p>10</text:p>
          </table:table-cell>
          <table:table-cell office:value-type="float" office:value="457056">
            <text:p>45705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26835e-77</text:p>
          </table:table-cell>
          <table:table-cell office:value-type="float" office:value="128">
            <text:p>128</text:p>
          </table:table-cell>
          <table:table-cell office:value-type="string">
            <text:p>((1,(1,(((((((1,2),1),(1,3)),1),((((1,((1,(2,(23,9))),((4,1),1))),1),(1,2)),1)),1),1))),1)</text:p>
          </table:table-cell>
          <table:table-cell office:value-type="float" office:value="10">
            <text:p>10</text:p>
          </table:table-cell>
          <table:table-cell office:value-type="float" office:value="457056">
            <text:p>45705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67251e-90</text:p>
          </table:table-cell>
          <table:table-cell office:value-type="float" office:value="4497">
            <text:p>4497</text:p>
          </table:table-cell>
          <table:table-cell office:value-type="string">
            <text:p>((1,(1,((((((1,1),(1,((1,1),(2,1)))),1),((((1,((1,(2,(40,10))),((2,4),1))),1),1),1)),1),1))),((1,1),1))</text:p>
          </table:table-cell>
          <table:table-cell office:value-type="float" office:value="10">
            <text:p>10</text:p>
          </table:table-cell>
          <table:table-cell office:value-type="float" office:value="332800">
            <text:p>3328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67251e-90</text:p>
          </table:table-cell>
          <table:table-cell office:value-type="float" office:value="332">
            <text:p>332</text:p>
          </table:table-cell>
          <table:table-cell office:value-type="string">
            <text:p>((1,(1,((((((1,1),(1,((1,1),(2,1)))),1),((((1,((1,(2,(40,10))),((2,4),1))),1),1),1)),1),1))),((1,1),1))</text:p>
          </table:table-cell>
          <table:table-cell office:value-type="float" office:value="10">
            <text:p>10</text:p>
          </table:table-cell>
          <table:table-cell office:value-type="float" office:value="332800">
            <text:p>3328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95571e-83</text:p>
          </table:table-cell>
          <table:table-cell office:value-type="float" office:value="1917">
            <text:p>1917</text:p>
          </table:table-cell>
          <table:table-cell office:value-type="string">
            <text:p>((1,(1,(((((1,(1,(1,(1,1)))),1),((((1,((1,((2,2),(35,8))),((2,2),1))),1),(1,4)),1)),1),1))),1)</text:p>
          </table:table-cell>
          <table:table-cell office:value-type="float" office:value="10">
            <text:p>10</text:p>
          </table:table-cell>
          <table:table-cell office:value-type="float" office:value="430080">
            <text:p>43008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95571e-83</text:p>
          </table:table-cell>
          <table:table-cell office:value-type="float" office:value="16">
            <text:p>16</text:p>
          </table:table-cell>
          <table:table-cell office:value-type="string">
            <text:p>((1,(1,(((((1,(1,(1,(1,1)))),1),((((1,((1,((2,2),(35,8))),((2,2),1))),1),(1,4)),1)),1),1))),1)</text:p>
          </table:table-cell>
          <table:table-cell office:value-type="float" office:value="10">
            <text:p>10</text:p>
          </table:table-cell>
          <table:table-cell office:value-type="float" office:value="430080">
            <text:p>43008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27821e-82</text:p>
          </table:table-cell>
          <table:table-cell office:value-type="float" office:value="5475">
            <text:p>5475</text:p>
          </table:table-cell>
          <table:table-cell office:value-type="string">
            <text:p>((1,(1,(((((1,(1,(1,((1,2),1)))),1),((((1,((1,((1,2),(27,7))),((2,2),2))),1),(1,1)),1)),1),1))),(2,1))</text:p>
          </table:table-cell>
          <table:table-cell office:value-type="float" office:value="10">
            <text:p>10</text:p>
          </table:table-cell>
          <table:table-cell office:value-type="float" office:value="314496">
            <text:p>31449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27821e-82</text:p>
          </table:table-cell>
          <table:table-cell office:value-type="float" office:value="16">
            <text:p>16</text:p>
          </table:table-cell>
          <table:table-cell office:value-type="string">
            <text:p>((1,(1,(((((1,(1,(1,((1,2),1)))),1),((((1,((1,((1,2),(27,7))),((2,2),2))),1),(1,1)),1)),1),1))),(2,1))</text:p>
          </table:table-cell>
          <table:table-cell office:value-type="float" office:value="10">
            <text:p>10</text:p>
          </table:table-cell>
          <table:table-cell office:value-type="float" office:value="314496">
            <text:p>31449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table:style-name="Default" office:value-type="float" office:value="0">
            <text:p>0</text:p>
          </table:table-cell>
          <table:table-cell office:value-type="float" office:value="7585">
            <text:p>7585</text:p>
          </table:table-cell>
          <table:table-cell office:value-type="string">
            <text:p>((1,(1,((((((1,1),(1,(1,((1,2),1)))),1),((((1,((1,((2,1),(33,5))),((1,(2,1)),1))),1),(2,6)),1)),1),1))),(1,1))</text:p>
          </table:table-cell>
          <table:table-cell office:value-type="float" office:value="10">
            <text:p>10</text:p>
          </table:table-cell>
          <table:table-cell office:value-type="float" office:value="443520">
            <text:p>44352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table:style-name="Default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((1,(1,((((((1,1),(1,(1,((1,2),1)))),1),((((1,((1,((2,1),(33,5))),((1,(2,1)),1))),1),(2,6)),1)),1),1))),(1,1))</text:p>
          </table:table-cell>
          <table:table-cell office:value-type="float" office:value="10">
            <text:p>10</text:p>
          </table:table-cell>
          <table:table-cell office:value-type="float" office:value="443520">
            <text:p>44352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table:style-name="Default" office:value-type="float" office:value="0">
            <text:p>0</text:p>
          </table:table-cell>
          <table:table-cell office:value-type="float" office:value="16742">
            <text:p>16742</text:p>
          </table:table-cell>
          <table:table-cell office:value-type="string">
            <text:p>((1,(1,(((((2,(1,((1,1),((1,1),1)))),1),((((1,((1,(1,(38,4))),((2,3),(1,3)))),1),(1,3)),(1,1))),1),1))),1)</text:p>
          </table:table-cell>
          <table:table-cell office:value-type="float" office:value="10">
            <text:p>10</text:p>
          </table:table-cell>
          <table:table-cell office:value-type="float" office:value="443232">
            <text:p>44323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table:style-name="Default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((1,(1,(((((2,(1,((1,1),((1,1),1)))),1),((((1,((1,(1,(38,4))),((2,3),(1,3)))),1),(1,3)),(1,1))),1),1))),1)</text:p>
          </table:table-cell>
          <table:table-cell office:value-type="float" office:value="10">
            <text:p>10</text:p>
          </table:table-cell>
          <table:table-cell office:value-type="float" office:value="443232">
            <text:p>443232</text:p>
          </table:table-cell>
        </table:table-row>
      </table:table>
      <table:table table:name="Bio hard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ght" table:style-name="ta1" table:print="false">
        <table:table-column table:style-name="co1" table:default-cell-style-name="Default"/>
        <table:table-column table:style-name="co5" table:default-cell-style-name="ce6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TestProjectRampal_Endversion2</text:p>
          </table:table-cell>
          <table:table-cell office:value-type="string">
            <text:p>9.25001e-05</text:p>
          </table:table-cell>
          <table:table-cell office:value-type="float" office:value="0">
            <text:p>0</text:p>
          </table:table-cell>
          <table:table-cell office:value-type="string">
            <text:p>((2,2),2)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9.25001e-05</text:p>
          </table:table-cell>
          <table:table-cell office:value-type="float" office:value="0">
            <text:p>0</text:p>
          </table:table-cell>
          <table:table-cell office:value-type="string">
            <text:p>((2,2),2)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66368e-07</text:p>
          </table:table-cell>
          <table:table-cell office:value-type="float" office:value="0">
            <text:p>0</text:p>
          </table:table-cell>
          <table:table-cell office:value-type="string">
            <text:p>(((2,2),2),2)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66368e-07</text:p>
          </table:table-cell>
          <table:table-cell office:value-type="float" office:value="0">
            <text:p>0</text:p>
          </table:table-cell>
          <table:table-cell office:value-type="string">
            <text:p>(((2,2),2),2)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66197e-09</text:p>
          </table:table-cell>
          <table:table-cell office:value-type="float" office:value="0">
            <text:p>0</text:p>
          </table:table-cell>
          <table:table-cell office:value-type="string">
            <text:p>((((2,2),2),2),2)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66197e-09</text:p>
          </table:table-cell>
          <table:table-cell office:value-type="float" office:value="0">
            <text:p>0</text:p>
          </table:table-cell>
          <table:table-cell office:value-type="string">
            <text:p>((((2,2),2),2),2)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68866e-12</text:p>
          </table:table-cell>
          <table:table-cell office:value-type="float" office:value="0">
            <text:p>0</text:p>
          </table:table-cell>
          <table:table-cell office:value-type="string">
            <text:p>(((((2,2),2),2),2),2)</text:p>
          </table:table-cell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68866e-12</text:p>
          </table:table-cell>
          <table:table-cell office:value-type="float" office:value="0">
            <text:p>0</text:p>
          </table:table-cell>
          <table:table-cell office:value-type="string">
            <text:p>(((((2,2),2),2),2),2)</text:p>
          </table:table-cell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66166e-15</text:p>
          </table:table-cell>
          <table:table-cell office:value-type="float" office:value="0">
            <text:p>0</text:p>
          </table:table-cell>
          <table:table-cell office:value-type="string">
            <text:p>((((((2,2),2),2),2),2),2)</text:p>
          </table:table-cell>
          <table:table-cell office:value-type="float" office:value="10">
            <text:p>1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66166e-15</text:p>
          </table:table-cell>
          <table:table-cell office:value-type="float" office:value="0">
            <text:p>0</text:p>
          </table:table-cell>
          <table:table-cell office:value-type="string">
            <text:p>((((((2,2),2),2),2),2),2)</text:p>
          </table:table-cell>
          <table:table-cell office:value-type="float" office:value="10">
            <text:p>1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75415e-18</text:p>
          </table:table-cell>
          <table:table-cell office:value-type="float" office:value="0">
            <text:p>0</text:p>
          </table:table-cell>
          <table:table-cell office:value-type="string">
            <text:p>(((((((2,2),2),2),2),2),2),2)</text:p>
          </table:table-cell>
          <table:table-cell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75415e-18</text:p>
          </table:table-cell>
          <table:table-cell office:value-type="float" office:value="0">
            <text:p>0</text:p>
          </table:table-cell>
          <table:table-cell office:value-type="string">
            <text:p>(((((((2,2),2),2),2),2),2),2)</text:p>
          </table:table-cell>
          <table:table-cell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25436e-22</text:p>
          </table:table-cell>
          <table:table-cell office:value-type="float" office:value="0">
            <text:p>0</text:p>
          </table:table-cell>
          <table:table-cell office:value-type="string">
            <text:p>((((((((2,2),2),2),2),2),2),2),2)</text:p>
          </table:table-cell>
          <table:table-cell office:value-type="float" office:value="10">
            <text:p>10</text:p>
          </table:table-cell>
          <table:table-cell office:value-type="float" office:value="4608">
            <text:p>460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25436e-22</text:p>
          </table:table-cell>
          <table:table-cell office:value-type="float" office:value="0">
            <text:p>0</text:p>
          </table:table-cell>
          <table:table-cell office:value-type="string">
            <text:p>((((((((2,2),2),2),2),2),2),2),2)</text:p>
          </table:table-cell>
          <table:table-cell office:value-type="float" office:value="10">
            <text:p>10</text:p>
          </table:table-cell>
          <table:table-cell office:value-type="float" office:value="4608">
            <text:p>460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93541e-25</text:p>
          </table:table-cell>
          <table:table-cell office:value-type="float" office:value="1">
            <text:p>1</text:p>
          </table:table-cell>
          <table:table-cell office:value-type="string">
            <text:p>(((((((((2,2),2),2),2),2),2),2),2),2)</text:p>
          </table:table-cell>
          <table:table-cell office:value-type="float" office:value="10">
            <text:p>10</text:p>
          </table:table-cell>
          <table:table-cell office:value-type="float" office:value="10240">
            <text:p>102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93541e-25</text:p>
          </table:table-cell>
          <table:table-cell office:value-type="float" office:value="0">
            <text:p>0</text:p>
          </table:table-cell>
          <table:table-cell office:value-type="string">
            <text:p>(((((((((2,2),2),2),2),2),2),2),2),2)</text:p>
          </table:table-cell>
          <table:table-cell office:value-type="float" office:value="10">
            <text:p>10</text:p>
          </table:table-cell>
          <table:table-cell office:value-type="float" office:value="10240">
            <text:p>102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23525e-29</text:p>
          </table:table-cell>
          <table:table-cell office:value-type="float" office:value="1">
            <text:p>1</text:p>
          </table:table-cell>
          <table:table-cell office:value-type="string">
            <text:p>((((((((((2,2),2),2),2),2),2),2),2),2),2)</text:p>
          </table:table-cell>
          <table:table-cell office:value-type="float" office:value="10">
            <text:p>10</text:p>
          </table:table-cell>
          <table:table-cell office:value-type="float" office:value="22528">
            <text:p>2252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23525e-29</text:p>
          </table:table-cell>
          <table:table-cell office:value-type="float" office:value="0">
            <text:p>0</text:p>
          </table:table-cell>
          <table:table-cell office:value-type="string">
            <text:p>((((((((((2,2),2),2),2),2),2),2),2),2),2)</text:p>
          </table:table-cell>
          <table:table-cell office:value-type="float" office:value="10">
            <text:p>10</text:p>
          </table:table-cell>
          <table:table-cell office:value-type="float" office:value="22528">
            <text:p>2252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87735e-32</text:p>
          </table:table-cell>
          <table:table-cell office:value-type="float" office:value="2">
            <text:p>2</text:p>
          </table:table-cell>
          <table:table-cell office:value-type="string">
            <text:p>(((((((((((2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87735e-32</text:p>
          </table:table-cell>
          <table:table-cell office:value-type="float" office:value="0">
            <text:p>0</text:p>
          </table:table-cell>
          <table:table-cell office:value-type="string">
            <text:p>(((((((((((2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54371e-36</text:p>
          </table:table-cell>
          <table:table-cell office:value-type="float" office:value="5">
            <text:p>5</text:p>
          </table:table-cell>
          <table:table-cell office:value-type="string">
            <text:p>((((((((((((2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6496">
            <text:p>10649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54371e-36</text:p>
          </table:table-cell>
          <table:table-cell office:value-type="float" office:value="0">
            <text:p>0</text:p>
          </table:table-cell>
          <table:table-cell office:value-type="string">
            <text:p>((((((((((((2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6496">
            <text:p>10649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60561e-40</text:p>
          </table:table-cell>
          <table:table-cell office:value-type="float" office:value="12">
            <text:p>12</text:p>
          </table:table-cell>
          <table:table-cell office:value-type="string">
            <text:p>(((((((((((((2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229376">
            <text:p>22937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60561e-40</text:p>
          </table:table-cell>
          <table:table-cell office:value-type="float" office:value="0">
            <text:p>0</text:p>
          </table:table-cell>
          <table:table-cell office:value-type="string">
            <text:p>(((((((((((((2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229376">
            <text:p>22937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49429e-44</text:p>
          </table:table-cell>
          <table:table-cell office:value-type="float" office:value="29">
            <text:p>29</text:p>
          </table:table-cell>
          <table:table-cell office:value-type="string">
            <text:p>((((((((((((((2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0">
            <text:p>49152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49429e-44</text:p>
          </table:table-cell>
          <table:table-cell office:value-type="float" office:value="1">
            <text:p>1</text:p>
          </table:table-cell>
          <table:table-cell office:value-type="string">
            <text:p>((((((((((((((2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0">
            <text:p>49152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52773e-48</text:p>
          </table:table-cell>
          <table:table-cell office:value-type="float" office:value="68">
            <text:p>68</text:p>
          </table:table-cell>
          <table:table-cell office:value-type="string">
            <text:p>(((((((((((((((2,2)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52773e-48</text:p>
          </table:table-cell>
          <table:table-cell office:value-type="float" office:value="1">
            <text:p>1</text:p>
          </table:table-cell>
          <table:table-cell office:value-type="string">
            <text:p>(((((((((((((((2,2)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</table:table-row>
      </table:table>
      <table:table table:name="Medium" table:style-name="ta1" table:print="false">
        <table:table-column table:style-name="co1" table:default-cell-style-name="Default"/>
        <table:table-column table:style-name="co5" table:default-cell-style-name="ce6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office:value-type="string">
            <text:p>TestProjectRampal_Endversion2</text:p>
          </table:table-cell>
          <table:table-cell office:value-type="string">
            <text:p>1.51144e-07</text:p>
          </table:table-cell>
          <table:table-cell office:value-type="float" office:value="0">
            <text:p>0</text:p>
          </table:table-cell>
          <table:table-cell office:value-type="string">
            <text:p>((3,3),3)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51144e-07</text:p>
          </table:table-cell>
          <table:table-cell office:value-type="float" office:value="0">
            <text:p>0</text:p>
          </table:table-cell>
          <table:table-cell office:value-type="string">
            <text:p>((3,3),3)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30722e-11</text:p>
          </table:table-cell>
          <table:table-cell office:value-type="float" office:value="1">
            <text:p>1</text:p>
          </table:table-cell>
          <table:table-cell office:value-type="string">
            <text:p>(((3,3),3),3)</text:p>
          </table:table-cell>
          <table:table-cell office:value-type="float" office:value="10">
            <text:p>1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30722e-11</text:p>
          </table:table-cell>
          <table:table-cell office:value-type="float" office:value="0">
            <text:p>0</text:p>
          </table:table-cell>
          <table:table-cell office:value-type="string">
            <text:p>(((3,3),3),3)</text:p>
          </table:table-cell>
          <table:table-cell office:value-type="float" office:value="10">
            <text:p>1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04178e-14</text:p>
          </table:table-cell>
          <table:table-cell office:value-type="float" office:value="0">
            <text:p>0</text:p>
          </table:table-cell>
          <table:table-cell office:value-type="string">
            <text:p>((((3,3),3),3),3)</text:p>
          </table:table-cell>
          <table:table-cell office:value-type="float" office:value="10">
            <text:p>10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04178e-14</text:p>
          </table:table-cell>
          <table:table-cell office:value-type="float" office:value="0">
            <text:p>0</text:p>
          </table:table-cell>
          <table:table-cell office:value-type="string">
            <text:p>((((3,3),3),3),3)</text:p>
          </table:table-cell>
          <table:table-cell office:value-type="float" office:value="10">
            <text:p>10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05661e-19</text:p>
          </table:table-cell>
          <table:table-cell office:value-type="float" office:value="0">
            <text:p>0</text:p>
          </table:table-cell>
          <table:table-cell office:value-type="string">
            <text:p>(((((3,3),3),3),3),3)</text:p>
          </table:table-cell>
          <table:table-cell office:value-type="float" office:value="10">
            <text:p>10</text:p>
          </table:table-cell>
          <table:table-cell office:value-type="float" office:value="4374">
            <text:p>437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05661e-19</text:p>
          </table:table-cell>
          <table:table-cell office:value-type="float" office:value="0">
            <text:p>0</text:p>
          </table:table-cell>
          <table:table-cell office:value-type="string">
            <text:p>(((((3,3),3),3),3),3)</text:p>
          </table:table-cell>
          <table:table-cell office:value-type="float" office:value="10">
            <text:p>10</text:p>
          </table:table-cell>
          <table:table-cell office:value-type="float" office:value="4374">
            <text:p>437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30594e-23</text:p>
          </table:table-cell>
          <table:table-cell office:value-type="float" office:value="0">
            <text:p>0</text:p>
          </table:table-cell>
          <table:table-cell office:value-type="string">
            <text:p>((((((3,3),3),3),3),3),3)</text:p>
          </table:table-cell>
          <table:table-cell office:value-type="float" office:value="10">
            <text:p>10</text:p>
          </table:table-cell>
          <table:table-cell office:value-type="float" office:value="15309">
            <text:p>15309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30594e-23</text:p>
          </table:table-cell>
          <table:table-cell office:value-type="float" office:value="0">
            <text:p>0</text:p>
          </table:table-cell>
          <table:table-cell office:value-type="string">
            <text:p>((((((3,3),3),3),3),3),3)</text:p>
          </table:table-cell>
          <table:table-cell office:value-type="float" office:value="10">
            <text:p>10</text:p>
          </table:table-cell>
          <table:table-cell office:value-type="float" office:value="15309">
            <text:p>15309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95526e-28</text:p>
          </table:table-cell>
          <table:table-cell office:value-type="float" office:value="1">
            <text:p>1</text:p>
          </table:table-cell>
          <table:table-cell office:value-type="string">
            <text:p>(((((((3,3),3),3),3),3),3),3)</text:p>
          </table:table-cell>
          <table:table-cell office:value-type="float" office:value="10">
            <text:p>10</text:p>
          </table:table-cell>
          <table:table-cell office:value-type="float" office:value="52488">
            <text:p>5248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95526e-28</text:p>
          </table:table-cell>
          <table:table-cell office:value-type="float" office:value="0">
            <text:p>0</text:p>
          </table:table-cell>
          <table:table-cell office:value-type="string">
            <text:p>(((((((3,3),3),3),3),3),3),3)</text:p>
          </table:table-cell>
          <table:table-cell office:value-type="float" office:value="10">
            <text:p>10</text:p>
          </table:table-cell>
          <table:table-cell office:value-type="float" office:value="52488">
            <text:p>5248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1889e-32</text:p>
          </table:table-cell>
          <table:table-cell office:value-type="float" office:value="4">
            <text:p>4</text:p>
          </table:table-cell>
          <table:table-cell office:value-type="string">
            <text:p>((((((((3,3),3),3),3),3),3),3),3)</text:p>
          </table:table-cell>
          <table:table-cell office:value-type="float" office:value="10">
            <text:p>10</text:p>
          </table:table-cell>
          <table:table-cell office:value-type="float" office:value="177147">
            <text:p>177147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1889e-32</text:p>
          </table:table-cell>
          <table:table-cell office:value-type="float" office:value="0">
            <text:p>0</text:p>
          </table:table-cell>
          <table:table-cell office:value-type="string">
            <text:p>((((((((3,3),3),3),3),3),3),3),3)</text:p>
          </table:table-cell>
          <table:table-cell office:value-type="float" office:value="10">
            <text:p>10</text:p>
          </table:table-cell>
          <table:table-cell office:value-type="float" office:value="177147">
            <text:p>177147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7115e-37</text:p>
          </table:table-cell>
          <table:table-cell office:value-type="float" office:value="14">
            <text:p>14</text:p>
          </table:table-cell>
          <table:table-cell office:value-type="string">
            <text:p>(((((((((3,3),3),3),3),3),3),3),3),3)</text:p>
          </table:table-cell>
          <table:table-cell office:value-type="float" office:value="10">
            <text:p>10</text:p>
          </table:table-cell>
          <table:table-cell office:value-type="float" office:value="590490">
            <text:p>59049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7115e-37</text:p>
          </table:table-cell>
          <table:table-cell office:value-type="float" office:value="1">
            <text:p>1</text:p>
          </table:table-cell>
          <table:table-cell office:value-type="string">
            <text:p>(((((((((3,3),3),3),3),3),3),3),3),3)</text:p>
          </table:table-cell>
          <table:table-cell office:value-type="float" office:value="10">
            <text:p>10</text:p>
          </table:table-cell>
          <table:table-cell office:value-type="float" office:value="590490">
            <text:p>59049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9.49901e-43</text:p>
          </table:table-cell>
          <table:table-cell office:value-type="float" office:value="56">
            <text:p>56</text:p>
          </table:table-cell>
          <table:table-cell office:value-type="string">
            <text:p>((((((((((3,3),3),3),3),3),3),3),3),3),3)</text:p>
          </table:table-cell>
          <table:table-cell office:value-type="float" office:value="10">
            <text:p>10</text:p>
          </table:table-cell>
          <table:table-cell office:value-type="float" office:value="1948617">
            <text:p>1948617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9.49901e-43</text:p>
          </table:table-cell>
          <table:table-cell office:value-type="float" office:value="1">
            <text:p>1</text:p>
          </table:table-cell>
          <table:table-cell office:value-type="string">
            <text:p>((((((((((3,3),3),3),3),3),3),3),3),3),3)</text:p>
          </table:table-cell>
          <table:table-cell office:value-type="float" office:value="10">
            <text:p>10</text:p>
          </table:table-cell>
          <table:table-cell office:value-type="float" office:value="1948617">
            <text:p>1948617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27887e-48</text:p>
          </table:table-cell>
          <table:table-cell office:value-type="float" office:value="208">
            <text:p>208</text:p>
          </table:table-cell>
          <table:table-cell office:value-type="string">
            <text:p>(((((((((((3,3),3),3),3),3),3),3),3),3),3),3)</text:p>
          </table:table-cell>
          <table:table-cell office:value-type="float" office:value="10">
            <text:p>10</text:p>
          </table:table-cell>
          <table:table-cell office:value-type="float" office:value="6377292">
            <text:p>637729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27887e-48</text:p>
          </table:table-cell>
          <table:table-cell office:value-type="float" office:value="5">
            <text:p>5</text:p>
          </table:table-cell>
          <table:table-cell office:value-type="string">
            <text:p>(((((((((((3,3),3),3),3),3),3),3),3),3),3),3)</text:p>
          </table:table-cell>
          <table:table-cell office:value-type="float" office:value="10">
            <text:p>10</text:p>
          </table:table-cell>
          <table:table-cell office:value-type="float" office:value="6377292">
            <text:p>637729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2385e-53</text:p>
          </table:table-cell>
          <table:table-cell office:value-type="float" office:value="755">
            <text:p>755</text:p>
          </table:table-cell>
          <table:table-cell office:value-type="string">
            <text:p>((((((((((((3,3),3),3),3),3),3),3),3),3),3),3),3)</text:p>
          </table:table-cell>
          <table:table-cell office:value-type="float" office:value="10">
            <text:p>10</text:p>
          </table:table-cell>
          <table:table-cell office:value-type="float" office:value="20726199">
            <text:p>20726199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2385e-53</text:p>
          </table:table-cell>
          <table:table-cell office:value-type="float" office:value="21">
            <text:p>21</text:p>
          </table:table-cell>
          <table:table-cell office:value-type="string">
            <text:p>((((((((((((3,3),3),3),3),3),3),3),3),3),3),3),3)</text:p>
          </table:table-cell>
          <table:table-cell office:value-type="float" office:value="10">
            <text:p>10</text:p>
          </table:table-cell>
          <table:table-cell office:value-type="float" office:value="20726199">
            <text:p>20726199</text:p>
          </table:table-cell>
        </table:table-row>
      </table:table>
      <table:table table:name="Hard" table:style-name="ta1" table:print="false">
        <table:table-column table:style-name="co1" table:default-cell-style-name="Default"/>
        <table:table-column table:style-name="co5" table:default-cell-style-name="ce6"/>
        <table:table-column table:style-name="co1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5" table:default-cell-style-name="Default"/>
        <table:table-row table:style-name="ro1">
          <table:table-cell office:value-type="string">
            <text:p>TestProjectRampal_Endversion2</text:p>
          </table:table-cell>
          <table:table-cell office:value-type="string">
            <text:p>5.11389e-10</text:p>
          </table:table-cell>
          <table:table-cell office:value-type="float" office:value="0">
            <text:p>0</text:p>
          </table:table-cell>
          <table:table-cell office:value-type="string">
            <text:p>((4,4),4)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11389e-10</text:p>
          </table:table-cell>
          <table:table-cell office:value-type="float" office:value="0">
            <text:p>0</text:p>
          </table:table-cell>
          <table:table-cell office:value-type="string">
            <text:p>((4,4),4)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68257e-14</text:p>
          </table:table-cell>
          <table:table-cell office:value-type="float" office:value="0">
            <text:p>0</text:p>
          </table:table-cell>
          <table:table-cell office:value-type="string">
            <text:p>(((4,4),4),4)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68257e-14</text:p>
          </table:table-cell>
          <table:table-cell office:value-type="float" office:value="0">
            <text:p>0</text:p>
          </table:table-cell>
          <table:table-cell office:value-type="string">
            <text:p>(((4,4),4),4)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77582e-19</text:p>
          </table:table-cell>
          <table:table-cell office:value-type="float" office:value="1">
            <text:p>1</text:p>
          </table:table-cell>
          <table:table-cell office:value-type="string">
            <text:p>((((4,4),4),4),4)</text:p>
          </table:table-cell>
          <table:table-cell office:value-type="float" office:value="10">
            <text:p>10</text:p>
          </table:table-cell>
          <table:table-cell office:value-type="float" office:value="5120">
            <text:p>512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77582e-19</text:p>
          </table:table-cell>
          <table:table-cell office:value-type="float" office:value="0">
            <text:p>0</text:p>
          </table:table-cell>
          <table:table-cell office:value-type="string">
            <text:p>((((4,4),4),4),4)</text:p>
          </table:table-cell>
          <table:table-cell office:value-type="float" office:value="10">
            <text:p>10</text:p>
          </table:table-cell>
          <table:table-cell office:value-type="float" office:value="5120">
            <text:p>512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35961e-25</text:p>
          </table:table-cell>
          <table:table-cell office:value-type="float" office:value="0">
            <text:p>0</text:p>
          </table:table-cell>
          <table:table-cell office:value-type="string">
            <text:p>(((((4,4),4),4),4),4)</text:p>
          </table:table-cell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35961e-25</text:p>
          </table:table-cell>
          <table:table-cell office:value-type="float" office:value="0">
            <text:p>0</text:p>
          </table:table-cell>
          <table:table-cell office:value-type="string">
            <text:p>(((((4,4),4),4),4),4)</text:p>
          </table:table-cell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39144e-30</text:p>
          </table:table-cell>
          <table:table-cell office:value-type="float" office:value="1">
            <text:p>1</text:p>
          </table:table-cell>
          <table:table-cell office:value-type="string">
            <text:p>((((((4,4),4),4),4),4),4)</text:p>
          </table:table-cell>
          <table:table-cell office:value-type="float" office:value="10">
            <text:p>10</text:p>
          </table:table-cell>
          <table:table-cell office:value-type="float" office:value="114688">
            <text:p>11468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39144e-30</text:p>
          </table:table-cell>
          <table:table-cell office:value-type="float" office:value="0">
            <text:p>0</text:p>
          </table:table-cell>
          <table:table-cell office:value-type="string">
            <text:p>((((((4,4),4),4),4),4),4)</text:p>
          </table:table-cell>
          <table:table-cell office:value-type="float" office:value="10">
            <text:p>10</text:p>
          </table:table-cell>
          <table:table-cell office:value-type="float" office:value="114688">
            <text:p>11468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3514e-36</text:p>
          </table:table-cell>
          <table:table-cell office:value-type="float" office:value="9">
            <text:p>9</text:p>
          </table:table-cell>
          <table:table-cell office:value-type="string">
            <text:p>(((((((4,4),4),4),4),4),4),4)</text:p>
          </table:table-cell>
          <table:table-cell office:value-type="float" office:value="10">
            <text:p>10</text:p>
          </table:table-cell>
          <table:table-cell office:value-type="float" office:value="524288">
            <text:p>52428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3514e-36</text:p>
          </table:table-cell>
          <table:table-cell office:value-type="float" office:value="0">
            <text:p>0</text:p>
          </table:table-cell>
          <table:table-cell office:value-type="string">
            <text:p>(((((((4,4),4),4),4),4),4),4)</text:p>
          </table:table-cell>
          <table:table-cell office:value-type="float" office:value="10">
            <text:p>10</text:p>
          </table:table-cell>
          <table:table-cell office:value-type="float" office:value="524288">
            <text:p>52428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42714e-43</text:p>
          </table:table-cell>
          <table:table-cell office:value-type="float" office:value="47">
            <text:p>47</text:p>
          </table:table-cell>
          <table:table-cell office:value-type="string">
            <text:p>((((((((4,4),4),4),4),4),4),4),4)</text:p>
          </table:table-cell>
          <table:table-cell office:value-type="float" office:value="10">
            <text:p>10</text:p>
          </table:table-cell>
          <table:table-cell office:value-type="float" office:value="2359296">
            <text:p>235929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42714e-43</text:p>
          </table:table-cell>
          <table:table-cell office:value-type="float" office:value="1">
            <text:p>1</text:p>
          </table:table-cell>
          <table:table-cell office:value-type="string">
            <text:p>((((((((4,4),4),4),4),4),4),4),4)</text:p>
          </table:table-cell>
          <table:table-cell office:value-type="float" office:value="10">
            <text:p>10</text:p>
          </table:table-cell>
          <table:table-cell office:value-type="float" office:value="2359296">
            <text:p>235929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4977e-49</text:p>
          </table:table-cell>
          <table:table-cell office:value-type="float" office:value="237">
            <text:p>237</text:p>
          </table:table-cell>
          <table:table-cell office:value-type="string">
            <text:p>(((((((((4,4),4),4),4),4),4),4),4),4)</text:p>
          </table:table-cell>
          <table:table-cell office:value-type="float" office:value="10">
            <text:p>10</text:p>
          </table:table-cell>
          <table:table-cell office:value-type="float" office:value="10485760">
            <text:p>104857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4977e-49</text:p>
          </table:table-cell>
          <table:table-cell office:value-type="float" office:value="7">
            <text:p>7</text:p>
          </table:table-cell>
          <table:table-cell office:value-type="string">
            <text:p>(((((((((4,4),4),4),4),4),4),4),4),4)</text:p>
          </table:table-cell>
          <table:table-cell office:value-type="float" office:value="10">
            <text:p>10</text:p>
          </table:table-cell>
          <table:table-cell office:value-type="float" office:value="10485760">
            <text:p>104857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46242e-56</text:p>
          </table:table-cell>
          <table:table-cell office:value-type="float" office:value="1201">
            <text:p>1201</text:p>
          </table:table-cell>
          <table:table-cell office:value-type="string">
            <text:p>((((((((((4,4),4),4),4),4),4),4),4),4),4)</text:p>
          </table:table-cell>
          <table:table-cell office:value-type="float" office:value="10">
            <text:p>10</text:p>
          </table:table-cell>
          <table:table-cell office:value-type="float" office:value="46137344">
            <text:p>4613734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46242e-56</text:p>
          </table:table-cell>
          <table:table-cell office:value-type="float" office:value="35">
            <text:p>35</text:p>
          </table:table-cell>
          <table:table-cell office:value-type="string">
            <text:p>((((((((((4,4),4),4),4),4),4),4),4),4),4)</text:p>
          </table:table-cell>
          <table:table-cell office:value-type="float" office:value="10">
            <text:p>10</text:p>
          </table:table-cell>
          <table:table-cell office:value-type="float" office:value="46137344">
            <text:p>4613734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1282e-63</text:p>
          </table:table-cell>
          <table:table-cell office:value-type="float" office:value="5932">
            <text:p>5932</text:p>
          </table:table-cell>
          <table:table-cell office:value-type="string">
            <text:p>(((((((((((4,4),4),4),4),4),4),4),4),4),4),4)</text:p>
          </table:table-cell>
          <table:table-cell office:value-type="float" office:value="10">
            <text:p>10</text:p>
          </table:table-cell>
          <table:table-cell office:value-type="float" office:value="201326592">
            <text:p>20132659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1282e-63</text:p>
          </table:table-cell>
          <table:table-cell office:value-type="float" office:value="21">
            <text:p>21</text:p>
          </table:table-cell>
          <table:table-cell office:value-type="string">
            <text:p>(((((((((((4,4),4),4),4),4),4),4),4),4),4),4)</text:p>
          </table:table-cell>
          <table:table-cell office:value-type="float" office:value="10">
            <text:p>10</text:p>
          </table:table-cell>
          <table:table-cell office:value-type="float" office:value="201326592">
            <text:p>20132659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table:style-name="Default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((((((((((((4,4),4),4),4),4),4),4),4),4),4),4),4)</text:p>
          </table:table-cell>
          <table:table-cell office:value-type="float" office:value="10">
            <text:p>10</text:p>
          </table:table-cell>
          <table:table-cell office:value-type="float" office:value="872415232">
            <text:p>87241523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table:style-name="Default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((((((((((((4,4),4),4),4),4),4),4),4),4),4),4),4)</text:p>
          </table:table-cell>
          <table:table-cell office:value-type="float" office:value="10">
            <text:p>10</text:p>
          </table:table-cell>
          <table:table-cell office:value-type="float" office:value="872415232">
            <text:p>8724152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1">21-09-2010</text:date>, <text:time>11:3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0-09-21T11:36:55</dc:date>
    <dc:creator>Richel Bilderbeek</dc:creator>
    <meta:editing-duration>PT00H14M16S</meta:editing-duration>
    <meta:editing-cycles>8</meta:editing-cycles>
    <meta:document-statistic meta:table-count="6" meta:cell-count="1776" meta:object-count="0"/>
  </office:meta>
</office:document-meta>
</file>